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6.64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90.99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09.76pt"/>
    </style:style>
    <style:style style:name="co6" style:family="table-column">
      <style:table-column-properties fo:break-before="auto" style:column-width="84.76pt"/>
    </style:style>
    <style:style style:name="co7" style:family="table-column">
      <style:table-column-properties fo:break-before="auto" style:column-width="79.1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2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3" style:family="table-cell" style:parent-style-name="Default" style:data-style-name="N84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7" style:family="table-cell" style:parent-style-name="Default" style:data-style-name="N125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8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10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11" style:family="table-cell" style:parent-style-name="Default" style:data-style-name="N4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12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14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15" style:family="table-cell" style:parent-style-name="Default" style:data-style-name="N11">
      <style:table-cell-properties fo:background-color="#d9d9d9" style:rotation-align="non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16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18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onsola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20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21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Adj Close</text:p>
          </table:table-cell>
          <table:table-cell table:style-name="ce9" office:value-type="string" calcext:value-type="string">
            <text:p>Volume</text:p>
          </table:table-cell>
          <table:table-cell table:style-name="ce13" office:value-type="string" calcext:value-type="string">
            <text:p>% change</text:p>
          </table:table-cell>
          <table:table-cell table:style-name="ce13" office:value-type="string" calcext:value-type="string">
            <text:p>log change</text:p>
          </table:table-cell>
          <table:table-cell table:style-name="ce4"/>
          <table:table-cell table:style-name="ce13"/>
          <table:table-cell table:style-name="ce13" office:value-type="string" calcext:value-type="string">
            <text:p>prices</text:p>
          </table:table-cell>
          <table:table-cell table:style-name="ce18" office:value-type="string" calcext:value-type="string">
            <text:p>low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string" calcext:value-type="string">
            <text:p>diff</text:p>
          </table:table-cell>
          <table:table-cell table:style-name="ce13" office:value-type="string" calcext:value-type="string">
            <text:p>notes</text:p>
          </table:table-cell>
          <table:table-cell table:style-name="ce4" table:number-columns-repeated="13"/>
          <table:table-cell table:number-columns-repeated="999"/>
        </table:table-row>
        <table:table-row table:style-name="ro1">
          <table:table-cell table:style-name="ce2" office:value-type="date" office:date-value="2022-07-29" calcext:value-type="date">
            <text:p>2022-07-29</text:p>
          </table:table-cell>
          <table:table-cell table:style-name="ce6" office:value-type="float" office:value="134.949997" calcext:value-type="float">
            <text:p>$134.95</text:p>
          </table:table-cell>
          <table:table-cell table:style-name="ce10" office:value-type="float" office:value="148715600" calcext:value-type="float">
            <text:p>148,715,600.00</text:p>
          </table:table-cell>
          <table:table-cell table:style-name="ce14" table:formula="of:=([.B2]-[.B3])/[.B3]" office:value-type="percentage" office:value="0.103614639381866" calcext:value-type="percentage">
            <text:p>10.36%</text:p>
          </table:table-cell>
          <table:table-cell table:style-name="ce4" table:formula="of:=LN([.B2]/[.B3])" office:value-type="float" office:value="0.0985908283888761" calcext:value-type="float">
            <text:p>0.098590828388876</text:p>
          </table:table-cell>
          <table:table-cell table:style-name="ce13" table:number-columns-repeated="2"/>
          <table:table-cell table:style-name="ce13" office:value-type="string" calcext:value-type="string">
            <text:p>1 month</text:p>
          </table:table-cell>
          <table:table-cell table:style-name="ce8" table:formula="of:=MIN([.B2:.B23])" office:value-type="float" office:value="106.209999" calcext:value-type="float">
            <text:p>$106.21</text:p>
          </table:table-cell>
          <table:table-cell table:style-name="ce8" table:formula="of:=MAX([.B2:.B23])" office:value-type="float" office:value="134.949997" calcext:value-type="float">
            <text:p>$134.95</text:p>
          </table:table-cell>
          <table:table-cell table:style-name="ce14" table:formula="of:=[.J2]/[.I2]-1" office:value-type="percentage" office:value="0.270595972795368" calcext:value-type="percentage">
            <text:p>27.06%</text:p>
          </table:table-cell>
          <table:table-cell table:style-name="ce13" office:value-type="string" calcext:value-type="string">
            <text:p>Formula to calculate the difference: final_value / initial_value - 1</text:p>
          </table:table-cell>
          <table:table-cell table:style-name="ce13" table:number-columns-repeated="2"/>
          <table:table-cell table:style-name="ce4" table:number-columns-repeated="11"/>
          <table:table-cell table:number-columns-repeated="999"/>
        </table:table-row>
        <table:table-row table:style-name="ro1">
          <table:table-cell table:style-name="ce2" office:value-type="date" office:date-value="2022-07-28" calcext:value-type="date">
            <text:p>2022-07-28</text:p>
          </table:table-cell>
          <table:table-cell table:style-name="ce6" office:value-type="float" office:value="122.279999" calcext:value-type="float">
            <text:p>$122.28</text:p>
          </table:table-cell>
          <table:table-cell table:style-name="ce10" office:value-type="float" office:value="82245500" calcext:value-type="float">
            <text:p>82,245,500.00</text:p>
          </table:table-cell>
          <table:table-cell table:style-name="ce14" table:formula="of:=([.B3]-[.B4])/[.B4]" office:value-type="percentage" office:value="0.0108291145670075" calcext:value-type="percentage">
            <text:p>1.08%</text:p>
          </table:table-cell>
          <table:table-cell table:style-name="ce4" table:formula="of:=LN([.B3]/[.B4])" office:value-type="float" office:value="0.0107708996064123" calcext:value-type="float">
            <text:p>0.010770899606412</text:p>
          </table:table-cell>
          <table:table-cell table:style-name="ce13" table:number-columns-repeated="2"/>
          <table:table-cell table:style-name="ce13" office:value-type="string" calcext:value-type="string">
            <text:p>3 months</text:p>
          </table:table-cell>
          <table:table-cell table:style-name="ce8" table:formula="of:=MIN([.B2:.B64])" office:value-type="float" office:value="102.309998" calcext:value-type="float">
            <text:p>$102.31</text:p>
          </table:table-cell>
          <table:table-cell table:style-name="ce8" table:formula="of:=MAX([.B2:.B64])" office:value-type="float" office:value="134.949997" calcext:value-type="float">
            <text:p>$134.95</text:p>
          </table:table-cell>
          <table:table-cell table:style-name="ce14" table:formula="of:=[.J3]/[.I3]-1" office:value-type="percentage" office:value="0.319030394272904" calcext:value-type="percentage">
            <text:p>31.90%</text:p>
          </table:table-cell>
          <table:table-cell table:style-name="ce21"/>
          <table:table-cell table:style-name="ce13"/>
          <table:table-cell table:style-name="ce4" table:number-columns-repeated="12"/>
          <table:table-cell table:number-columns-repeated="999"/>
        </table:table-row>
        <table:table-row table:style-name="ro1">
          <table:table-cell table:style-name="ce2" office:value-type="date" office:date-value="2022-07-27" calcext:value-type="date">
            <text:p>2022-07-27</text:p>
          </table:table-cell>
          <table:table-cell table:style-name="ce6" office:value-type="float" office:value="120.970001" calcext:value-type="float">
            <text:p>$120.97</text:p>
          </table:table-cell>
          <table:table-cell table:style-name="ce10" office:value-type="float" office:value="61582000" calcext:value-type="float">
            <text:p>61,582,000.00</text:p>
          </table:table-cell>
          <table:table-cell table:style-name="ce14" table:formula="of:=([.B4]-[.B5])/[.B5]" office:value-type="percentage" office:value="0.0536538899687116" calcext:value-type="percentage">
            <text:p>5.37%</text:p>
          </table:table-cell>
          <table:table-cell table:style-name="ce4" table:formula="of:=LN([.B4]/[.B5])" office:value-type="float" office:value="0.0522640185526341" calcext:value-type="float">
            <text:p>0.052264018552634</text:p>
          </table:table-cell>
          <table:table-cell table:style-name="ce13" table:number-columns-repeated="2"/>
          <table:table-cell table:style-name="ce13" office:value-type="string" calcext:value-type="string">
            <text:p>6 months</text:p>
          </table:table-cell>
          <table:table-cell table:style-name="ce8" table:formula="of:=MIN([.B2:.B127])" office:value-type="float" office:value="102.309998" calcext:value-type="float">
            <text:p>$102.31</text:p>
          </table:table-cell>
          <table:table-cell table:style-name="ce8" table:formula="of:=MAX([.B2:.B127])" office:value-type="float" office:value="169.315002" calcext:value-type="float">
            <text:p>$169.32</text:p>
          </table:table-cell>
          <table:table-cell table:style-name="ce14" table:formula="of:=[.I4]/[.J4]-1" office:value-type="percentage" office:value="-0.395741683894024" calcext:value-type="percentage">
            <text:p>-39.57%</text:p>
          </table:table-cell>
          <table:table-cell table:style-name="ce13" office:value-type="string" calcext:value-type="string">
            <text:p>The formula changes here because the final value is 102.31</text:p>
          </table:table-cell>
          <table:table-cell table:style-name="ce13" table:number-columns-repeated="2"/>
          <table:table-cell table:style-name="ce4" table:number-columns-repeated="11"/>
          <table:table-cell table:number-columns-repeated="999"/>
        </table:table-row>
        <table:table-row table:style-name="ro1">
          <table:table-cell table:style-name="ce2" office:value-type="date" office:date-value="2022-07-26" calcext:value-type="date">
            <text:p>2022-07-26</text:p>
          </table:table-cell>
          <table:table-cell table:style-name="ce6" office:value-type="float" office:value="114.809998" calcext:value-type="float">
            <text:p>$114.81</text:p>
          </table:table-cell>
          <table:table-cell table:style-name="ce10" office:value-type="float" office:value="67075100" calcext:value-type="float">
            <text:p>67,075,100.00</text:p>
          </table:table-cell>
          <table:table-cell table:style-name="ce14" table:formula="of:=([.B5]-[.B6])/[.B6]" office:value-type="percentage" office:value="-0.0522535995728381" calcext:value-type="percentage">
            <text:p>-5.23%</text:p>
          </table:table-cell>
          <table:table-cell table:style-name="ce4" table:formula="of:=LN([.B5]/[.B6])" office:value-type="float" office:value="-0.0536683226122545" calcext:value-type="float">
            <text:p>-0.053668322612255</text:p>
          </table:table-cell>
          <table:table-cell table:style-name="ce13" table:number-columns-repeated="2"/>
          <table:table-cell table:style-name="ce13" office:value-type="string" calcext:value-type="string">
            <text:p>12 months</text:p>
          </table:table-cell>
          <table:table-cell table:style-name="ce8" table:formula="of:=MIN([.B2:.B253])" office:value-type="float" office:value="102.309998" calcext:value-type="float">
            <text:p>$102.31</text:p>
          </table:table-cell>
          <table:table-cell table:style-name="ce8" table:formula="of:=MAX([.B2:.B253])" office:value-type="float" office:value="184.802994" calcext:value-type="float">
            <text:p>$184.80</text:p>
          </table:table-cell>
          <table:table-cell table:style-name="ce14" table:formula="of:=[.I5]/[.J5]-1" office:value-type="percentage" office:value="-0.446383439004241" calcext:value-type="percentage">
            <text:p>-44.64%</text:p>
          </table:table-cell>
          <table:table-cell table:style-name="ce13" office:value-type="string" calcext:value-type="string">
            <text:p>The formula changes here because the final value is 102.31</text:p>
          </table:table-cell>
          <table:table-cell table:style-name="ce13"/>
          <table:table-cell table:style-name="ce4" table:number-columns-repeated="12"/>
          <table:table-cell table:number-columns-repeated="999"/>
        </table:table-row>
        <table:table-row table:style-name="ro1">
          <table:table-cell table:style-name="ce2" office:value-type="date" office:date-value="2022-07-25" calcext:value-type="date">
            <text:p>2022-07-25</text:p>
          </table:table-cell>
          <table:table-cell table:style-name="ce6" office:value-type="float" office:value="121.139999" calcext:value-type="float">
            <text:p>$121.14</text:p>
          </table:table-cell>
          <table:table-cell table:style-name="ce10" office:value-type="float" office:value="50221300" calcext:value-type="float">
            <text:p>50,221,300.00</text:p>
          </table:table-cell>
          <table:table-cell table:style-name="ce14" table:formula="of:=([.B6]-[.B7])/[.B7]" office:value-type="percentage" office:value="-0.0104557998767489" calcext:value-type="percentage">
            <text:p>-1.05%</text:p>
          </table:table-cell>
          <table:table-cell table:style-name="ce4" table:formula="of:=LN([.B6]/[.B7])" office:value-type="float" office:value="-0.0105108457878345" calcext:value-type="float">
            <text:p>-0.010510845787835</text:p>
          </table:table-cell>
          <table:table-cell table:style-name="ce13"/>
          <table:table-cell table:number-columns-repeated="2"/>
          <table:table-cell table:style-name="ce20"/>
          <table:table-cell table:style-name="ce4" table:number-columns-repeated="3"/>
          <table:table-cell table:number-columns-repeated="4"/>
          <table:table-cell table:style-name="ce4" table:number-columns-repeated="9"/>
          <table:table-cell table:number-columns-repeated="999"/>
        </table:table-row>
        <table:table-row table:style-name="ro1">
          <table:table-cell table:style-name="ce2" office:value-type="date" office:date-value="2022-07-22" calcext:value-type="date">
            <text:p>2022-07-22</text:p>
          </table:table-cell>
          <table:table-cell table:style-name="ce6" office:value-type="float" office:value="122.419998" calcext:value-type="float">
            <text:p>$122.42</text:p>
          </table:table-cell>
          <table:table-cell table:style-name="ce10" office:value-type="float" office:value="51402700" calcext:value-type="float">
            <text:p>51,402,700.00</text:p>
          </table:table-cell>
          <table:table-cell table:style-name="ce14" table:formula="of:=([.B7]-[.B8])/[.B8]" office:value-type="percentage" office:value="-0.017732480568061" calcext:value-type="percentage">
            <text:p>-1.77%</text:p>
          </table:table-cell>
          <table:table-cell table:style-name="ce4" table:formula="of:=LN([.B7]/[.B8])" office:value-type="float" office:value="-0.0178915846813104" calcext:value-type="float">
            <text:p>-0.017891584681311</text:p>
          </table:table-cell>
          <table:table-cell table:style-name="ce13"/>
          <table:table-cell table:number-columns-repeated="2"/>
          <table:table-cell table:style-name="ce18"/>
          <table:table-cell table:style-name="ce4" table:number-columns-repeated="3"/>
          <table:table-cell table:number-columns-repeated="4"/>
          <table:table-cell table:style-name="ce4" table:number-columns-repeated="9"/>
          <table:table-cell table:number-columns-repeated="999"/>
        </table:table-row>
        <table:table-row table:style-name="ro1">
          <table:table-cell table:style-name="ce2" office:value-type="date" office:date-value="2022-07-21" calcext:value-type="date">
            <text:p>2022-07-21</text:p>
          </table:table-cell>
          <table:table-cell table:style-name="ce6" office:value-type="float" office:value="124.629997" calcext:value-type="float">
            <text:p>$124.63</text:p>
          </table:table-cell>
          <table:table-cell table:style-name="ce10" office:value-type="float" office:value="60239900" calcext:value-type="float">
            <text:p>60,239,900.00</text:p>
          </table:table-cell>
          <table:table-cell table:style-name="ce14" table:formula="of:=([.B8]-[.B9])/[.B9]" office:value-type="percentage" office:value="0.0151502813834882" calcext:value-type="percentage">
            <text:p>1.52%</text:p>
          </table:table-cell>
          <table:table-cell table:style-name="ce4" table:formula="of:=LN([.B8]/[.B9])" office:value-type="float" office:value="0.0150366620102233" calcext:value-type="float">
            <text:p>0.015036662010223</text:p>
          </table:table-cell>
          <table:table-cell table:style-name="ce13" table:number-columns-repeated="2"/>
          <table:table-cell table:style-name="ce13" office:value-type="string" calcext:value-type="string">
            <text:p>Volatility</text:p>
          </table:table-cell>
          <table:table-cell table:style-name="ce20"/>
          <table:table-cell table:style-name="ce4"/>
          <table:table-cell/>
          <table:table-cell table:style-name="ce13" office:value-type="string" calcext:value-type="string">
            <text:p>Price change in a single day during interval</text:p>
          </table:table-cell>
          <table:table-cell table:style-name="ce4" table:number-columns-repeated="13"/>
          <table:table-cell table:number-columns-repeated="999"/>
        </table:table-row>
        <table:table-row table:style-name="ro1">
          <table:table-cell table:style-name="ce2" office:value-type="date" office:date-value="2022-07-20" calcext:value-type="date">
            <text:p>2022-07-20</text:p>
          </table:table-cell>
          <table:table-cell table:style-name="ce6" office:value-type="float" office:value="122.769997" calcext:value-type="float">
            <text:p>$122.77</text:p>
          </table:table-cell>
          <table:table-cell table:style-name="ce10" office:value-type="float" office:value="71268300" calcext:value-type="float">
            <text:p>71,268,300.00</text:p>
          </table:table-cell>
          <table:table-cell table:style-name="ce14" table:formula="of:=([.B9]-[.B10])/[.B10]" office:value-type="percentage" office:value="0.0385754000387058" calcext:value-type="percentage">
            <text:p>3.86%</text:p>
          </table:table-cell>
          <table:table-cell table:style-name="ce4" table:formula="of:=LN([.B9]/[.B10])" office:value-type="float" office:value="0.0378499664540468" calcext:value-type="float">
            <text:p>0.037849966454047</text:p>
          </table:table-cell>
          <table:table-cell table:style-name="ce13"/>
          <table:table-cell table:style-name="ce18" office:value-type="string" calcext:value-type="string">
            <text:p>days</text:p>
          </table:table-cell>
          <table:table-cell table:style-name="ce18" office:value-type="string" calcext:value-type="string">
            <text:p>period</text:p>
          </table:table-cell>
          <table:table-cell table:style-name="ce18" office:value-type="string" calcext:value-type="string">
            <text:p>stdev</text:p>
          </table:table-cell>
          <table:table-cell table:style-name="ce13" office:value-type="string" calcext:value-type="string">
            <text:p>volatility</text:p>
          </table:table-cell>
          <table:table-cell/>
          <table:table-cell table:style-name="ce13" office:value-type="string" calcext:value-type="string">
            <text:p>interval</text:p>
          </table:table-cell>
          <table:table-cell table:style-name="ce13" office:value-type="string" calcext:value-type="string">
            <text:p>min</text:p>
          </table:table-cell>
          <table:table-cell table:style-name="ce13" office:value-type="string" calcext:value-type="string">
            <text:p>max</text:p>
          </table:table-cell>
          <table:table-cell table:style-name="ce4" table:number-columns-repeated="11"/>
          <table:table-cell table:number-columns-repeated="999"/>
        </table:table-row>
        <table:table-row table:style-name="ro1">
          <table:table-cell table:style-name="ce2" office:value-type="date" office:date-value="2022-07-19" calcext:value-type="date">
            <text:p>2022-07-19</text:p>
          </table:table-cell>
          <table:table-cell table:style-name="ce6" office:value-type="float" office:value="118.209999" calcext:value-type="float">
            <text:p>$118.21</text:p>
          </table:table-cell>
          <table:table-cell table:style-name="ce10" office:value-type="float" office:value="60990000" calcext:value-type="float">
            <text:p>60,990,000.00</text:p>
          </table:table-cell>
          <table:table-cell table:style-name="ce14" table:formula="of:=([.B10]-[.B11])/[.B11]" office:value-type="percentage" office:value="0.0391174131660089" calcext:value-type="percentage">
            <text:p>3.91%</text:p>
          </table:table-cell>
          <table:table-cell table:style-name="ce4" table:formula="of:=LN([.B10]/[.B11])" office:value-type="float" office:value="0.0383717116669616" calcext:value-type="float">
            <text:p>0.038371711666962</text:p>
          </table:table-cell>
          <table:table-cell/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1 month</text:p>
          </table:table-cell>
          <table:table-cell table:style-name="ce14" table:formula="of:=STDEV([.E2:.E23])" office:value-type="percentage" office:value="0.03274979876" calcext:value-type="percentage">
            <text:p>3.27%</text:p>
          </table:table-cell>
          <table:table-cell table:style-name="ce14" table:formula="of:=[.I10]*SQRT([.G10])" office:value-type="percentage" office:value="0.15361017223495" calcext:value-type="percentage">
            <text:p>15.36%</text:p>
          </table:table-cell>
          <table:table-cell/>
          <table:table-cell table:style-name="ce13" office:value-type="string" calcext:value-type="string">
            <text:p>1 month</text:p>
          </table:table-cell>
          <table:table-cell table:style-name="ce14" table:formula="of:=MIN([.D2:.D23])" office:value-type="percentage" office:value="-0.05225359957" calcext:value-type="percentage">
            <text:p>-5.23%</text:p>
          </table:table-cell>
          <table:table-cell table:style-name="ce14" table:formula="of:=MAX([.D2:.D23])" office:value-type="percentage" office:value="0.1036146394" calcext:value-type="percentage">
            <text:p>10.36%</text:p>
          </table:table-cell>
          <table:table-cell table:style-name="ce4" table:number-columns-repeated="11"/>
          <table:table-cell table:number-columns-repeated="999"/>
        </table:table-row>
        <table:table-row table:style-name="ro1">
          <table:table-cell table:style-name="ce2" office:value-type="date" office:date-value="2022-07-18" calcext:value-type="date">
            <text:p>2022-07-18</text:p>
          </table:table-cell>
          <table:table-cell table:style-name="ce6" office:value-type="float" office:value="113.760002" calcext:value-type="float">
            <text:p>$113.76</text:p>
          </table:table-cell>
          <table:table-cell table:style-name="ce10" office:value-type="float" office:value="59115400" calcext:value-type="float">
            <text:p>59,115,400.00</text:p>
          </table:table-cell>
          <table:table-cell table:style-name="ce14" table:formula="of:=([.B11]-[.B12])/[.B12]" office:value-type="percentage" office:value="0.00184939669266232" calcext:value-type="percentage">
            <text:p>0.18%</text:p>
          </table:table-cell>
          <table:table-cell table:style-name="ce4" table:formula="of:=LN([.B11]/[.B12])" office:value-type="float" office:value="0.00184768866415613" calcext:value-type="float">
            <text:p>0.001847688664156</text:p>
          </table:table-cell>
          <table:table-cell/>
          <table:table-cell table:style-name="ce13" office:value-type="float" office:value="63" calcext:value-type="float">
            <text:p>63</text:p>
          </table:table-cell>
          <table:table-cell table:style-name="ce13" office:value-type="string" calcext:value-type="string">
            <text:p>3 months</text:p>
          </table:table-cell>
          <table:table-cell table:style-name="ce14" table:formula="of:=STDEV([.E2:.E64])" office:value-type="percentage" office:value="0.03965875224" calcext:value-type="percentage">
            <text:p>3.97%</text:p>
          </table:table-cell>
          <table:table-cell table:style-name="ce14" table:formula="of:=[.I11]*SQRT([.G11])" office:value-type="percentage" office:value="0.314781587202497" calcext:value-type="percentage">
            <text:p>31.48%</text:p>
          </table:table-cell>
          <table:table-cell/>
          <table:table-cell table:style-name="ce13" office:value-type="string" calcext:value-type="string">
            <text:p>3 months</text:p>
          </table:table-cell>
          <table:table-cell table:style-name="ce14" table:formula="of:=MIN([.D2:.D64])" office:value-type="percentage" office:value="-0.1404943786" calcext:value-type="percentage">
            <text:p>-14.05%</text:p>
          </table:table-cell>
          <table:table-cell table:style-name="ce14" table:formula="of:=MAX([.D2:.D64])" office:value-type="percentage" office:value="0.1036146394" calcext:value-type="percentage">
            <text:p>10.36%</text:p>
          </table:table-cell>
          <table:table-cell table:style-name="ce4" table:number-columns-repeated="11"/>
          <table:table-cell table:number-columns-repeated="999"/>
        </table:table-row>
        <table:table-row table:style-name="ro1">
          <table:table-cell table:style-name="ce2" office:value-type="date" office:date-value="2022-07-15" calcext:value-type="date">
            <text:p>2022-07-15</text:p>
          </table:table-cell>
          <table:table-cell table:style-name="ce6" office:value-type="float" office:value="113.550003" calcext:value-type="float">
            <text:p>$113.55</text:p>
          </table:table-cell>
          <table:table-cell table:style-name="ce10" office:value-type="float" office:value="83891100" calcext:value-type="float">
            <text:p>83,891,100.00</text:p>
          </table:table-cell>
          <table:table-cell table:style-name="ce14" table:formula="of:=([.B12]-[.B13])/[.B13]" office:value-type="percentage" office:value="0.0263943422144357" calcext:value-type="percentage">
            <text:p>2.64%</text:p>
          </table:table-cell>
          <table:table-cell table:style-name="ce4" table:formula="of:=LN([.B12]/[.B13])" office:value-type="float" office:value="0.0260520220422456" calcext:value-type="float">
            <text:p>0.026052022042246</text:p>
          </table:table-cell>
          <table:table-cell/>
          <table:table-cell table:style-name="ce13" office:value-type="float" office:value="126" calcext:value-type="float">
            <text:p>126</text:p>
          </table:table-cell>
          <table:table-cell table:style-name="ce13" office:value-type="string" calcext:value-type="string">
            <text:p>6 months</text:p>
          </table:table-cell>
          <table:table-cell table:style-name="ce14" table:formula="of:=STDEV([.E2:.E127])" office:value-type="percentage" office:value="0.03558934839" calcext:value-type="percentage">
            <text:p>3.56%</text:p>
          </table:table-cell>
          <table:table-cell table:style-name="ce14" table:formula="of:=[.I12]*SQRT([.G12])" office:value-type="percentage" office:value="0.399489444881744" calcext:value-type="percentage">
            <text:p>39.95%</text:p>
          </table:table-cell>
          <table:table-cell/>
          <table:table-cell table:style-name="ce13" office:value-type="string" calcext:value-type="string">
            <text:p>6 months</text:p>
          </table:table-cell>
          <table:table-cell table:style-name="ce14" table:formula="of:=MIN([.D2:.D127])" office:value-type="percentage" office:value="-0.1404943786" calcext:value-type="percentage">
            <text:p>-14.05%</text:p>
          </table:table-cell>
          <table:table-cell table:style-name="ce14" table:formula="of:=MAX([.D2:.D127])" office:value-type="percentage" office:value="0.1353590165" calcext:value-type="percentage">
            <text:p>13.54%</text:p>
          </table:table-cell>
          <table:table-cell table:style-name="ce4" table:number-columns-repeated="11"/>
          <table:table-cell table:number-columns-repeated="999"/>
        </table:table-row>
        <table:table-row table:style-name="ro1">
          <table:table-cell table:style-name="ce2" office:value-type="date" office:date-value="2022-07-14" calcext:value-type="date">
            <text:p>2022-07-14</text:p>
          </table:table-cell>
          <table:table-cell table:style-name="ce6" office:value-type="float" office:value="110.629997" calcext:value-type="float">
            <text:p>$110.63</text:p>
          </table:table-cell>
          <table:table-cell table:style-name="ce10" office:value-type="float" office:value="51163100" calcext:value-type="float">
            <text:p>51,163,100.00</text:p>
          </table:table-cell>
          <table:table-cell table:style-name="ce14" table:formula="of:=([.B13]-[.B14])/[.B14]" office:value-type="percentage" office:value="0.00208328800573756" calcext:value-type="percentage">
            <text:p>0.21%</text:p>
          </table:table-cell>
          <table:table-cell table:style-name="ce4" table:formula="of:=LN([.B13]/[.B14])" office:value-type="float" office:value="0.00208112097046391" calcext:value-type="float">
            <text:p>0.002081120970464</text:p>
          </table:table-cell>
          <table:table-cell/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12 months</text:p>
          </table:table-cell>
          <table:table-cell table:style-name="ce14" table:formula="of:=STDEV([.E2:.E252])" office:value-type="percentage" office:value="0.02740150154" calcext:value-type="percentage">
            <text:p>2.74%</text:p>
          </table:table-cell>
          <table:table-cell table:style-name="ce14" table:formula="of:=[.I13]*SQRT([.G13])" office:value-type="percentage" office:value="0.43498535174756" calcext:value-type="percentage">
            <text:p>43.50%</text:p>
          </table:table-cell>
          <table:table-cell/>
          <table:table-cell table:style-name="ce13" office:value-type="string" calcext:value-type="string">
            <text:p>12 months</text:p>
          </table:table-cell>
          <table:table-cell table:style-name="ce14" table:formula="of:=MIN([.D2:.D253])" office:value-type="percentage" office:value="-0.1404943786" calcext:value-type="percentage">
            <text:p>-14.05%</text:p>
          </table:table-cell>
          <table:table-cell table:style-name="ce14" table:formula="of:=MAX([.D2:.D253])" office:value-type="percentage" office:value="0.1353590165" calcext:value-type="percentage">
            <text:p>13.54%</text:p>
          </table:table-cell>
          <table:table-cell table:style-name="ce4" table:number-columns-repeated="11"/>
          <table:table-cell table:number-columns-repeated="999"/>
        </table:table-row>
        <table:table-row table:style-name="ro1">
          <table:table-cell table:style-name="ce2" office:value-type="date" office:date-value="2022-07-13" calcext:value-type="date">
            <text:p>2022-07-13</text:p>
          </table:table-cell>
          <table:table-cell table:style-name="ce6" office:value-type="float" office:value="110.400002" calcext:value-type="float">
            <text:p>$110.40</text:p>
          </table:table-cell>
          <table:table-cell table:style-name="ce10" office:value-type="float" office:value="61353800" calcext:value-type="float">
            <text:p>61,353,800.00</text:p>
          </table:table-cell>
          <table:table-cell table:style-name="ce14" table:formula="of:=([.B14]-[.B15])/[.B15]" office:value-type="percentage" office:value="0.0108038911297941" calcext:value-type="percentage">
            <text:p>1.08%</text:p>
          </table:table-cell>
          <table:table-cell table:style-name="ce4" table:formula="of:=LN([.B14]/[.B15])" office:value-type="float" office:value="0.0107459460790969" calcext:value-type="float">
            <text:p>0.010745946079097</text:p>
          </table:table-cell>
          <table:table-cell table:style-name="ce13"/>
          <table:table-cell table:style-name="ce4" table:number-columns-repeated="2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7-12" calcext:value-type="date">
            <text:p>2022-07-12</text:p>
          </table:table-cell>
          <table:table-cell table:style-name="ce6" office:value-type="float" office:value="109.220001" calcext:value-type="float">
            <text:p>$109.22</text:p>
          </table:table-cell>
          <table:table-cell table:style-name="ce10" office:value-type="float" office:value="54280300" calcext:value-type="float">
            <text:p>54,280,300.00</text:p>
          </table:table-cell>
          <table:table-cell table:style-name="ce14" table:formula="of:=([.B15]-[.B16])/[.B16]" office:value-type="percentage" office:value="-0.0226398120805369" calcext:value-type="percentage">
            <text:p>-2.26%</text:p>
          </table:table-cell>
          <table:table-cell table:style-name="ce4" table:formula="of:=LN([.B15]/[.B16])" office:value-type="float" office:value="-0.0229000276138383" calcext:value-type="float">
            <text:p>-0.022900027613838</text:p>
          </table:table-cell>
          <table:table-cell table:style-name="ce13"/>
          <table:table-cell table:style-name="ce4" table:number-columns-repeated="2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7-11" calcext:value-type="date">
            <text:p>2022-07-11</text:p>
          </table:table-cell>
          <table:table-cell table:style-name="ce6" office:value-type="float" office:value="111.75" calcext:value-type="float">
            <text:p>$111.75</text:p>
          </table:table-cell>
          <table:table-cell table:style-name="ce10" office:value-type="float" office:value="53487600" calcext:value-type="float">
            <text:p>53,487,600.00</text:p>
          </table:table-cell>
          <table:table-cell table:style-name="ce14" table:formula="of:=([.B16]-[.B17])/[.B17]" office:value-type="percentage" office:value="-0.0328025010143457" calcext:value-type="percentage">
            <text:p>-3.28%</text:p>
          </table:table-cell>
          <table:table-cell table:style-name="ce4" table:formula="of:=LN([.B16]/[.B17])" office:value-type="float" office:value="-0.0333525655144525" calcext:value-type="float">
            <text:p>-0.033352565514453</text:p>
          </table:table-cell>
          <table:table-cell table:style-name="ce13"/>
          <table:table-cell table:style-name="ce19" office:value-type="string" calcext:value-type="string">
            <text:p><text:a xlink:href="https://en.wikipedia.org/wiki/Volatility_%28finance%29#Mathematical_definition" xlink:type="simple">Source: https://en.wikipedia.org/wiki/Volatility_%28finance%29#Mathematical_definition</text:a></text:p>
          </table:table-cell>
          <table:table-cell table:style-name="ce4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7-08" calcext:value-type="date">
            <text:p>2022-07-08</text:p>
          </table:table-cell>
          <table:table-cell table:style-name="ce6" office:value-type="float" office:value="115.540001" calcext:value-type="float">
            <text:p>$115.54</text:p>
          </table:table-cell>
          <table:table-cell table:style-name="ce10" office:value-type="float" office:value="45658200" calcext:value-type="float">
            <text:p>45,658,200.00</text:p>
          </table:table-cell>
          <table:table-cell table:style-name="ce14" table:formula="of:=([.B17]-[.B18])/[.B18]" office:value-type="percentage" office:value="-0.00679103401029762" calcext:value-type="percentage">
            <text:p>-0.68%</text:p>
          </table:table-cell>
          <table:table-cell table:style-name="ce4" table:formula="of:=LN([.B17]/[.B18])" office:value-type="float" office:value="-0.00681419801301375" calcext:value-type="float">
            <text:p>-0.006814198013014</text:p>
          </table:table-cell>
          <table:table-cell table:style-name="ce13" table:number-columns-repeated="3"/>
          <table:table-cell table:style-name="ce20" table:number-columns-repeated="2"/>
          <table:table-cell table:style-name="ce4" table:number-columns-repeated="15"/>
          <table:table-cell table:number-columns-repeated="999"/>
        </table:table-row>
        <table:table-row table:style-name="ro1">
          <table:table-cell table:style-name="ce2" office:value-type="date" office:date-value="2022-07-07" calcext:value-type="date">
            <text:p>2022-07-07</text:p>
          </table:table-cell>
          <table:table-cell table:style-name="ce6" office:value-type="float" office:value="116.330002" calcext:value-type="float">
            <text:p>$116.33</text:p>
          </table:table-cell>
          <table:table-cell table:style-name="ce10" office:value-type="float" office:value="57872300" calcext:value-type="float">
            <text:p>57,872,300.00</text:p>
          </table:table-cell>
          <table:table-cell table:style-name="ce14" table:formula="of:=([.B18]-[.B19])/[.B19]" office:value-type="percentage" office:value="0.0174932210707037" calcext:value-type="percentage">
            <text:p>1.75%</text:p>
          </table:table-cell>
          <table:table-cell table:style-name="ce4" table:formula="of:=LN([.B18]/[.B19])" office:value-type="float" office:value="0.0173419759740448" calcext:value-type="float">
            <text:p>0.017341975974045</text:p>
          </table:table-cell>
          <table:table-cell table:style-name="ce13" table:number-columns-repeated="3"/>
          <table:table-cell table:style-name="ce20" table:number-columns-repeated="2"/>
          <table:table-cell table:style-name="ce4" table:number-columns-repeated="15"/>
          <table:table-cell table:number-columns-repeated="999"/>
        </table:table-row>
        <table:table-row table:style-name="ro1">
          <table:table-cell table:style-name="ce2" office:value-type="date" office:date-value="2022-07-06" calcext:value-type="date">
            <text:p>2022-07-06</text:p>
          </table:table-cell>
          <table:table-cell table:style-name="ce6" office:value-type="float" office:value="114.330002" calcext:value-type="float">
            <text:p>$114.33</text:p>
          </table:table-cell>
          <table:table-cell table:style-name="ce10" office:value-type="float" office:value="66958900" calcext:value-type="float">
            <text:p>66,958,900.00</text:p>
          </table:table-cell>
          <table:table-cell table:style-name="ce14" table:formula="of:=([.B19]-[.B20])/[.B20]" office:value-type="percentage" office:value="0.00731279295154179" calcext:value-type="percentage">
            <text:p>0.73%</text:p>
          </table:table-cell>
          <table:table-cell table:style-name="ce4" table:formula="of:=LN([.B19]/[.B20])" office:value-type="float" office:value="0.00728618412564229" calcext:value-type="float">
            <text:p>0.007286184125642</text:p>
          </table:table-cell>
          <table:table-cell table:style-name="ce13" table:number-columns-repeated="3"/>
          <table:table-cell table:style-name="ce20" table:number-columns-repeated="2"/>
          <table:table-cell table:style-name="ce4" table:number-columns-repeated="15"/>
          <table:table-cell table:number-columns-repeated="999"/>
        </table:table-row>
        <table:table-row table:style-name="ro1">
          <table:table-cell table:style-name="ce2" office:value-type="date" office:date-value="2022-07-05" calcext:value-type="date">
            <text:p>2022-07-05</text:p>
          </table:table-cell>
          <table:table-cell table:style-name="ce6" office:value-type="float" office:value="113.5" calcext:value-type="float">
            <text:p>$113.50</text:p>
          </table:table-cell>
          <table:table-cell table:style-name="ce10" office:value-type="float" office:value="76583700" calcext:value-type="float">
            <text:p>76,583,700.00</text:p>
          </table:table-cell>
          <table:table-cell table:style-name="ce14" table:formula="of:=([.B20]-[.B21])/[.B21]" office:value-type="percentage" office:value="0.0359620488492525" calcext:value-type="percentage">
            <text:p>3.60%</text:p>
          </table:table-cell>
          <table:table-cell table:style-name="ce4" table:formula="of:=LN([.B20]/[.B21])" office:value-type="float" office:value="0.0353305107814177" calcext:value-type="float">
            <text:p>0.035330510781418</text:p>
          </table:table-cell>
          <table:table-cell table:style-name="ce13" table:number-columns-repeated="2"/>
          <table:table-cell table:style-name="ce13" office:value-type="string" calcext:value-type="string">
            <text:p>Total return</text:p>
          </table:table-cell>
          <table:table-cell table:style-name="ce20" table:number-columns-repeated="2"/>
          <table:table-cell table:style-name="ce4" table:number-columns-repeated="15"/>
          <table:table-cell table:number-columns-repeated="999"/>
        </table:table-row>
        <table:table-row table:style-name="ro1">
          <table:table-cell table:style-name="ce2" office:value-type="date" office:date-value="2022-07-01" calcext:value-type="date">
            <text:p>2022-07-01</text:p>
          </table:table-cell>
          <table:table-cell table:style-name="ce6" office:value-type="float" office:value="109.559998" calcext:value-type="float">
            <text:p>$109.56</text:p>
          </table:table-cell>
          <table:table-cell table:style-name="ce10" office:value-type="float" office:value="72952000" calcext:value-type="float">
            <text:p>72,952,000.00</text:p>
          </table:table-cell>
          <table:table-cell table:style-name="ce14" table:formula="of:=([.B21]-[.B22])/[.B22]" office:value-type="percentage" office:value="0.031541277012911" calcext:value-type="percentage">
            <text:p>3.15%</text:p>
          </table:table-cell>
          <table:table-cell table:style-name="ce4" table:formula="of:=LN([.B21]/[.B22])" office:value-type="float" office:value="0.0310540692219007" calcext:value-type="float">
            <text:p>0.031054069221901</text:p>
          </table:table-cell>
          <table:table-cell table:style-name="ce13"/>
          <table:table-cell table:style-name="ce4"/>
          <table:table-cell table:style-name="ce18" office:value-type="string" calcext:value-type="string">
            <text:p>period</text:p>
          </table:table-cell>
          <table:table-cell table:style-name="ce13" office:value-type="string" calcext:value-type="string">
            <text:p>today's price</text:p>
          </table:table-cell>
          <table:table-cell table:style-name="ce13" office:value-type="string" calcext:value-type="string">
            <text:p>past price</text:p>
          </table:table-cell>
          <table:table-cell table:style-name="ce13" office:value-type="string" calcext:value-type="string">
            <text:p>return</text:p>
          </table:table-cell>
          <table:table-cell table:style-name="ce4" table:number-columns-repeated="14"/>
          <table:table-cell table:number-columns-repeated="999"/>
        </table:table-row>
        <table:table-row table:style-name="ro1">
          <table:table-cell table:style-name="ce2" office:value-type="date" office:date-value="2022-06-30" calcext:value-type="date">
            <text:p>2022-06-30</text:p>
          </table:table-cell>
          <table:table-cell table:style-name="ce6" office:value-type="float" office:value="106.209999" calcext:value-type="float">
            <text:p>$106.21</text:p>
          </table:table-cell>
          <table:table-cell table:style-name="ce10" office:value-type="float" office:value="97679400" calcext:value-type="float">
            <text:p>97,679,400.00</text:p>
          </table:table-cell>
          <table:table-cell table:style-name="ce14" table:formula="of:=([.B22]-[.B23])/[.B23]" office:value-type="percentage" office:value="-0.0248806376217525" calcext:value-type="percentage">
            <text:p>-2.49%</text:p>
          </table:table-cell>
          <table:table-cell table:style-name="ce4" table:formula="of:=LN([.B22]/[.B23])" office:value-type="float" office:value="-0.0251953925253192" calcext:value-type="float">
            <text:p>-0.025195392525319</text:p>
          </table:table-cell>
          <table:table-cell table:style-name="ce13"/>
          <table:table-cell table:style-name="ce4"/>
          <table:table-cell table:style-name="ce13" office:value-type="string" calcext:value-type="string">
            <text:p>1 month</text:p>
          </table:table-cell>
          <table:table-cell table:style-name="ce8" table:formula="of:=[.$B$2]" office:value-type="float" office:value="134.949997" calcext:value-type="float">
            <text:p>$134.95</text:p>
          </table:table-cell>
          <table:table-cell table:style-name="ce8" table:formula="of:=[.B23]" office:value-type="float" office:value="108.919998" calcext:value-type="float">
            <text:p>$108.92</text:p>
          </table:table-cell>
          <table:table-cell table:style-name="ce14" table:formula="of:=[.I22]/[.J22]-1" office:value-type="percentage" office:value="0.238982734832588" calcext:value-type="percentage">
            <text:p>23.90%</text:p>
          </table:table-cell>
          <table:table-cell table:style-name="ce4" table:number-columns-repeated="14"/>
          <table:table-cell table:number-columns-repeated="999"/>
        </table:table-row>
        <table:table-row table:style-name="ro1">
          <table:table-cell table:style-name="ce3" office:value-type="date" office:date-value="2022-06-29" calcext:value-type="date">
            <text:p>2022-06-29</text:p>
          </table:table-cell>
          <table:table-cell table:style-name="ce7" office:value-type="float" office:value="108.919998" calcext:value-type="float">
            <text:p>$108.92</text:p>
          </table:table-cell>
          <table:table-cell table:style-name="ce11" office:value-type="float" office:value="66375300" calcext:value-type="float">
            <text:p>66,375,300.00</text:p>
          </table:table-cell>
          <table:table-cell table:style-name="ce15" table:formula="of:=([.B23]-[.B24])/[.B24]" office:value-type="percentage" office:value="0.0141526626787214" calcext:value-type="percentage">
            <text:p>1.42%</text:p>
          </table:table-cell>
          <table:table-cell table:style-name="ce4" table:formula="of:=LN([.B23]/[.B24])" office:value-type="float" office:value="0.01405344874672" calcext:value-type="float">
            <text:p>0.01405344874672</text:p>
          </table:table-cell>
          <table:table-cell table:style-name="ce17" office:value-type="string" calcext:value-type="string">
            <text:p>1 m</text:p>
          </table:table-cell>
          <table:table-cell table:style-name="ce4"/>
          <table:table-cell table:style-name="ce13" office:value-type="string" calcext:value-type="string">
            <text:p>3 months</text:p>
          </table:table-cell>
          <table:table-cell table:style-name="ce8" table:formula="of:=[.$B$2]" office:value-type="float" office:value="134.949997" calcext:value-type="float">
            <text:p>$134.95</text:p>
          </table:table-cell>
          <table:table-cell table:style-name="ce8" table:formula="of:=[.B64]" office:value-type="float" office:value="124.281502" calcext:value-type="float">
            <text:p>$124.28</text:p>
          </table:table-cell>
          <table:table-cell table:style-name="ce14" table:formula="of:=[.I23]/[.J23]-1" office:value-type="percentage" office:value="0.0858413748491709" calcext:value-type="percentage">
            <text:p>8.58%</text:p>
          </table:table-cell>
          <table:table-cell table:style-name="ce4" table:number-columns-repeated="14"/>
          <table:table-cell table:number-columns-repeated="999"/>
        </table:table-row>
        <table:table-row table:style-name="ro1">
          <table:table-cell table:style-name="ce2" office:value-type="date" office:date-value="2022-06-28" calcext:value-type="date">
            <text:p>2022-06-28</text:p>
          </table:table-cell>
          <table:table-cell table:style-name="ce6" office:value-type="float" office:value="107.400002" calcext:value-type="float">
            <text:p>$107.40</text:p>
          </table:table-cell>
          <table:table-cell table:style-name="ce10" office:value-type="float" office:value="74942900" calcext:value-type="float">
            <text:p>74,942,900.00</text:p>
          </table:table-cell>
          <table:table-cell table:style-name="ce14" table:formula="of:=([.B24]-[.B25])/[.B25]" office:value-type="percentage" office:value="-0.0514043362356091" calcext:value-type="percentage">
            <text:p>-5.14%</text:p>
          </table:table-cell>
          <table:table-cell table:style-name="ce4" table:formula="of:=LN([.B24]/[.B25])" office:value-type="float" office:value="-0.0527726367441374" calcext:value-type="float">
            <text:p>-0.052772636744138</text:p>
          </table:table-cell>
          <table:table-cell table:style-name="ce4" table:number-columns-repeated="2"/>
          <table:table-cell table:style-name="ce13" office:value-type="string" calcext:value-type="string">
            <text:p>6 months</text:p>
          </table:table-cell>
          <table:table-cell table:style-name="ce8" table:formula="of:=[.$B$2]" office:value-type="float" office:value="134.949997" calcext:value-type="float">
            <text:p>$134.95</text:p>
          </table:table-cell>
          <table:table-cell table:style-name="ce8" table:formula="of:=[.B127]" office:value-type="float" office:value="143.977997" calcext:value-type="float">
            <text:p>$143.98</text:p>
          </table:table-cell>
          <table:table-cell table:style-name="ce14" table:formula="of:=[.I24]/[.J24]-1" office:value-type="percentage" office:value="-0.0627040255324568" calcext:value-type="percentage">
            <text:p>-6.27%</text:p>
          </table:table-cell>
          <table:table-cell table:style-name="ce4" table:number-columns-repeated="14"/>
          <table:table-cell table:number-columns-repeated="999"/>
        </table:table-row>
        <table:table-row table:style-name="ro1">
          <table:table-cell table:style-name="ce2" office:value-type="date" office:date-value="2022-06-27" calcext:value-type="date">
            <text:p>2022-06-27</text:p>
          </table:table-cell>
          <table:table-cell table:style-name="ce6" office:value-type="float" office:value="113.220001" calcext:value-type="float">
            <text:p>$113.22</text:p>
          </table:table-cell>
          <table:table-cell table:style-name="ce10" office:value-type="float" office:value="62133200" calcext:value-type="float">
            <text:p>62,133,200.00</text:p>
          </table:table-cell>
          <table:table-cell table:style-name="ce14" table:formula="of:=([.B25]-[.B26])/[.B26]" office:value-type="percentage" office:value="-0.0278206940393328" calcext:value-type="percentage">
            <text:p>-2.78%</text:p>
          </table:table-cell>
          <table:table-cell table:style-name="ce4" table:formula="of:=LN([.B25]/[.B26])" office:value-type="float" office:value="-0.028215020381459" calcext:value-type="float">
            <text:p>-0.028215020381459</text:p>
          </table:table-cell>
          <table:table-cell table:style-name="ce4" table:number-columns-repeated="2"/>
          <table:table-cell table:style-name="ce13" office:value-type="string" calcext:value-type="string">
            <text:p>12 months</text:p>
          </table:table-cell>
          <table:table-cell table:style-name="ce8" table:formula="of:=[.$B$2]" office:value-type="float" office:value="134.949997" calcext:value-type="float">
            <text:p>$134.95</text:p>
          </table:table-cell>
          <table:table-cell table:style-name="ce8" table:formula="of:=[.B253]" office:value-type="float" office:value="166.379501" calcext:value-type="float">
            <text:p>$166.38</text:p>
          </table:table-cell>
          <table:table-cell table:style-name="ce14" table:formula="of:=[.I25]/[.J25]-1" office:value-type="percentage" office:value="-0.18890250187732" calcext:value-type="percentage">
            <text:p>-18.89%</text:p>
          </table:table-cell>
          <table:table-cell table:style-name="ce4" table:number-columns-repeated="14"/>
          <table:table-cell table:number-columns-repeated="999"/>
        </table:table-row>
        <table:table-row table:style-name="ro1">
          <table:table-cell table:style-name="ce2" office:value-type="date" office:date-value="2022-06-24" calcext:value-type="date">
            <text:p>2022-06-24</text:p>
          </table:table-cell>
          <table:table-cell table:style-name="ce6" office:value-type="float" office:value="116.459999" calcext:value-type="float">
            <text:p>$116.46</text:p>
          </table:table-cell>
          <table:table-cell table:style-name="ce10" office:value-type="float" office:value="69867600" calcext:value-type="float">
            <text:p>69,867,600.00</text:p>
          </table:table-cell>
          <table:table-cell table:style-name="ce14" table:formula="of:=([.B26]-[.B27])/[.B27]" office:value-type="percentage" office:value="0.0357523739638495" calcext:value-type="percentage">
            <text:p>3.58%</text:p>
          </table:table-cell>
          <table:table-cell table:style-name="ce4" table:formula="of:=LN([.B26]/[.B27])" office:value-type="float" office:value="0.0351280939967392" calcext:value-type="float">
            <text:p>0.035128093996739</text:p>
          </table:table-cell>
          <table:table-cell table:style-name="ce4" table:number-columns-repeated="2"/>
          <table:table-cell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6-23" calcext:value-type="date">
            <text:p>2022-06-23</text:p>
          </table:table-cell>
          <table:table-cell table:style-name="ce6" office:value-type="float" office:value="112.440002" calcext:value-type="float">
            <text:p>$112.44</text:p>
          </table:table-cell>
          <table:table-cell table:style-name="ce10" office:value-type="float" office:value="64345300" calcext:value-type="float">
            <text:p>64,345,300.00</text:p>
          </table:table-cell>
          <table:table-cell table:style-name="ce14" table:formula="of:=([.B27]-[.B28])/[.B28]" office:value-type="percentage" office:value="0.0320330894547892" calcext:value-type="percentage">
            <text:p>3.20%</text:p>
          </table:table-cell>
          <table:table-cell table:style-name="ce4" table:formula="of:=LN([.B27]/[.B28])" office:value-type="float" office:value="0.0315307299705336" calcext:value-type="float">
            <text:p>0.031530729970534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6-22" calcext:value-type="date">
            <text:p>2022-06-22</text:p>
          </table:table-cell>
          <table:table-cell table:style-name="ce6" office:value-type="float" office:value="108.949997" calcext:value-type="float">
            <text:p>$108.95</text:p>
          </table:table-cell>
          <table:table-cell table:style-name="ce10" office:value-type="float" office:value="60040100" calcext:value-type="float">
            <text:p>60,040,100.00</text:p>
          </table:table-cell>
          <table:table-cell table:style-name="ce14" table:formula="of:=([.B28]-[.B29])/[.B29]" office:value-type="percentage" office:value="0.00248433014354057" calcext:value-type="percentage">
            <text:p>0.25%</text:p>
          </table:table-cell>
          <table:table-cell table:style-name="ce4" table:formula="of:=LN([.B28]/[.B29])" office:value-type="float" office:value="0.00248124929691473" calcext:value-type="float">
            <text:p>0.002481249296915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6-21" calcext:value-type="date">
            <text:p>2022-06-21</text:p>
          </table:table-cell>
          <table:table-cell table:style-name="ce6" office:value-type="float" office:value="108.68" calcext:value-type="float">
            <text:p>$108.68</text:p>
          </table:table-cell>
          <table:table-cell table:style-name="ce10" office:value-type="float" office:value="70901200" calcext:value-type="float">
            <text:p>70,901,200.00</text:p>
          </table:table-cell>
          <table:table-cell table:style-name="ce14" table:formula="of:=([.B29]-[.B30])/[.B30]" office:value-type="percentage" office:value="0.0231594706914003" calcext:value-type="percentage">
            <text:p>2.32%</text:p>
          </table:table-cell>
          <table:table-cell table:style-name="ce4" table:formula="of:=LN([.B29]/[.B30])" office:value-type="float" office:value="0.0228953601494711" calcext:value-type="float">
            <text:p>0.022895360149471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6-17" calcext:value-type="date">
            <text:p>2022-06-17</text:p>
          </table:table-cell>
          <table:table-cell table:style-name="ce6" office:value-type="float" office:value="106.220001" calcext:value-type="float">
            <text:p>$106.22</text:p>
          </table:table-cell>
          <table:table-cell table:style-name="ce10" office:value-type="float" office:value="99772100" calcext:value-type="float">
            <text:p>99,772,100.00</text:p>
          </table:table-cell>
          <table:table-cell table:style-name="ce14" table:formula="of:=([.B30]-[.B31])/[.B31]" office:value-type="percentage" office:value="0.024696092043369" calcext:value-type="percentage">
            <text:p>2.47%</text:p>
          </table:table-cell>
          <table:table-cell table:style-name="ce4" table:formula="of:=LN([.B30]/[.B31])" office:value-type="float" office:value="0.0243960730594256" calcext:value-type="float">
            <text:p>0.024396073059426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6-16" calcext:value-type="date">
            <text:p>2022-06-16</text:p>
          </table:table-cell>
          <table:table-cell table:style-name="ce6" office:value-type="float" office:value="103.660004" calcext:value-type="float">
            <text:p>$103.66</text:p>
          </table:table-cell>
          <table:table-cell table:style-name="ce10" office:value-type="float" office:value="82186300" calcext:value-type="float">
            <text:p>82,186,300.00</text:p>
          </table:table-cell>
          <table:table-cell table:style-name="ce14" table:formula="of:=([.B31]-[.B32])/[.B32]" office:value-type="percentage" office:value="-0.0372433739619834" calcext:value-type="percentage">
            <text:p>-3.72%</text:p>
          </table:table-cell>
          <table:table-cell table:style-name="ce4" table:formula="of:=LN([.B31]/[.B32])" office:value-type="float" office:value="-0.0379546239030989" calcext:value-type="float">
            <text:p>-0.037954623903099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6-15" calcext:value-type="date">
            <text:p>2022-06-15</text:p>
          </table:table-cell>
          <table:table-cell table:style-name="ce6" office:value-type="float" office:value="107.669998" calcext:value-type="float">
            <text:p>$107.67</text:p>
          </table:table-cell>
          <table:table-cell table:style-name="ce10" office:value-type="float" office:value="85011100" calcext:value-type="float">
            <text:p>85,011,100.00</text:p>
          </table:table-cell>
          <table:table-cell table:style-name="ce14" table:formula="of:=([.B32]-[.B33])/[.B33]" office:value-type="percentage" office:value="0.052389796743032" calcext:value-type="percentage">
            <text:p>5.24%</text:p>
          </table:table-cell>
          <table:table-cell table:style-name="ce4" table:formula="of:=LN([.B32]/[.B33])" office:value-type="float" office:value="0.0510635749099321" calcext:value-type="float">
            <text:p>0.051063574909932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6-14" calcext:value-type="date">
            <text:p>2022-06-14</text:p>
          </table:table-cell>
          <table:table-cell table:style-name="ce6" office:value-type="float" office:value="102.309998" calcext:value-type="float">
            <text:p>$102.31</text:p>
          </table:table-cell>
          <table:table-cell table:style-name="ce10" office:value-type="float" office:value="69728800" calcext:value-type="float">
            <text:p>69,728,800.00</text:p>
          </table:table-cell>
          <table:table-cell table:style-name="ce14" table:formula="of:=([.B33]-[.B34])/[.B34]" office:value-type="percentage" office:value="-0.0131185494958726" calcext:value-type="percentage">
            <text:p>-1.31%</text:p>
          </table:table-cell>
          <table:table-cell table:style-name="ce4" table:formula="of:=LN([.B33]/[.B34])" office:value-type="float" office:value="-0.0132053577006194" calcext:value-type="float">
            <text:p>-0.013205357700619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6-13" calcext:value-type="date">
            <text:p>2022-06-13</text:p>
          </table:table-cell>
          <table:table-cell table:style-name="ce6" office:value-type="float" office:value="103.669998" calcext:value-type="float">
            <text:p>$103.67</text:p>
          </table:table-cell>
          <table:table-cell table:style-name="ce10" office:value-type="float" office:value="99277700" calcext:value-type="float">
            <text:p>99,277,700.00</text:p>
          </table:table-cell>
          <table:table-cell table:style-name="ce14" table:formula="of:=([.B34]-[.B35])/[.B35]" office:value-type="percentage" office:value="-0.0545371991876479" calcext:value-type="percentage">
            <text:p>-5.45%</text:p>
          </table:table-cell>
          <table:table-cell table:style-name="ce4" table:formula="of:=LN([.B34]/[.B35])" office:value-type="float" office:value="-0.0560807350607147" calcext:value-type="float">
            <text:p>-0.056080735060715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6-10" calcext:value-type="date">
            <text:p>2022-06-10</text:p>
          </table:table-cell>
          <table:table-cell table:style-name="ce6" office:value-type="float" office:value="109.650002" calcext:value-type="float">
            <text:p>$109.65</text:p>
          </table:table-cell>
          <table:table-cell table:style-name="ce10" office:value-type="float" office:value="87266000" calcext:value-type="float">
            <text:p>87,266,000.00</text:p>
          </table:table-cell>
          <table:table-cell table:style-name="ce14" table:formula="of:=([.B35]-[.B36])/[.B36]" office:value-type="percentage" office:value="-0.0559621169873075" calcext:value-type="percentage">
            <text:p>-5.60%</text:p>
          </table:table-cell>
          <table:table-cell table:style-name="ce4" table:formula="of:=LN([.B35]/[.B36])" office:value-type="float" office:value="-0.0575889833317801" calcext:value-type="float">
            <text:p>-0.05758898333178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6-09" calcext:value-type="date">
            <text:p>2022-06-09</text:p>
          </table:table-cell>
          <table:table-cell table:style-name="ce6" office:value-type="float" office:value="116.150002" calcext:value-type="float">
            <text:p>$116.15</text:p>
          </table:table-cell>
          <table:table-cell table:style-name="ce10" office:value-type="float" office:value="67029800" calcext:value-type="float">
            <text:p>67,029,800.00</text:p>
          </table:table-cell>
          <table:table-cell table:style-name="ce14" table:formula="of:=([.B36]-[.B37])/[.B37]" office:value-type="percentage" office:value="-0.0415084832480608" calcext:value-type="percentage">
            <text:p>-4.15%</text:p>
          </table:table-cell>
          <table:table-cell table:style-name="ce4" table:formula="of:=LN([.B36]/[.B37])" office:value-type="float" office:value="-0.0423945670813118" calcext:value-type="float">
            <text:p>-0.042394567081312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6-08" calcext:value-type="date">
            <text:p>2022-06-08</text:p>
          </table:table-cell>
          <table:table-cell table:style-name="ce6" office:value-type="float" office:value="121.18" calcext:value-type="float">
            <text:p>$121.18</text:p>
          </table:table-cell>
          <table:table-cell table:style-name="ce10" office:value-type="float" office:value="64926600" calcext:value-type="float">
            <text:p>64,926,600.00</text:p>
          </table:table-cell>
          <table:table-cell table:style-name="ce14" table:formula="of:=([.B37]-[.B38])/[.B38]" office:value-type="percentage" office:value="-0.0147967479674796" calcext:value-type="percentage">
            <text:p>-1.48%</text:p>
          </table:table-cell>
          <table:table-cell table:style-name="ce4" table:formula="of:=LN([.B37]/[.B38])" office:value-type="float" office:value="-0.0149073118555745" calcext:value-type="float">
            <text:p>-0.014907311855575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6-07" calcext:value-type="date">
            <text:p>2022-06-07</text:p>
          </table:table-cell>
          <table:table-cell table:style-name="ce6" office:value-type="float" office:value="123" calcext:value-type="float">
            <text:p>$123.00</text:p>
          </table:table-cell>
          <table:table-cell table:style-name="ce10" office:value-type="float" office:value="85156700" calcext:value-type="float">
            <text:p>85,156,700.00</text:p>
          </table:table-cell>
          <table:table-cell table:style-name="ce14" table:formula="of:=([.B38]-[.B39])/[.B39]" office:value-type="percentage" office:value="-0.0143441059832991" calcext:value-type="percentage">
            <text:p>-1.43%</text:p>
          </table:table-cell>
          <table:table-cell table:style-name="ce4" table:formula="of:=LN([.B38]/[.B39])" office:value-type="float" office:value="-0.0144479771608081" calcext:value-type="float">
            <text:p>-0.014447977160808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6-06" calcext:value-type="date">
            <text:p>2022-06-06</text:p>
          </table:table-cell>
          <table:table-cell table:style-name="ce6" office:value-type="float" office:value="124.790001" calcext:value-type="float">
            <text:p>$124.79</text:p>
          </table:table-cell>
          <table:table-cell table:style-name="ce10" office:value-type="float" office:value="135269000" calcext:value-type="float">
            <text:p>135,269,000.00</text:p>
          </table:table-cell>
          <table:table-cell table:style-name="ce14" table:formula="of:=([.B39]-[.B40])/[.B40]" office:value-type="percentage" office:value="0.0199428119320444" calcext:value-type="percentage">
            <text:p>1.99%</text:p>
          </table:table-cell>
          <table:table-cell table:style-name="ce4" table:formula="of:=LN([.B39]/[.B40])" office:value-type="float" office:value="0.0197465589910919" calcext:value-type="float">
            <text:p>0.019746558991092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6-03" calcext:value-type="date">
            <text:p>2022-06-03</text:p>
          </table:table-cell>
          <table:table-cell table:style-name="ce6" office:value-type="float" office:value="122.349998" calcext:value-type="float">
            <text:p>$122.35</text:p>
          </table:table-cell>
          <table:table-cell table:style-name="ce10" office:value-type="float" office:value="97604000" calcext:value-type="float">
            <text:p>97,604,000.00</text:p>
          </table:table-cell>
          <table:table-cell table:style-name="ce14" table:formula="of:=([.B40]-[.B41])/[.B41]" office:value-type="percentage" office:value="-0.0251850750103963" calcext:value-type="percentage">
            <text:p>-2.52%</text:p>
          </table:table-cell>
          <table:table-cell table:style-name="ce4" table:formula="of:=LN([.B40]/[.B41])" office:value-type="float" office:value="-0.0255076465259691" calcext:value-type="float">
            <text:p>-0.025507646525969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6-02" calcext:value-type="date">
            <text:p>2022-06-02</text:p>
          </table:table-cell>
          <table:table-cell table:style-name="ce6" office:value-type="float" office:value="125.511002" calcext:value-type="float">
            <text:p>$125.51</text:p>
          </table:table-cell>
          <table:table-cell table:style-name="ce10" office:value-type="float" office:value="100560000" calcext:value-type="float">
            <text:p>100,560,000.00</text:p>
          </table:table-cell>
          <table:table-cell table:style-name="ce14" table:formula="of:=([.B41]-[.B42])/[.B42]" office:value-type="percentage" office:value="0.0314503473168263" calcext:value-type="percentage">
            <text:p>3.15%</text:p>
          </table:table-cell>
          <table:table-cell table:style-name="ce4" table:formula="of:=LN([.B41]/[.B42])" office:value-type="float" office:value="0.0309659159835928" calcext:value-type="float">
            <text:p>0.030965915983593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6-01" calcext:value-type="date">
            <text:p>2022-06-01</text:p>
          </table:table-cell>
          <table:table-cell table:style-name="ce6" office:value-type="float" office:value="121.683998" calcext:value-type="float">
            <text:p>$121.68</text:p>
          </table:table-cell>
          <table:table-cell table:style-name="ce10" office:value-type="float" office:value="127528000" calcext:value-type="float">
            <text:p>127,528,000.00</text:p>
          </table:table-cell>
          <table:table-cell table:style-name="ce14" table:formula="of:=([.B42]-[.B43])/[.B43]" office:value-type="percentage" office:value="0.0122660435589689" calcext:value-type="percentage">
            <text:p>1.23%</text:p>
          </table:table-cell>
          <table:table-cell table:style-name="ce4" table:formula="of:=LN([.B42]/[.B43])" office:value-type="float" office:value="0.0121914252083057" calcext:value-type="float">
            <text:p>0.012191425208306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5-31" calcext:value-type="date">
            <text:p>2022-05-31</text:p>
          </table:table-cell>
          <table:table-cell table:style-name="ce6" office:value-type="float" office:value="120.209503" calcext:value-type="float">
            <text:p>$120.21</text:p>
          </table:table-cell>
          <table:table-cell table:style-name="ce10" office:value-type="float" office:value="144634000" calcext:value-type="float">
            <text:p>144,634,000.00</text:p>
          </table:table-cell>
          <table:table-cell table:style-name="ce14" table:formula="of:=([.B43]-[.B44])/[.B44]" office:value-type="percentage" office:value="0.0439700989608889" calcext:value-type="percentage">
            <text:p>4.40%</text:p>
          </table:table-cell>
          <table:table-cell table:style-name="ce4" table:formula="of:=LN([.B43]/[.B44])" office:value-type="float" office:value="0.0430308482082298" calcext:value-type="float">
            <text:p>0.04303084820823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5-27" calcext:value-type="date">
            <text:p>2022-05-27</text:p>
          </table:table-cell>
          <table:table-cell table:style-name="ce6" office:value-type="float" office:value="115.1465" calcext:value-type="float">
            <text:p>$115.15</text:p>
          </table:table-cell>
          <table:table-cell table:style-name="ce10" office:value-type="float" office:value="93660000" calcext:value-type="float">
            <text:p>93,660,000.00</text:p>
          </table:table-cell>
          <table:table-cell table:style-name="ce14" table:formula="of:=([.B44]-[.B45])/[.B45]" office:value-type="percentage" office:value="0.0366320905370763" calcext:value-type="percentage">
            <text:p>3.66%</text:p>
          </table:table-cell>
          <table:table-cell table:style-name="ce4" table:formula="of:=LN([.B44]/[.B45])" office:value-type="float" office:value="0.0359770837871342" calcext:value-type="float">
            <text:p>0.035977083787134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6" office:value-type="float" office:value="111.077499" calcext:value-type="float">
            <text:p>$111.08</text:p>
          </table:table-cell>
          <table:table-cell table:style-name="ce10" office:value-type="float" office:value="93002000" calcext:value-type="float">
            <text:p>93,002,000.00</text:p>
          </table:table-cell>
          <table:table-cell table:style-name="ce14" table:formula="of:=([.B45]-[.B46])/[.B46]" office:value-type="percentage" office:value="0.0402949840263173" calcext:value-type="percentage">
            <text:p>4.03%</text:p>
          </table:table-cell>
          <table:table-cell table:style-name="ce4" table:formula="of:=LN([.B45]/[.B46])" office:value-type="float" office:value="0.039504311422334" calcext:value-type="float">
            <text:p>0.039504311422334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5-25" calcext:value-type="date">
            <text:p>2022-05-25</text:p>
          </table:table-cell>
          <table:table-cell table:style-name="ce6" office:value-type="float" office:value="106.775002" calcext:value-type="float">
            <text:p>$106.78</text:p>
          </table:table-cell>
          <table:table-cell table:style-name="ce10" office:value-type="float" office:value="93120000" calcext:value-type="float">
            <text:p>93,120,000.00</text:p>
          </table:table-cell>
          <table:table-cell table:style-name="ce14" table:formula="of:=([.B46]-[.B47])/[.B47]" office:value-type="percentage" office:value="0.0256964846435444" calcext:value-type="percentage">
            <text:p>2.57%</text:p>
          </table:table-cell>
          <table:table-cell table:style-name="ce4" table:formula="of:=LN([.B46]/[.B47])" office:value-type="float" office:value="0.0253718790498792" calcext:value-type="float">
            <text:p>0.025371879049879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5-24" calcext:value-type="date">
            <text:p>2022-05-24</text:p>
          </table:table-cell>
          <table:table-cell table:style-name="ce6" office:value-type="float" office:value="104.099998" calcext:value-type="float">
            <text:p>$104.10</text:p>
          </table:table-cell>
          <table:table-cell table:style-name="ce10" office:value-type="float" office:value="102934000" calcext:value-type="float">
            <text:p>102,934,000.00</text:p>
          </table:table-cell>
          <table:table-cell table:style-name="ce14" table:formula="of:=([.B47]-[.B48])/[.B48]" office:value-type="percentage" office:value="-0.0321411068748767" calcext:value-type="percentage">
            <text:p>-3.21%</text:p>
          </table:table-cell>
          <table:table-cell table:style-name="ce4" table:formula="of:=LN([.B47]/[.B48])" office:value-type="float" office:value="-0.0326689738962225" calcext:value-type="float">
            <text:p>-0.032668973896223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5-23" calcext:value-type="date">
            <text:p>2022-05-23</text:p>
          </table:table-cell>
          <table:table-cell table:style-name="ce6" office:value-type="float" office:value="107.556999" calcext:value-type="float">
            <text:p>$107.56</text:p>
          </table:table-cell>
          <table:table-cell table:style-name="ce10" office:value-type="float" office:value="107798000" calcext:value-type="float">
            <text:p>107,798,000.00</text:p>
          </table:table-cell>
          <table:table-cell table:style-name="ce14" table:formula="of:=([.B48]-[.B49])/[.B49]" office:value-type="percentage" office:value="-0.000316048731323714" calcext:value-type="percentage">
            <text:p>-0.03%</text:p>
          </table:table-cell>
          <table:table-cell table:style-name="ce4" table:formula="of:=LN([.B48]/[.B49])" office:value-type="float" office:value="-0.00031609868524955" calcext:value-type="float">
            <text:p>-0.00031609868525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5-20" calcext:value-type="date">
            <text:p>2022-05-20</text:p>
          </table:table-cell>
          <table:table-cell table:style-name="ce6" office:value-type="float" office:value="107.591003" calcext:value-type="float">
            <text:p>$107.59</text:p>
          </table:table-cell>
          <table:table-cell table:style-name="ce10" office:value-type="float" office:value="99500000" calcext:value-type="float">
            <text:p>99,500,000.00</text:p>
          </table:table-cell>
          <table:table-cell table:style-name="ce14" table:formula="of:=([.B49]-[.B50])/[.B50]" office:value-type="percentage" office:value="0.00253452790279445" calcext:value-type="percentage">
            <text:p>0.25%</text:p>
          </table:table-cell>
          <table:table-cell table:style-name="ce4" table:formula="of:=LN([.B49]/[.B50])" office:value-type="float" office:value="0.00253132140378074" calcext:value-type="float">
            <text:p>0.002531321403781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5-19" calcext:value-type="date">
            <text:p>2022-05-19</text:p>
          </table:table-cell>
          <table:table-cell table:style-name="ce6" office:value-type="float" office:value="107.319" calcext:value-type="float">
            <text:p>$107.32</text:p>
          </table:table-cell>
          <table:table-cell table:style-name="ce10" office:value-type="float" office:value="88142000" calcext:value-type="float">
            <text:p>88,142,000.00</text:p>
          </table:table-cell>
          <table:table-cell table:style-name="ce14" table:formula="of:=([.B50]-[.B51])/[.B51]" office:value-type="percentage" office:value="0.00192785150394627" calcext:value-type="percentage">
            <text:p>0.19%</text:p>
          </table:table-cell>
          <table:table-cell table:style-name="ce4" table:formula="of:=LN([.B50]/[.B51])" office:value-type="float" office:value="0.00192599558314594" calcext:value-type="float">
            <text:p>0.001925995583146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5-18" calcext:value-type="date">
            <text:p>2022-05-18</text:p>
          </table:table-cell>
          <table:table-cell table:style-name="ce6" office:value-type="float" office:value="107.112503" calcext:value-type="float">
            <text:p>$107.11</text:p>
          </table:table-cell>
          <table:table-cell table:style-name="ce10" office:value-type="float" office:value="108380000" calcext:value-type="float">
            <text:p>108,380,000.00</text:p>
          </table:table-cell>
          <table:table-cell table:style-name="ce14" table:formula="of:=([.B51]-[.B52])/[.B52]" office:value-type="percentage" office:value="-0.0715619688216454" calcext:value-type="percentage">
            <text:p>-7.16%</text:p>
          </table:table-cell>
          <table:table-cell table:style-name="ce4" table:formula="of:=LN([.B51]/[.B52])" office:value-type="float" office:value="-0.0742516412046284" calcext:value-type="float">
            <text:p>-0.074251641204629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5-17" calcext:value-type="date">
            <text:p>2022-05-17</text:p>
          </table:table-cell>
          <table:table-cell table:style-name="ce6" office:value-type="float" office:value="115.3685" calcext:value-type="float">
            <text:p>$115.37</text:p>
          </table:table-cell>
          <table:table-cell table:style-name="ce10" office:value-type="float" office:value="76448000" calcext:value-type="float">
            <text:p>76,448,000.00</text:p>
          </table:table-cell>
          <table:table-cell table:style-name="ce14" table:formula="of:=([.B52]-[.B53])/[.B53]" office:value-type="percentage" office:value="0.0411332767099392" calcext:value-type="percentage">
            <text:p>4.11%</text:p>
          </table:table-cell>
          <table:table-cell table:style-name="ce4" table:formula="of:=LN([.B52]/[.B53])" office:value-type="float" office:value="0.0403098090171931" calcext:value-type="float">
            <text:p>0.040309809017193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5-16" calcext:value-type="date">
            <text:p>2022-05-16</text:p>
          </table:table-cell>
          <table:table-cell table:style-name="ce6" office:value-type="float" office:value="110.810501" calcext:value-type="float">
            <text:p>$110.81</text:p>
          </table:table-cell>
          <table:table-cell table:style-name="ce10" office:value-type="float" office:value="74566000" calcext:value-type="float">
            <text:p>74,566,000.00</text:p>
          </table:table-cell>
          <table:table-cell table:style-name="ce14" table:formula="of:=([.B53]-[.B54])/[.B54]" office:value-type="percentage" office:value="-0.0198531599663881" calcext:value-type="percentage">
            <text:p>-1.99%</text:p>
          </table:table-cell>
          <table:table-cell table:style-name="ce4" table:formula="of:=LN([.B53]/[.B54])" office:value-type="float" office:value="-0.0200528817729351" calcext:value-type="float">
            <text:p>-0.020052881772935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5-13" calcext:value-type="date">
            <text:p>2022-05-13</text:p>
          </table:table-cell>
          <table:table-cell table:style-name="ce6" office:value-type="float" office:value="113.055" calcext:value-type="float">
            <text:p>$113.06</text:p>
          </table:table-cell>
          <table:table-cell table:style-name="ce10" office:value-type="float" office:value="93684000" calcext:value-type="float">
            <text:p>93,684,000.00</text:p>
          </table:table-cell>
          <table:table-cell table:style-name="ce14" table:formula="of:=([.B54]-[.B55])/[.B55]" office:value-type="percentage" office:value="0.0572755596308092" calcext:value-type="percentage">
            <text:p>5.73%</text:p>
          </table:table-cell>
          <table:table-cell table:style-name="ce4" table:formula="of:=LN([.B54]/[.B55])" office:value-type="float" office:value="0.0556953726571526" calcext:value-type="float">
            <text:p>0.055695372657153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5-12" calcext:value-type="date">
            <text:p>2022-05-12</text:p>
          </table:table-cell>
          <table:table-cell table:style-name="ce6" office:value-type="float" office:value="106.930496" calcext:value-type="float">
            <text:p>$106.93</text:p>
          </table:table-cell>
          <table:table-cell table:style-name="ce10" office:value-type="float" office:value="132026000" calcext:value-type="float">
            <text:p>132,026,000.00</text:p>
          </table:table-cell>
          <table:table-cell table:style-name="ce14" table:formula="of:=([.B55]-[.B56])/[.B56]" office:value-type="percentage" office:value="0.0147903994459554" calcext:value-type="percentage">
            <text:p>1.48%</text:p>
          </table:table-cell>
          <table:table-cell table:style-name="ce4" table:formula="of:=LN([.B55]/[.B56])" office:value-type="float" office:value="0.0146820881601575" calcext:value-type="float">
            <text:p>0.014682088160158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5-11" calcext:value-type="date">
            <text:p>2022-05-11</text:p>
          </table:table-cell>
          <table:table-cell table:style-name="ce6" office:value-type="float" office:value="105.372002" calcext:value-type="float">
            <text:p>$105.37</text:p>
          </table:table-cell>
          <table:table-cell table:style-name="ce10" office:value-type="float" office:value="109704000" calcext:value-type="float">
            <text:p>109,704,000.00</text:p>
          </table:table-cell>
          <table:table-cell table:style-name="ce14" table:formula="of:=([.B56]-[.B57])/[.B57]" office:value-type="percentage" office:value="-0.032032252436342" calcext:value-type="percentage">
            <text:p>-3.20%</text:p>
          </table:table-cell>
          <table:table-cell table:style-name="ce4" table:formula="of:=LN([.B56]/[.B57])" office:value-type="float" office:value="-0.0325565108932227" calcext:value-type="float">
            <text:p>-0.032556510893223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5-10" calcext:value-type="date">
            <text:p>2022-05-10</text:p>
          </table:table-cell>
          <table:table-cell table:style-name="ce6" office:value-type="float" office:value="108.859001" calcext:value-type="float">
            <text:p>$108.86</text:p>
          </table:table-cell>
          <table:table-cell table:style-name="ce10" office:value-type="float" office:value="105434000" calcext:value-type="float">
            <text:p>105,434,000.00</text:p>
          </table:table-cell>
          <table:table-cell table:style-name="ce14" table:formula="of:=([.B57]-[.B58])/[.B58]" office:value-type="percentage" office:value="0.000643447401451985" calcext:value-type="percentage">
            <text:p>0.06%</text:p>
          </table:table-cell>
          <table:table-cell table:style-name="ce4" table:formula="of:=LN([.B57]/[.B58])" office:value-type="float" office:value="0.000643240477931017" calcext:value-type="float">
            <text:p>0.000643240477931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5-09" calcext:value-type="date">
            <text:p>2022-05-09</text:p>
          </table:table-cell>
          <table:table-cell table:style-name="ce6" office:value-type="float" office:value="108.789001" calcext:value-type="float">
            <text:p>$108.79</text:p>
          </table:table-cell>
          <table:table-cell table:style-name="ce10" office:value-type="float" office:value="128124000" calcext:value-type="float">
            <text:p>128,124,000.00</text:p>
          </table:table-cell>
          <table:table-cell table:style-name="ce14" table:formula="of:=([.B58]-[.B59])/[.B59]" office:value-type="percentage" office:value="-0.0521335516097806" calcext:value-type="percentage">
            <text:p>-5.21%</text:p>
          </table:table-cell>
          <table:table-cell table:style-name="ce4" table:formula="of:=LN([.B58]/[.B59])" office:value-type="float" office:value="-0.0535416638767506" calcext:value-type="float">
            <text:p>-0.053541663876751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5-06" calcext:value-type="date">
            <text:p>2022-05-06</text:p>
          </table:table-cell>
          <table:table-cell table:style-name="ce6" office:value-type="float" office:value="114.772499" calcext:value-type="float">
            <text:p>$114.77</text:p>
          </table:table-cell>
          <table:table-cell table:style-name="ce10" office:value-type="float" office:value="124260000" calcext:value-type="float">
            <text:p>124,260,000.00</text:p>
          </table:table-cell>
          <table:table-cell table:style-name="ce14" table:formula="of:=([.B59]-[.B60])/[.B60]" office:value-type="percentage" office:value="-0.0140412434654487" calcext:value-type="percentage">
            <text:p>-1.40%</text:p>
          </table:table-cell>
          <table:table-cell table:style-name="ce4" table:formula="of:=LN([.B59]/[.B60])" office:value-type="float" office:value="-0.0141407543268249" calcext:value-type="float">
            <text:p>-0.014140754326825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5-05" calcext:value-type="date">
            <text:p>2022-05-05</text:p>
          </table:table-cell>
          <table:table-cell table:style-name="ce6" office:value-type="float" office:value="116.406998" calcext:value-type="float">
            <text:p>$116.41</text:p>
          </table:table-cell>
          <table:table-cell table:style-name="ce10" office:value-type="float" office:value="144392000" calcext:value-type="float">
            <text:p>144,392,000.00</text:p>
          </table:table-cell>
          <table:table-cell table:style-name="ce14" table:formula="of:=([.B60]-[.B61])/[.B61]" office:value-type="percentage" office:value="-0.075610360060122" calcext:value-type="percentage">
            <text:p>-7.56%</text:p>
          </table:table-cell>
          <table:table-cell table:style-name="ce4" table:formula="of:=LN([.B60]/[.B61])" office:value-type="float" office:value="-0.0786216079793333" calcext:value-type="float">
            <text:p>-0.078621607979333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5-04" calcext:value-type="date">
            <text:p>2022-05-04</text:p>
          </table:table-cell>
          <table:table-cell table:style-name="ce6" office:value-type="float" office:value="125.928497" calcext:value-type="float">
            <text:p>$125.93</text:p>
          </table:table-cell>
          <table:table-cell table:style-name="ce10" office:value-type="float" office:value="110746000" calcext:value-type="float">
            <text:p>110,746,000.00</text:p>
          </table:table-cell>
          <table:table-cell table:style-name="ce14" table:formula="of:=([.B61]-[.B62])/[.B62]" office:value-type="percentage" office:value="0.0134804651220212" calcext:value-type="percentage">
            <text:p>1.35%</text:p>
          </table:table-cell>
          <table:table-cell table:style-name="ce4" table:formula="of:=LN([.B61]/[.B62])" office:value-type="float" office:value="0.0133904120542242" calcext:value-type="float">
            <text:p>0.013390412054224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5-03" calcext:value-type="date">
            <text:p>2022-05-03</text:p>
          </table:table-cell>
          <table:table-cell table:style-name="ce6" office:value-type="float" office:value="124.253502" calcext:value-type="float">
            <text:p>$124.25</text:p>
          </table:table-cell>
          <table:table-cell table:style-name="ce10" office:value-type="float" office:value="79134000" calcext:value-type="float">
            <text:p>79,134,000.00</text:p>
          </table:table-cell>
          <table:table-cell table:style-name="ce14" table:formula="of:=([.B62]-[.B63])/[.B63]" office:value-type="percentage" office:value="-0.00197990361445785" calcext:value-type="percentage">
            <text:p>-0.20%</text:p>
          </table:table-cell>
          <table:table-cell table:style-name="ce4" table:formula="of:=LN([.B62]/[.B63])" office:value-type="float" office:value="-0.00198186621455303" calcext:value-type="float">
            <text:p>-0.001981866214553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5-02" calcext:value-type="date">
            <text:p>2022-05-02</text:p>
          </table:table-cell>
          <table:table-cell table:style-name="ce6" office:value-type="float" office:value="124.5" calcext:value-type="float">
            <text:p>$124.50</text:p>
          </table:table-cell>
          <table:table-cell table:style-name="ce10" office:value-type="float" office:value="148788000" calcext:value-type="float">
            <text:p>148,788,000.00</text:p>
          </table:table-cell>
          <table:table-cell table:style-name="ce14" table:formula="of:=([.B63]-[.B64])/[.B64]" office:value-type="percentage" office:value="0.00175808947014494" calcext:value-type="percentage">
            <text:p>0.18%</text:p>
          </table:table-cell>
          <table:table-cell table:style-name="ce4" table:formula="of:=LN([.B63]/[.B64])" office:value-type="float" office:value="0.00175654583981448" calcext:value-type="float">
            <text:p>0.001756545839814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3" office:value-type="date" office:date-value="2022-04-29" calcext:value-type="date">
            <text:p>2022-04-29</text:p>
          </table:table-cell>
          <table:table-cell table:style-name="ce7" office:value-type="float" office:value="124.281502" calcext:value-type="float">
            <text:p>$124.28</text:p>
          </table:table-cell>
          <table:table-cell table:style-name="ce11" office:value-type="float" office:value="272662000" calcext:value-type="float">
            <text:p>272,662,000.00</text:p>
          </table:table-cell>
          <table:table-cell table:style-name="ce15" table:formula="of:=([.B64]-[.B65])/[.B65]" office:value-type="percentage" office:value="-0.140494378643212" calcext:value-type="percentage">
            <text:p>-14.05%</text:p>
          </table:table-cell>
          <table:table-cell table:style-name="ce4" table:formula="of:=LN([.B64]/[.B65])" office:value-type="float" office:value="-0.15139791391676" calcext:value-type="float">
            <text:p>-0.15139791391676</text:p>
          </table:table-cell>
          <table:table-cell table:style-name="ce17" office:value-type="string" calcext:value-type="string">
            <text:p>3 m</text:p>
          </table:table-cell>
          <table:table-cell table:style-name="ce4" table:number-columns-repeated="2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4-28" calcext:value-type="date">
            <text:p>2022-04-28</text:p>
          </table:table-cell>
          <table:table-cell table:style-name="ce6" office:value-type="float" office:value="144.596497" calcext:value-type="float">
            <text:p>$144.60</text:p>
          </table:table-cell>
          <table:table-cell table:style-name="ce10" office:value-type="float" office:value="117316000" calcext:value-type="float">
            <text:p>117,316,000.00</text:p>
          </table:table-cell>
          <table:table-cell table:style-name="ce14" table:formula="of:=([.B65]-[.B66])/[.B66]" office:value-type="percentage" office:value="0.0465341917698195" calcext:value-type="percentage">
            <text:p>4.65%</text:p>
          </table:table-cell>
          <table:table-cell table:style-name="ce4" table:formula="of:=LN([.B65]/[.B66])" office:value-type="float" office:value="0.0454839348688159" calcext:value-type="float">
            <text:p>0.045483934868816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4-27" calcext:value-type="date">
            <text:p>2022-04-27</text:p>
          </table:table-cell>
          <table:table-cell table:style-name="ce6" office:value-type="float" office:value="138.167007" calcext:value-type="float">
            <text:p>$138.17</text:p>
          </table:table-cell>
          <table:table-cell table:style-name="ce10" office:value-type="float" office:value="71336000" calcext:value-type="float">
            <text:p>71,336,000.00</text:p>
          </table:table-cell>
          <table:table-cell table:style-name="ce14" table:formula="of:=([.B66]-[.B67])/[.B67]" office:value-type="percentage" office:value="-0.00878104717889755" calcext:value-type="percentage">
            <text:p>-0.88%</text:p>
          </table:table-cell>
          <table:table-cell table:style-name="ce4" table:formula="of:=LN([.B66]/[.B67])" office:value-type="float" office:value="-0.00881982776334496" calcext:value-type="float">
            <text:p>-0.008819827763345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4-26" calcext:value-type="date">
            <text:p>2022-04-26</text:p>
          </table:table-cell>
          <table:table-cell table:style-name="ce6" office:value-type="float" office:value="139.391006" calcext:value-type="float">
            <text:p>$139.39</text:p>
          </table:table-cell>
          <table:table-cell table:style-name="ce10" office:value-type="float" office:value="77530000" calcext:value-type="float">
            <text:p>77,530,000.00</text:p>
          </table:table-cell>
          <table:table-cell table:style-name="ce14" table:formula="of:=([.B67]-[.B68])/[.B68]" office:value-type="percentage" office:value="-0.0457507754374229" calcext:value-type="percentage">
            <text:p>-4.58%</text:p>
          </table:table-cell>
          <table:table-cell table:style-name="ce4" table:formula="of:=LN([.B67]/[.B68])" office:value-type="float" office:value="-0.0468303999716661" calcext:value-type="float">
            <text:p>-0.046830399971666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4-25" calcext:value-type="date">
            <text:p>2022-04-25</text:p>
          </table:table-cell>
          <table:table-cell table:style-name="ce6" office:value-type="float" office:value="146.074005" calcext:value-type="float">
            <text:p>$146.07</text:p>
          </table:table-cell>
          <table:table-cell table:style-name="ce10" office:value-type="float" office:value="61874000" calcext:value-type="float">
            <text:p>61,874,000.00</text:p>
          </table:table-cell>
          <table:table-cell table:style-name="ce14" table:formula="of:=([.B68]-[.B69])/[.B69]" office:value-type="percentage" office:value="0.0119431862025693" calcext:value-type="percentage">
            <text:p>1.19%</text:p>
          </table:table-cell>
          <table:table-cell table:style-name="ce4" table:formula="of:=LN([.B68]/[.B69])" office:value-type="float" office:value="0.0118724291733201" calcext:value-type="float">
            <text:p>0.01187242917332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4-22" calcext:value-type="date">
            <text:p>2022-04-22</text:p>
          </table:table-cell>
          <table:table-cell table:style-name="ce6" office:value-type="float" office:value="144.350006" calcext:value-type="float">
            <text:p>$144.35</text:p>
          </table:table-cell>
          <table:table-cell table:style-name="ce10" office:value-type="float" office:value="73078000" calcext:value-type="float">
            <text:p>73,078,000.00</text:p>
          </table:table-cell>
          <table:table-cell table:style-name="ce14" table:formula="of:=([.B69]-[.B70])/[.B70]" office:value-type="percentage" office:value="-0.0266089366331885" calcext:value-type="percentage">
            <text:p>-2.66%</text:p>
          </table:table-cell>
          <table:table-cell table:style-name="ce4" table:formula="of:=LN([.B69]/[.B70])" office:value-type="float" office:value="-0.0269693624685563" calcext:value-type="float">
            <text:p>-0.026969362468556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6" office:value-type="float" office:value="148.296005" calcext:value-type="float">
            <text:p>$148.30</text:p>
          </table:table-cell>
          <table:table-cell table:style-name="ce10" office:value-type="float" office:value="63970000" calcext:value-type="float">
            <text:p>63,970,000.00</text:p>
          </table:table-cell>
          <table:table-cell table:style-name="ce14" table:formula="of:=([.B70]-[.B71])/[.B71]" office:value-type="percentage" office:value="-0.0370264286742266" calcext:value-type="percentage">
            <text:p>-3.70%</text:p>
          </table:table-cell>
          <table:table-cell table:style-name="ce4" table:formula="of:=LN([.B70]/[.B71])" office:value-type="float" office:value="-0.0377293116667622" calcext:value-type="float">
            <text:p>-0.037729311666762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4-20" calcext:value-type="date">
            <text:p>2022-04-20</text:p>
          </table:table-cell>
          <table:table-cell table:style-name="ce6" office:value-type="float" office:value="153.998001" calcext:value-type="float">
            <text:p>$154.00</text:p>
          </table:table-cell>
          <table:table-cell table:style-name="ce10" office:value-type="float" office:value="59630000" calcext:value-type="float">
            <text:p>59,630,000.00</text:p>
          </table:table-cell>
          <table:table-cell table:style-name="ce14" table:formula="of:=([.B71]-[.B72])/[.B72]" office:value-type="percentage" office:value="-0.0260410469324406" calcext:value-type="percentage">
            <text:p>-2.60%</text:p>
          </table:table-cell>
          <table:table-cell table:style-name="ce4" table:formula="of:=LN([.B71]/[.B72])" office:value-type="float" office:value="-0.0263861188687374" calcext:value-type="float">
            <text:p>-0.026386118868738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4-19" calcext:value-type="date">
            <text:p>2022-04-19</text:p>
          </table:table-cell>
          <table:table-cell table:style-name="ce6" office:value-type="float" office:value="158.115494" calcext:value-type="float">
            <text:p>$158.12</text:p>
          </table:table-cell>
          <table:table-cell table:style-name="ce10" office:value-type="float" office:value="54926000" calcext:value-type="float">
            <text:p>54,926,000.00</text:p>
          </table:table-cell>
          <table:table-cell table:style-name="ce14" table:formula="of:=([.B72]-[.B73])/[.B73]" office:value-type="percentage" office:value="0.0348888297964113" calcext:value-type="percentage">
            <text:p>3.49%</text:p>
          </table:table-cell>
          <table:table-cell table:style-name="ce4" table:formula="of:=LN([.B72]/[.B73])" office:value-type="float" office:value="0.0342940101236534" calcext:value-type="float">
            <text:p>0.034294010123653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4-18" calcext:value-type="date">
            <text:p>2022-04-18</text:p>
          </table:table-cell>
          <table:table-cell table:style-name="ce6" office:value-type="float" office:value="152.785004" calcext:value-type="float">
            <text:p>$152.79</text:p>
          </table:table-cell>
          <table:table-cell table:style-name="ce10" office:value-type="float" office:value="46514000" calcext:value-type="float">
            <text:p>46,514,000.00</text:p>
          </table:table-cell>
          <table:table-cell table:style-name="ce14" table:formula="of:=([.B73]-[.B74])/[.B74]" office:value-type="percentage" office:value="0.00710916817227659" calcext:value-type="percentage">
            <text:p>0.71%</text:p>
          </table:table-cell>
          <table:table-cell table:style-name="ce4" table:formula="of:=LN([.B73]/[.B74])" office:value-type="float" office:value="0.00708401716768766" calcext:value-type="float">
            <text:p>0.007084017167688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4-14" calcext:value-type="date">
            <text:p>2022-04-14</text:p>
          </table:table-cell>
          <table:table-cell table:style-name="ce6" office:value-type="float" office:value="151.706497" calcext:value-type="float">
            <text:p>$151.71</text:p>
          </table:table-cell>
          <table:table-cell table:style-name="ce10" office:value-type="float" office:value="51598000" calcext:value-type="float">
            <text:p>51,598,000.00</text:p>
          </table:table-cell>
          <table:table-cell table:style-name="ce14" table:formula="of:=([.B74]-[.B75])/[.B75]" office:value-type="percentage" office:value="-0.0246526832153579" calcext:value-type="percentage">
            <text:p>-2.47%</text:p>
          </table:table-cell>
          <table:table-cell table:style-name="ce4" table:formula="of:=LN([.B74]/[.B75])" office:value-type="float" office:value="-0.0249616490731825" calcext:value-type="float">
            <text:p>-0.024961649073183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4-13" calcext:value-type="date">
            <text:p>2022-04-13</text:p>
          </table:table-cell>
          <table:table-cell table:style-name="ce6" office:value-type="float" office:value="155.541" calcext:value-type="float">
            <text:p>$155.54</text:p>
          </table:table-cell>
          <table:table-cell table:style-name="ce10" office:value-type="float" office:value="53390000" calcext:value-type="float">
            <text:p>53,390,000.00</text:p>
          </table:table-cell>
          <table:table-cell table:style-name="ce14" table:formula="of:=([.B75]-[.B76])/[.B76]" office:value-type="percentage" office:value="0.0315244553484424" calcext:value-type="percentage">
            <text:p>3.15%</text:p>
          </table:table-cell>
          <table:table-cell table:style-name="ce4" table:formula="of:=LN([.B75]/[.B76])" office:value-type="float" office:value="0.0310377617778818" calcext:value-type="float">
            <text:p>0.031037761777882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4-12" calcext:value-type="date">
            <text:p>2022-04-12</text:p>
          </table:table-cell>
          <table:table-cell table:style-name="ce6" office:value-type="float" office:value="150.787506" calcext:value-type="float">
            <text:p>$150.79</text:p>
          </table:table-cell>
          <table:table-cell table:style-name="ce10" office:value-type="float" office:value="55178000" calcext:value-type="float">
            <text:p>55,178,000.00</text:p>
          </table:table-cell>
          <table:table-cell table:style-name="ce14" table:formula="of:=([.B76]-[.B77])/[.B77]" office:value-type="percentage" office:value="-0.00221336412488041" calcext:value-type="percentage">
            <text:p>-0.22%</text:p>
          </table:table-cell>
          <table:table-cell table:style-name="ce4" table:formula="of:=LN([.B76]/[.B77])" office:value-type="float" office:value="-0.00221581723567509" calcext:value-type="float">
            <text:p>-0.002215817235675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4-11" calcext:value-type="date">
            <text:p>2022-04-11</text:p>
          </table:table-cell>
          <table:table-cell table:style-name="ce6" office:value-type="float" office:value="151.121994" calcext:value-type="float">
            <text:p>$151.12</text:p>
          </table:table-cell>
          <table:table-cell table:style-name="ce10" office:value-type="float" office:value="52112000" calcext:value-type="float">
            <text:p>52,112,000.00</text:p>
          </table:table-cell>
          <table:table-cell table:style-name="ce14" table:formula="of:=([.B77]-[.B78])/[.B78]" office:value-type="percentage" office:value="-0.0216139473073682" calcext:value-type="percentage">
            <text:p>-2.16%</text:p>
          </table:table-cell>
          <table:table-cell table:style-name="ce4" table:formula="of:=LN([.B77]/[.B78])" office:value-type="float" office:value="-0.0218509499309039" calcext:value-type="float">
            <text:p>-0.021850949930904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4-08" calcext:value-type="date">
            <text:p>2022-04-08</text:p>
          </table:table-cell>
          <table:table-cell table:style-name="ce6" office:value-type="float" office:value="154.460495" calcext:value-type="float">
            <text:p>$154.46</text:p>
          </table:table-cell>
          <table:table-cell table:style-name="ce10" office:value-type="float" office:value="46002000" calcext:value-type="float">
            <text:p>46,002,000.00</text:p>
          </table:table-cell>
          <table:table-cell table:style-name="ce14" table:formula="of:=([.B78]-[.B79])/[.B79]" office:value-type="percentage" office:value="-0.0210667397621439" calcext:value-type="percentage">
            <text:p>-2.11%</text:p>
          </table:table-cell>
          <table:table-cell table:style-name="ce4" table:formula="of:=LN([.B78]/[.B79])" office:value-type="float" office:value="-0.0212918101361185" calcext:value-type="float">
            <text:p>-0.021291810136119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4-07" calcext:value-type="date">
            <text:p>2022-04-07</text:p>
          </table:table-cell>
          <table:table-cell table:style-name="ce6" office:value-type="float" office:value="157.7845" calcext:value-type="float">
            <text:p>$157.78</text:p>
          </table:table-cell>
          <table:table-cell table:style-name="ce10" office:value-type="float" office:value="68136000" calcext:value-type="float">
            <text:p>68,136,000.00</text:p>
          </table:table-cell>
          <table:table-cell table:style-name="ce14" table:formula="of:=([.B79]-[.B80])/[.B80]" office:value-type="percentage" office:value="-0.00611943497164393" calcext:value-type="percentage">
            <text:p>-0.61%</text:p>
          </table:table-cell>
          <table:table-cell table:style-name="ce4" table:formula="of:=LN([.B79]/[.B80])" office:value-type="float" office:value="-0.00613823545194875" calcext:value-type="float">
            <text:p>-0.006138235451949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4-06" calcext:value-type="date">
            <text:p>2022-04-06</text:p>
          </table:table-cell>
          <table:table-cell table:style-name="ce6" office:value-type="float" office:value="158.755997" calcext:value-type="float">
            <text:p>$158.76</text:p>
          </table:table-cell>
          <table:table-cell table:style-name="ce10" office:value-type="float" office:value="79056000" calcext:value-type="float">
            <text:p>79,056,000.00</text:p>
          </table:table-cell>
          <table:table-cell table:style-name="ce14" table:formula="of:=([.B80]-[.B81])/[.B81]" office:value-type="percentage" office:value="-0.032300120240778" calcext:value-type="percentage">
            <text:p>-3.23%</text:p>
          </table:table-cell>
          <table:table-cell table:style-name="ce4" table:formula="of:=LN([.B80]/[.B81])" office:value-type="float" office:value="-0.0328332813494362" calcext:value-type="float">
            <text:p>-0.032833281349436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4-05" calcext:value-type="date">
            <text:p>2022-04-05</text:p>
          </table:table-cell>
          <table:table-cell table:style-name="ce6" office:value-type="float" office:value="164.054993" calcext:value-type="float">
            <text:p>$164.05</text:p>
          </table:table-cell>
          <table:table-cell table:style-name="ce10" office:value-type="float" office:value="53728000" calcext:value-type="float">
            <text:p>53,728,000.00</text:p>
          </table:table-cell>
          <table:table-cell table:style-name="ce14" table:formula="of:=([.B81]-[.B82])/[.B82]" office:value-type="percentage" office:value="-0.0254920896869033" calcext:value-type="percentage">
            <text:p>-2.55%</text:p>
          </table:table-cell>
          <table:table-cell table:style-name="ce4" table:formula="of:=LN([.B81]/[.B82])" office:value-type="float" office:value="-0.0258226427631089" calcext:value-type="float">
            <text:p>-0.025822642763109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4-04" calcext:value-type="date">
            <text:p>2022-04-04</text:p>
          </table:table-cell>
          <table:table-cell table:style-name="ce6" office:value-type="float" office:value="168.346497" calcext:value-type="float">
            <text:p>$168.35</text:p>
          </table:table-cell>
          <table:table-cell table:style-name="ce10" office:value-type="float" office:value="49882000" calcext:value-type="float">
            <text:p>49,882,000.00</text:p>
          </table:table-cell>
          <table:table-cell table:style-name="ce14" table:formula="of:=([.B82]-[.B83])/[.B83]" office:value-type="percentage" office:value="0.0292644843392575" calcext:value-type="percentage">
            <text:p>2.93%</text:p>
          </table:table-cell>
          <table:table-cell table:style-name="ce4" table:formula="of:=LN([.B82]/[.B83])" office:value-type="float" office:value="0.0288444542812766" calcext:value-type="float">
            <text:p>0.028844454281277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4-01" calcext:value-type="date">
            <text:p>2022-04-01</text:p>
          </table:table-cell>
          <table:table-cell table:style-name="ce6" office:value-type="float" office:value="163.559998" calcext:value-type="float">
            <text:p>$163.56</text:p>
          </table:table-cell>
          <table:table-cell table:style-name="ce10" office:value-type="float" office:value="57090000" calcext:value-type="float">
            <text:p>57,090,000.00</text:p>
          </table:table-cell>
          <table:table-cell table:style-name="ce14" table:formula="of:=([.B83]-[.B84])/[.B84]" office:value-type="percentage" office:value="0.00345097321677907" calcext:value-type="percentage">
            <text:p>0.35%</text:p>
          </table:table-cell>
          <table:table-cell table:style-name="ce4" table:formula="of:=LN([.B83]/[.B84])" office:value-type="float" office:value="0.00344503227280989" calcext:value-type="float">
            <text:p>0.00344503227281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3-31" calcext:value-type="date">
            <text:p>2022-03-31</text:p>
          </table:table-cell>
          <table:table-cell table:style-name="ce6" office:value-type="float" office:value="162.997498" calcext:value-type="float">
            <text:p>$163.00</text:p>
          </table:table-cell>
          <table:table-cell table:style-name="ce10" office:value-type="float" office:value="59966000" calcext:value-type="float">
            <text:p>59,966,000.00</text:p>
          </table:table-cell>
          <table:table-cell table:style-name="ce14" table:formula="of:=([.B84]-[.B85])/[.B85]" office:value-type="percentage" office:value="-0.0198645654525398" calcext:value-type="percentage">
            <text:p>-1.99%</text:p>
          </table:table-cell>
          <table:table-cell table:style-name="ce4" table:formula="of:=LN([.B84]/[.B85])" office:value-type="float" office:value="-0.0200645183482383" calcext:value-type="float">
            <text:p>-0.020064518348238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3-30" calcext:value-type="date">
            <text:p>2022-03-30</text:p>
          </table:table-cell>
          <table:table-cell table:style-name="ce6" office:value-type="float" office:value="166.300995" calcext:value-type="float">
            <text:p>$166.30</text:p>
          </table:table-cell>
          <table:table-cell table:style-name="ce10" office:value-type="float" office:value="56168000" calcext:value-type="float">
            <text:p>56,168,000.00</text:p>
          </table:table-cell>
          <table:table-cell table:style-name="ce14" table:formula="of:=([.B85]-[.B86])/[.B86]" office:value-type="percentage" office:value="-0.0178011810199783" calcext:value-type="percentage">
            <text:p>-1.78%</text:p>
          </table:table-cell>
          <table:table-cell table:style-name="ce4" table:formula="of:=LN([.B85]/[.B86])" office:value-type="float" office:value="-0.0179615278008254" calcext:value-type="float">
            <text:p>-0.017961527800825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3-29" calcext:value-type="date">
            <text:p>2022-03-29</text:p>
          </table:table-cell>
          <table:table-cell table:style-name="ce6" office:value-type="float" office:value="169.315002" calcext:value-type="float">
            <text:p>$169.32</text:p>
          </table:table-cell>
          <table:table-cell table:style-name="ce10" office:value-type="float" office:value="66154000" calcext:value-type="float">
            <text:p>66,154,000.00</text:p>
          </table:table-cell>
          <table:table-cell table:style-name="ce14" table:formula="of:=([.B86]-[.B87])/[.B87]" office:value-type="percentage" office:value="0.00192027369302785" calcext:value-type="percentage">
            <text:p>0.19%</text:p>
          </table:table-cell>
          <table:table-cell table:style-name="ce4" table:formula="of:=LN([.B86]/[.B87])" office:value-type="float" office:value="0.00191843232441085" calcext:value-type="float">
            <text:p>0.001918432324411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3-28" calcext:value-type="date">
            <text:p>2022-03-28</text:p>
          </table:table-cell>
          <table:table-cell table:style-name="ce6" office:value-type="float" office:value="168.990494" calcext:value-type="float">
            <text:p>$168.99</text:p>
          </table:table-cell>
          <table:table-cell table:style-name="ce10" office:value-type="float" office:value="59854000" calcext:value-type="float">
            <text:p>59,854,000.00</text:p>
          </table:table-cell>
          <table:table-cell table:style-name="ce14" table:formula="of:=([.B87]-[.B88])/[.B88]" office:value-type="percentage" office:value="0.0255926773758687" calcext:value-type="percentage">
            <text:p>2.56%</text:p>
          </table:table-cell>
          <table:table-cell table:style-name="ce4" table:formula="of:=LN([.B87]/[.B88])" office:value-type="float" office:value="0.025270667314658" calcext:value-type="float">
            <text:p>0.025270667314658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3-25" calcext:value-type="date">
            <text:p>2022-03-25</text:p>
          </table:table-cell>
          <table:table-cell table:style-name="ce6" office:value-type="float" office:value="164.773499" calcext:value-type="float">
            <text:p>$164.77</text:p>
          </table:table-cell>
          <table:table-cell table:style-name="ce10" office:value-type="float" office:value="49032000" calcext:value-type="float">
            <text:p>49,032,000.00</text:p>
          </table:table-cell>
          <table:table-cell table:style-name="ce14" table:formula="of:=([.B88]-[.B89])/[.B89]" office:value-type="percentage" office:value="0.00686829448785494" calcext:value-type="percentage">
            <text:p>0.69%</text:p>
          </table:table-cell>
          <table:table-cell table:style-name="ce4" table:formula="of:=LN([.B88]/[.B89])" office:value-type="float" office:value="0.00684481520040042" calcext:value-type="float">
            <text:p>0.0068448152004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3-24" calcext:value-type="date">
            <text:p>2022-03-24</text:p>
          </table:table-cell>
          <table:table-cell table:style-name="ce6" office:value-type="float" office:value="163.649506" calcext:value-type="float">
            <text:p>$163.65</text:p>
          </table:table-cell>
          <table:table-cell table:style-name="ce10" office:value-type="float" office:value="56798000" calcext:value-type="float">
            <text:p>56,798,000.00</text:p>
          </table:table-cell>
          <table:table-cell table:style-name="ce14" table:formula="of:=([.B89]-[.B90])/[.B90]" office:value-type="percentage" office:value="0.00147790189348435" calcext:value-type="percentage">
            <text:p>0.15%</text:p>
          </table:table-cell>
          <table:table-cell table:style-name="ce4" table:formula="of:=LN([.B89]/[.B90])" office:value-type="float" office:value="0.00147681087129779" calcext:value-type="float">
            <text:p>0.001476810871298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3-23" calcext:value-type="date">
            <text:p>2022-03-23</text:p>
          </table:table-cell>
          <table:table-cell table:style-name="ce6" office:value-type="float" office:value="163.408005" calcext:value-type="float">
            <text:p>$163.41</text:p>
          </table:table-cell>
          <table:table-cell table:style-name="ce10" office:value-type="float" office:value="55812000" calcext:value-type="float">
            <text:p>55,812,000.00</text:p>
          </table:table-cell>
          <table:table-cell table:style-name="ce14" table:formula="of:=([.B90]-[.B91])/[.B91]" office:value-type="percentage" office:value="-0.00898181763577586" calcext:value-type="percentage">
            <text:p>-0.90%</text:p>
          </table:table-cell>
          <table:table-cell table:style-name="ce4" table:formula="of:=LN([.B90]/[.B91])" office:value-type="float" office:value="-0.00902239732881327" calcext:value-type="float">
            <text:p>-0.009022397328813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3-22" calcext:value-type="date">
            <text:p>2022-03-22</text:p>
          </table:table-cell>
          <table:table-cell table:style-name="ce6" office:value-type="float" office:value="164.889008" calcext:value-type="float">
            <text:p>$164.89</text:p>
          </table:table-cell>
          <table:table-cell table:style-name="ce10" office:value-type="float" office:value="64086000" calcext:value-type="float">
            <text:p>64,086,000.00</text:p>
          </table:table-cell>
          <table:table-cell table:style-name="ce14" table:formula="of:=([.B91]-[.B92])/[.B92]" office:value-type="percentage" office:value="0.0210383021952344" calcext:value-type="percentage">
            <text:p>2.10%</text:p>
          </table:table-cell>
          <table:table-cell table:style-name="ce4" table:formula="of:=LN([.B91]/[.B92])" office:value-type="float" office:value="0.0208200528718629" calcext:value-type="float">
            <text:p>0.020820052871863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6" office:value-type="float" office:value="161.491501" calcext:value-type="float">
            <text:p>$161.49</text:p>
          </table:table-cell>
          <table:table-cell table:style-name="ce10" office:value-type="float" office:value="66538000" calcext:value-type="float">
            <text:p>66,538,000.00</text:p>
          </table:table-cell>
          <table:table-cell table:style-name="ce14" table:formula="of:=([.B92]-[.B93])/[.B93]" office:value-type="percentage" office:value="0.00149455036742082" calcext:value-type="percentage">
            <text:p>0.15%</text:p>
          </table:table-cell>
          <table:table-cell table:style-name="ce4" table:formula="of:=LN([.B92]/[.B93])" office:value-type="float" office:value="0.00149343463855745" calcext:value-type="float">
            <text:p>0.001493434638557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3-18" calcext:value-type="date">
            <text:p>2022-03-18</text:p>
          </table:table-cell>
          <table:table-cell table:style-name="ce6" office:value-type="float" office:value="161.250504" calcext:value-type="float">
            <text:p>$161.25</text:p>
          </table:table-cell>
          <table:table-cell table:style-name="ce10" office:value-type="float" office:value="102962000" calcext:value-type="float">
            <text:p>102,962,000.00</text:p>
          </table:table-cell>
          <table:table-cell table:style-name="ce14" table:formula="of:=([.B93]-[.B94])/[.B94]" office:value-type="percentage" office:value="0.0255121569777492" calcext:value-type="percentage">
            <text:p>2.55%</text:p>
          </table:table-cell>
          <table:table-cell table:style-name="ce4" table:formula="of:=LN([.B93]/[.B94])" office:value-type="float" office:value="0.0251921531433565" calcext:value-type="float">
            <text:p>0.025192153143357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3-17" calcext:value-type="date">
            <text:p>2022-03-17</text:p>
          </table:table-cell>
          <table:table-cell table:style-name="ce6" office:value-type="float" office:value="157.238998" calcext:value-type="float">
            <text:p>$157.24</text:p>
          </table:table-cell>
          <table:table-cell table:style-name="ce10" office:value-type="float" office:value="72934000" calcext:value-type="float">
            <text:p>72,934,000.00</text:p>
          </table:table-cell>
          <table:table-cell table:style-name="ce14" table:formula="of:=([.B94]-[.B95])/[.B95]" office:value-type="percentage" office:value="0.0270077456628764" calcext:value-type="percentage">
            <text:p>2.70%</text:p>
          </table:table-cell>
          <table:table-cell table:style-name="ce4" table:formula="of:=LN([.B94]/[.B95])" office:value-type="float" office:value="0.0266494729460974" calcext:value-type="float">
            <text:p>0.026649472946097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3-16" calcext:value-type="date">
            <text:p>2022-03-16</text:p>
          </table:table-cell>
          <table:table-cell table:style-name="ce6" office:value-type="float" office:value="153.104004" calcext:value-type="float">
            <text:p>$153.10</text:p>
          </table:table-cell>
          <table:table-cell table:style-name="ce10" office:value-type="float" office:value="84958000" calcext:value-type="float">
            <text:p>84,958,000.00</text:p>
          </table:table-cell>
          <table:table-cell table:style-name="ce14" table:formula="of:=([.B95]-[.B96])/[.B96]" office:value-type="percentage" office:value="0.0389335633340443" calcext:value-type="percentage">
            <text:p>3.89%</text:p>
          </table:table-cell>
          <table:table-cell table:style-name="ce4" table:formula="of:=LN([.B95]/[.B96])" office:value-type="float" office:value="0.0381947671795326" calcext:value-type="float">
            <text:p>0.038194767179533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3-15" calcext:value-type="date">
            <text:p>2022-03-15</text:p>
          </table:table-cell>
          <table:table-cell table:style-name="ce6" office:value-type="float" office:value="147.366501" calcext:value-type="float">
            <text:p>$147.37</text:p>
          </table:table-cell>
          <table:table-cell table:style-name="ce10" office:value-type="float" office:value="75584000" calcext:value-type="float">
            <text:p>75,584,000.00</text:p>
          </table:table-cell>
          <table:table-cell table:style-name="ce14" table:formula="of:=([.B96]-[.B97])/[.B97]" office:value-type="percentage" office:value="0.0388677300910323" calcext:value-type="percentage">
            <text:p>3.89%</text:p>
          </table:table-cell>
          <table:table-cell table:style-name="ce4" table:formula="of:=LN([.B96]/[.B97])" office:value-type="float" office:value="0.0381313989996759" calcext:value-type="float">
            <text:p>0.038131398999676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3-14" calcext:value-type="date">
            <text:p>2022-03-14</text:p>
          </table:table-cell>
          <table:table-cell table:style-name="ce6" office:value-type="float" office:value="141.852997" calcext:value-type="float">
            <text:p>$141.85</text:p>
          </table:table-cell>
          <table:table-cell table:style-name="ce10" office:value-type="float" office:value="74086000" calcext:value-type="float">
            <text:p>74,086,000.00</text:p>
          </table:table-cell>
          <table:table-cell table:style-name="ce14" table:formula="of:=([.B97]-[.B98])/[.B98]" office:value-type="percentage" office:value="-0.0252294895266644" calcext:value-type="percentage">
            <text:p>-2.52%</text:p>
          </table:table-cell>
          <table:table-cell table:style-name="ce4" table:formula="of:=LN([.B97]/[.B98])" office:value-type="float" office:value="-0.0255532095625694" calcext:value-type="float">
            <text:p>-0.025553209562569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3-11" calcext:value-type="date">
            <text:p>2022-03-11</text:p>
          </table:table-cell>
          <table:table-cell table:style-name="ce6" office:value-type="float" office:value="145.524506" calcext:value-type="float">
            <text:p>$145.52</text:p>
          </table:table-cell>
          <table:table-cell table:style-name="ce10" office:value-type="float" office:value="68900000" calcext:value-type="float">
            <text:p>68,900,000.00</text:p>
          </table:table-cell>
          <table:table-cell table:style-name="ce14" table:formula="of:=([.B98]-[.B99])/[.B99]" office:value-type="percentage" office:value="-0.00880684493310255" calcext:value-type="percentage">
            <text:p>-0.88%</text:p>
          </table:table-cell>
          <table:table-cell table:style-name="ce4" table:formula="of:=LN([.B98]/[.B99])" office:value-type="float" office:value="-0.00884585439434038" calcext:value-type="float">
            <text:p>-0.00884585439434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3-10" calcext:value-type="date">
            <text:p>2022-03-10</text:p>
          </table:table-cell>
          <table:table-cell table:style-name="ce6" office:value-type="float" office:value="146.817505" calcext:value-type="float">
            <text:p>$146.82</text:p>
          </table:table-cell>
          <table:table-cell table:style-name="ce10" office:value-type="float" office:value="135062000" calcext:value-type="float">
            <text:p>135,062,000.00</text:p>
          </table:table-cell>
          <table:table-cell table:style-name="ce14" table:formula="of:=([.B99]-[.B100])/[.B100]" office:value-type="percentage" office:value="0.0541251561335443" calcext:value-type="percentage">
            <text:p>5.41%</text:p>
          </table:table-cell>
          <table:table-cell table:style-name="ce4" table:formula="of:=LN([.B99]/[.B100])" office:value-type="float" office:value="0.0527111870293841" calcext:value-type="float">
            <text:p>0.052711187029384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3-09" calcext:value-type="date">
            <text:p>2022-03-09</text:p>
          </table:table-cell>
          <table:table-cell table:style-name="ce6" office:value-type="float" office:value="139.279007" calcext:value-type="float">
            <text:p>$139.28</text:p>
          </table:table-cell>
          <table:table-cell table:style-name="ce10" office:value-type="float" office:value="82656000" calcext:value-type="float">
            <text:p>82,656,000.00</text:p>
          </table:table-cell>
          <table:table-cell table:style-name="ce14" table:formula="of:=([.B100]-[.B101])/[.B101]" office:value-type="percentage" office:value="0.0240011991074834" calcext:value-type="percentage">
            <text:p>2.40%</text:p>
          </table:table-cell>
          <table:table-cell table:style-name="ce4" table:formula="of:=LN([.B100]/[.B101])" office:value-type="float" office:value="0.0237176976200321" calcext:value-type="float">
            <text:p>0.023717697620032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3-08" calcext:value-type="date">
            <text:p>2022-03-08</text:p>
          </table:table-cell>
          <table:table-cell table:style-name="ce6" office:value-type="float" office:value="136.014496" calcext:value-type="float">
            <text:p>$136.01</text:p>
          </table:table-cell>
          <table:table-cell table:style-name="ce10" office:value-type="float" office:value="91662000" calcext:value-type="float">
            <text:p>91,662,000.00</text:p>
          </table:table-cell>
          <table:table-cell table:style-name="ce14" table:formula="of:=([.B101]-[.B102])/[.B102]" office:value-type="percentage" office:value="-0.0104654461423443" calcext:value-type="percentage">
            <text:p>-1.05%</text:p>
          </table:table-cell>
          <table:table-cell table:style-name="ce4" table:formula="of:=LN([.B101]/[.B102])" office:value-type="float" office:value="-0.0105205940260751" calcext:value-type="float">
            <text:p>-0.010520594026075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3-07" calcext:value-type="date">
            <text:p>2022-03-07</text:p>
          </table:table-cell>
          <table:table-cell table:style-name="ce6" office:value-type="float" office:value="137.453003" calcext:value-type="float">
            <text:p>$137.45</text:p>
          </table:table-cell>
          <table:table-cell table:style-name="ce10" office:value-type="float" office:value="86934000" calcext:value-type="float">
            <text:p>86,934,000.00</text:p>
          </table:table-cell>
          <table:table-cell table:style-name="ce14" table:formula="of:=([.B102]-[.B103])/[.B103]" office:value-type="percentage" office:value="-0.0562204507156454" calcext:value-type="percentage">
            <text:p>-5.62%</text:p>
          </table:table-cell>
          <table:table-cell table:style-name="ce4" table:formula="of:=LN([.B102]/[.B103])" office:value-type="float" office:value="-0.0578626684090876" calcext:value-type="float">
            <text:p>-0.057862668409088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3-04" calcext:value-type="date">
            <text:p>2022-03-04</text:p>
          </table:table-cell>
          <table:table-cell table:style-name="ce6" office:value-type="float" office:value="145.641006" calcext:value-type="float">
            <text:p>$145.64</text:p>
          </table:table-cell>
          <table:table-cell table:style-name="ce10" office:value-type="float" office:value="60934000" calcext:value-type="float">
            <text:p>60,934,000.00</text:p>
          </table:table-cell>
          <table:table-cell table:style-name="ce14" table:formula="of:=([.B103]-[.B104])/[.B104]" office:value-type="percentage" office:value="-0.0152637992627632" calcext:value-type="percentage">
            <text:p>-1.53%</text:p>
          </table:table-cell>
          <table:table-cell table:style-name="ce4" table:formula="of:=LN([.B103]/[.B104])" office:value-type="float" office:value="-0.0153814901897137" calcext:value-type="float">
            <text:p>-0.015381490189714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3-03" calcext:value-type="date">
            <text:p>2022-03-03</text:p>
          </table:table-cell>
          <table:table-cell table:style-name="ce6" office:value-type="float" office:value="147.898499" calcext:value-type="float">
            <text:p>$147.90</text:p>
          </table:table-cell>
          <table:table-cell table:style-name="ce10" office:value-type="float" office:value="65198000" calcext:value-type="float">
            <text:p>65,198,000.00</text:p>
          </table:table-cell>
          <table:table-cell table:style-name="ce14" table:formula="of:=([.B104]-[.B105])/[.B105]" office:value-type="percentage" office:value="-0.0273195499146825" calcext:value-type="percentage">
            <text:p>-2.73%</text:p>
          </table:table-cell>
          <table:table-cell table:style-name="ce4" table:formula="of:=LN([.B104]/[.B105])" office:value-type="float" office:value="-0.027699667915366" calcext:value-type="float">
            <text:p>-0.027699667915366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3-02" calcext:value-type="date">
            <text:p>2022-03-02</text:p>
          </table:table-cell>
          <table:table-cell table:style-name="ce6" office:value-type="float" office:value="152.052505" calcext:value-type="float">
            <text:p>$152.05</text:p>
          </table:table-cell>
          <table:table-cell table:style-name="ce10" office:value-type="float" office:value="47334000" calcext:value-type="float">
            <text:p>47,334,000.00</text:p>
          </table:table-cell>
          <table:table-cell table:style-name="ce14" table:formula="of:=([.B105]-[.B106])/[.B106]" office:value-type="percentage" office:value="0.00602418263651639" calcext:value-type="percentage">
            <text:p>0.60%</text:p>
          </table:table-cell>
          <table:table-cell table:style-name="ce4" table:formula="of:=LN([.B105]/[.B106])" office:value-type="float" office:value="0.00600610979470952" calcext:value-type="float">
            <text:p>0.00600610979471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3-01" calcext:value-type="date">
            <text:p>2022-03-01</text:p>
          </table:table-cell>
          <table:table-cell table:style-name="ce6" office:value-type="float" office:value="151.141998" calcext:value-type="float">
            <text:p>$151.14</text:p>
          </table:table-cell>
          <table:table-cell table:style-name="ce10" office:value-type="float" office:value="44874000" calcext:value-type="float">
            <text:p>44,874,000.00</text:p>
          </table:table-cell>
          <table:table-cell table:style-name="ce14" table:formula="of:=([.B106]-[.B107])/[.B107]" office:value-type="percentage" office:value="-0.0157655550942466" calcext:value-type="percentage">
            <text:p>-1.58%</text:p>
          </table:table-cell>
          <table:table-cell table:style-name="ce4" table:formula="of:=LN([.B106]/[.B107])" office:value-type="float" office:value="-0.0158911532905374" calcext:value-type="float">
            <text:p>-0.015891153290537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2-28" calcext:value-type="date">
            <text:p>2022-02-28</text:p>
          </table:table-cell>
          <table:table-cell table:style-name="ce6" office:value-type="float" office:value="153.563004" calcext:value-type="float">
            <text:p>$153.56</text:p>
          </table:table-cell>
          <table:table-cell table:style-name="ce10" office:value-type="float" office:value="57684000" calcext:value-type="float">
            <text:p>57,684,000.00</text:p>
          </table:table-cell>
          <table:table-cell table:style-name="ce14" table:formula="of:=([.B107]-[.B108])/[.B108]" office:value-type="percentage" office:value="-0.00146626050018381" calcext:value-type="percentage">
            <text:p>-0.15%</text:p>
          </table:table-cell>
          <table:table-cell table:style-name="ce4" table:formula="of:=LN([.B107]/[.B108])" office:value-type="float" office:value="-0.00146733651204879" calcext:value-type="float">
            <text:p>-0.001467336512049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2-25" calcext:value-type="date">
            <text:p>2022-02-25</text:p>
          </table:table-cell>
          <table:table-cell table:style-name="ce6" office:value-type="float" office:value="153.788498" calcext:value-type="float">
            <text:p>$153.79</text:p>
          </table:table-cell>
          <table:table-cell table:style-name="ce10" office:value-type="float" office:value="62396000" calcext:value-type="float">
            <text:p>62,396,000.00</text:p>
          </table:table-cell>
          <table:table-cell table:style-name="ce14" table:formula="of:=([.B108]-[.B109])/[.B109]" office:value-type="percentage" office:value="0.0160579286716536" calcext:value-type="percentage">
            <text:p>1.61%</text:p>
          </table:table-cell>
          <table:table-cell table:style-name="ce4" table:formula="of:=LN([.B108]/[.B109])" office:value-type="float" office:value="0.0159303639400243" calcext:value-type="float">
            <text:p>0.015930363940024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2-24" calcext:value-type="date">
            <text:p>2022-02-24</text:p>
          </table:table-cell>
          <table:table-cell table:style-name="ce6" office:value-type="float" office:value="151.358002" calcext:value-type="float">
            <text:p>$151.36</text:p>
          </table:table-cell>
          <table:table-cell table:style-name="ce10" office:value-type="float" office:value="100786000" calcext:value-type="float">
            <text:p>100,786,000.00</text:p>
          </table:table-cell>
          <table:table-cell table:style-name="ce14" table:formula="of:=([.B109]-[.B110])/[.B110]" office:value-type="percentage" office:value="0.045095225202351" calcext:value-type="percentage">
            <text:p>4.51%</text:p>
          </table:table-cell>
          <table:table-cell table:style-name="ce4" table:formula="of:=LN([.B109]/[.B110])" office:value-type="float" office:value="0.0441080058607319" calcext:value-type="float">
            <text:p>0.044108005860732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2-23" calcext:value-type="date">
            <text:p>2022-02-23</text:p>
          </table:table-cell>
          <table:table-cell table:style-name="ce6" office:value-type="float" office:value="144.826996" calcext:value-type="float">
            <text:p>$144.83</text:p>
          </table:table-cell>
          <table:table-cell table:style-name="ce10" office:value-type="float" office:value="64244000" calcext:value-type="float">
            <text:p>64,244,000.00</text:p>
          </table:table-cell>
          <table:table-cell table:style-name="ce14" table:formula="of:=([.B110]-[.B111])/[.B111]" office:value-type="percentage" office:value="-0.0357562487976247" calcext:value-type="percentage">
            <text:p>-3.58%</text:p>
          </table:table-cell>
          <table:table-cell table:style-name="ce4" table:formula="of:=LN([.B110]/[.B111])" office:value-type="float" office:value="-0.0364111623893896" calcext:value-type="float">
            <text:p>-0.03641116238939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2-22" calcext:value-type="date">
            <text:p>2022-02-22</text:p>
          </table:table-cell>
          <table:table-cell table:style-name="ce6" office:value-type="float" office:value="150.197495" calcext:value-type="float">
            <text:p>$150.20</text:p>
          </table:table-cell>
          <table:table-cell table:style-name="ce10" office:value-type="float" office:value="66128000" calcext:value-type="float">
            <text:p>66,128,000.00</text:p>
          </table:table-cell>
          <table:table-cell table:style-name="ce14" table:formula="of:=([.B111]-[.B112])/[.B112]" office:value-type="percentage" office:value="-0.0157534885584121" calcext:value-type="percentage">
            <text:p>-1.58%</text:p>
          </table:table-cell>
          <table:table-cell table:style-name="ce4" table:formula="of:=LN([.B111]/[.B112])" office:value-type="float" office:value="-0.0158788935470069" calcext:value-type="float">
            <text:p>-0.015878893547007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2-18" calcext:value-type="date">
            <text:p>2022-02-18</text:p>
          </table:table-cell>
          <table:table-cell table:style-name="ce6" office:value-type="float" office:value="152.601501" calcext:value-type="float">
            <text:p>$152.60</text:p>
          </table:table-cell>
          <table:table-cell table:style-name="ce10" office:value-type="float" office:value="63604000" calcext:value-type="float">
            <text:p>63,604,000.00</text:p>
          </table:table-cell>
          <table:table-cell table:style-name="ce14" table:formula="of:=([.B112]-[.B113])/[.B113]" office:value-type="percentage" office:value="-0.0132619586042763" calcext:value-type="percentage">
            <text:p>-1.33%</text:p>
          </table:table-cell>
          <table:table-cell table:style-name="ce4" table:formula="of:=LN([.B112]/[.B113])" office:value-type="float" office:value="-0.0133506836960755" calcext:value-type="float">
            <text:p>-0.013350683696076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2-17" calcext:value-type="date">
            <text:p>2022-02-17</text:p>
          </table:table-cell>
          <table:table-cell table:style-name="ce6" office:value-type="float" office:value="154.652496" calcext:value-type="float">
            <text:p>$154.65</text:p>
          </table:table-cell>
          <table:table-cell table:style-name="ce10" office:value-type="float" office:value="64032000" calcext:value-type="float">
            <text:p>64,032,000.00</text:p>
          </table:table-cell>
          <table:table-cell table:style-name="ce14" table:formula="of:=([.B113]-[.B114])/[.B114]" office:value-type="percentage" office:value="-0.0218089008627638" calcext:value-type="percentage">
            <text:p>-2.18%</text:p>
          </table:table-cell>
          <table:table-cell table:style-name="ce4" table:formula="of:=LN([.B113]/[.B114])" office:value-type="float" office:value="-0.0220502301441666" calcext:value-type="float">
            <text:p>-0.022050230144167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2-16" calcext:value-type="date">
            <text:p>2022-02-16</text:p>
          </table:table-cell>
          <table:table-cell table:style-name="ce6" office:value-type="float" office:value="158.100494" calcext:value-type="float">
            <text:p>$158.10</text:p>
          </table:table-cell>
          <table:table-cell table:style-name="ce10" office:value-type="float" office:value="52704000" calcext:value-type="float">
            <text:p>52,704,000.00</text:p>
          </table:table-cell>
          <table:table-cell table:style-name="ce14" table:formula="of:=([.B114]-[.B115])/[.B115]" office:value-type="percentage" office:value="0.0101590373829108" calcext:value-type="percentage">
            <text:p>1.02%</text:p>
          </table:table-cell>
          <table:table-cell table:style-name="ce4" table:formula="of:=LN([.B114]/[.B115])" office:value-type="float" office:value="0.0101077812125669" calcext:value-type="float">
            <text:p>0.010107781212567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2-15" calcext:value-type="date">
            <text:p>2022-02-15</text:p>
          </table:table-cell>
          <table:table-cell table:style-name="ce6" office:value-type="float" office:value="156.510498" calcext:value-type="float">
            <text:p>$156.51</text:p>
          </table:table-cell>
          <table:table-cell table:style-name="ce10" office:value-type="float" office:value="56440000" calcext:value-type="float">
            <text:p>56,440,000.00</text:p>
          </table:table-cell>
          <table:table-cell table:style-name="ce14" table:formula="of:=([.B115]-[.B116])/[.B116]" office:value-type="percentage" office:value="0.00865835480090171" calcext:value-type="percentage">
            <text:p>0.87%</text:p>
          </table:table-cell>
          <table:table-cell table:style-name="ce4" table:formula="of:=LN([.B115]/[.B116])" office:value-type="float" office:value="0.00862108621555768" calcext:value-type="float">
            <text:p>0.008621086215558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2-14" calcext:value-type="date">
            <text:p>2022-02-14</text:p>
          </table:table-cell>
          <table:table-cell table:style-name="ce6" office:value-type="float" office:value="155.167007" calcext:value-type="float">
            <text:p>$155.17</text:p>
          </table:table-cell>
          <table:table-cell table:style-name="ce10" office:value-type="float" office:value="83230000" calcext:value-type="float">
            <text:p>83,230,000.00</text:p>
          </table:table-cell>
          <table:table-cell table:style-name="ce14" table:formula="of:=([.B116]-[.B117])/[.B117]" office:value-type="percentage" office:value="0.0122216790883827" calcext:value-type="percentage">
            <text:p>1.22%</text:p>
          </table:table-cell>
          <table:table-cell table:style-name="ce4" table:formula="of:=LN([.B116]/[.B117])" office:value-type="float" office:value="0.0121475973598114" calcext:value-type="float">
            <text:p>0.012147597359812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2-11" calcext:value-type="date">
            <text:p>2022-02-11</text:p>
          </table:table-cell>
          <table:table-cell table:style-name="ce6" office:value-type="float" office:value="153.293503" calcext:value-type="float">
            <text:p>$153.29</text:p>
          </table:table-cell>
          <table:table-cell table:style-name="ce10" office:value-type="float" office:value="77100000" calcext:value-type="float">
            <text:p>77,100,000.00</text:p>
          </table:table-cell>
          <table:table-cell table:style-name="ce14" table:formula="of:=([.B117]-[.B118])/[.B118]" office:value-type="percentage" office:value="-0.0359111039408983" calcext:value-type="percentage">
            <text:p>-3.59%</text:p>
          </table:table-cell>
          <table:table-cell table:style-name="ce4" table:formula="of:=LN([.B117]/[.B118])" office:value-type="float" office:value="-0.036571772794266" calcext:value-type="float">
            <text:p>-0.036571772794266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2-10" calcext:value-type="date">
            <text:p>2022-02-10</text:p>
          </table:table-cell>
          <table:table-cell table:style-name="ce6" office:value-type="float" office:value="159.003494" calcext:value-type="float">
            <text:p>$159.00</text:p>
          </table:table-cell>
          <table:table-cell table:style-name="ce10" office:value-type="float" office:value="68268000" calcext:value-type="float">
            <text:p>68,268,000.00</text:p>
          </table:table-cell>
          <table:table-cell table:style-name="ce14" table:formula="of:=([.B118]-[.B119])/[.B119]" office:value-type="percentage" office:value="-0.0135617085080711" calcext:value-type="percentage">
            <text:p>-1.36%</text:p>
          </table:table-cell>
          <table:table-cell table:style-name="ce4" table:formula="of:=LN([.B118]/[.B119])" office:value-type="float" office:value="-0.0136545084491953" calcext:value-type="float">
            <text:p>-0.013654508449195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2-09" calcext:value-type="date">
            <text:p>2022-02-09</text:p>
          </table:table-cell>
          <table:table-cell table:style-name="ce6" office:value-type="float" office:value="161.189499" calcext:value-type="float">
            <text:p>$161.19</text:p>
          </table:table-cell>
          <table:table-cell table:style-name="ce10" office:value-type="float" office:value="68786000" calcext:value-type="float">
            <text:p>68,786,000.00</text:p>
          </table:table-cell>
          <table:table-cell table:style-name="ce14" table:formula="of:=([.B119]-[.B120])/[.B120]" office:value-type="percentage" office:value="-0.00138773400474843" calcext:value-type="percentage">
            <text:p>-0.14%</text:p>
          </table:table-cell>
          <table:table-cell table:style-name="ce4" table:formula="of:=LN([.B119]/[.B120])" office:value-type="float" office:value="-0.00138869779934597" calcext:value-type="float">
            <text:p>-0.001388697799346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2-08" calcext:value-type="date">
            <text:p>2022-02-08</text:p>
          </table:table-cell>
          <table:table-cell table:style-name="ce6" office:value-type="float" office:value="161.413498" calcext:value-type="float">
            <text:p>$161.41</text:p>
          </table:table-cell>
          <table:table-cell table:style-name="ce10" office:value-type="float" office:value="76040000" calcext:value-type="float">
            <text:p>76,040,000.00</text:p>
          </table:table-cell>
          <table:table-cell table:style-name="ce14" table:formula="of:=([.B120]-[.B121])/[.B121]" office:value-type="percentage" office:value="0.0220216289433243" calcext:value-type="percentage">
            <text:p>2.20%</text:p>
          </table:table-cell>
          <table:table-cell table:style-name="ce4" table:formula="of:=LN([.B120]/[.B121])" office:value-type="float" office:value="0.0217826549072044" calcext:value-type="float">
            <text:p>0.021782654907205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2-07" calcext:value-type="date">
            <text:p>2022-02-07</text:p>
          </table:table-cell>
          <table:table-cell table:style-name="ce6" office:value-type="float" office:value="157.935501" calcext:value-type="float">
            <text:p>$157.94</text:p>
          </table:table-cell>
          <table:table-cell table:style-name="ce10" office:value-type="float" office:value="102624000" calcext:value-type="float">
            <text:p>102,624,000.00</text:p>
          </table:table-cell>
          <table:table-cell table:style-name="ce14" table:formula="of:=([.B121]-[.B122])/[.B122]" office:value-type="percentage" office:value="0.00187773373748911" calcext:value-type="percentage">
            <text:p>0.19%</text:p>
          </table:table-cell>
          <table:table-cell table:style-name="ce4" table:formula="of:=LN([.B121]/[.B122])" office:value-type="float" office:value="0.0018759729992818" calcext:value-type="float">
            <text:p>0.001875972999282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2-04" calcext:value-type="date">
            <text:p>2022-02-04</text:p>
          </table:table-cell>
          <table:table-cell table:style-name="ce6" office:value-type="float" office:value="157.639496" calcext:value-type="float">
            <text:p>$157.64</text:p>
          </table:table-cell>
          <table:table-cell table:style-name="ce10" office:value-type="float" office:value="253456000" calcext:value-type="float">
            <text:p>253,456,000.00</text:p>
          </table:table-cell>
          <table:table-cell table:style-name="ce14" table:formula="of:=([.B122]-[.B123])/[.B123]" office:value-type="percentage" office:value="0.135359016483825" calcext:value-type="percentage">
            <text:p>13.54%</text:p>
          </table:table-cell>
          <table:table-cell table:style-name="ce4" table:formula="of:=LN([.B122]/[.B123])" office:value-type="float" office:value="0.126948914999279" calcext:value-type="float">
            <text:p>0.126948914999279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2-03" calcext:value-type="date">
            <text:p>2022-02-03</text:p>
          </table:table-cell>
          <table:table-cell table:style-name="ce6" office:value-type="float" office:value="138.845505" calcext:value-type="float">
            <text:p>$138.85</text:p>
          </table:table-cell>
          <table:table-cell table:style-name="ce10" office:value-type="float" office:value="225532000" calcext:value-type="float">
            <text:p>225,532,000.00</text:p>
          </table:table-cell>
          <table:table-cell table:style-name="ce14" table:formula="of:=([.B123]-[.B124])/[.B124]" office:value-type="percentage" office:value="-0.0781276306124466" calcext:value-type="percentage">
            <text:p>-7.81%</text:p>
          </table:table-cell>
          <table:table-cell table:style-name="ce4" table:formula="of:=LN([.B123]/[.B124])" office:value-type="float" office:value="-0.0813484930037285" calcext:value-type="float">
            <text:p>-0.081348493003729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2-02" calcext:value-type="date">
            <text:p>2022-02-02</text:p>
          </table:table-cell>
          <table:table-cell table:style-name="ce6" office:value-type="float" office:value="150.612503" calcext:value-type="float">
            <text:p>$150.61</text:p>
          </table:table-cell>
          <table:table-cell table:style-name="ce10" office:value-type="float" office:value="87330000" calcext:value-type="float">
            <text:p>87,330,000.00</text:p>
          </table:table-cell>
          <table:table-cell table:style-name="ce14" table:formula="of:=([.B124]-[.B125])/[.B125]" office:value-type="percentage" office:value="-0.00384271818251551" calcext:value-type="percentage">
            <text:p>-0.38%</text:p>
          </table:table-cell>
          <table:table-cell table:style-name="ce4" table:formula="of:=LN([.B124]/[.B125])" office:value-type="float" office:value="-0.00385012039318857" calcext:value-type="float">
            <text:p>-0.003850120393189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2-01" calcext:value-type="date">
            <text:p>2022-02-01</text:p>
          </table:table-cell>
          <table:table-cell table:style-name="ce6" office:value-type="float" office:value="151.193497" calcext:value-type="float">
            <text:p>$151.19</text:p>
          </table:table-cell>
          <table:table-cell table:style-name="ce10" office:value-type="float" office:value="59220000" calcext:value-type="float">
            <text:p>59,220,000.00</text:p>
          </table:table-cell>
          <table:table-cell table:style-name="ce14" table:formula="of:=([.B125]-[.B126])/[.B126]" office:value-type="percentage" office:value="0.0108307619888449" calcext:value-type="percentage">
            <text:p>1.08%</text:p>
          </table:table-cell>
          <table:table-cell table:style-name="ce4" table:formula="of:=LN([.B125]/[.B126])" office:value-type="float" office:value="0.0107725293779248" calcext:value-type="float">
            <text:p>0.010772529377925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1-31" calcext:value-type="date">
            <text:p>2022-01-31</text:p>
          </table:table-cell>
          <table:table-cell table:style-name="ce6" office:value-type="float" office:value="149.573502" calcext:value-type="float">
            <text:p>$149.57</text:p>
          </table:table-cell>
          <table:table-cell table:style-name="ce10" office:value-type="float" office:value="78308000" calcext:value-type="float">
            <text:p>78,308,000.00</text:p>
          </table:table-cell>
          <table:table-cell table:style-name="ce14" table:formula="of:=([.B126]-[.B127])/[.B127]" office:value-type="percentage" office:value="0.0388636119170348" calcext:value-type="percentage">
            <text:p>3.89%</text:p>
          </table:table-cell>
          <table:table-cell table:style-name="ce4" table:formula="of:=LN([.B126]/[.B127])" office:value-type="float" office:value="0.0381274348933315" calcext:value-type="float">
            <text:p>0.038127434893332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3" office:value-type="date" office:date-value="2022-01-28" calcext:value-type="date">
            <text:p>2022-01-28</text:p>
          </table:table-cell>
          <table:table-cell table:style-name="ce7" office:value-type="float" office:value="143.977997" calcext:value-type="float">
            <text:p>$143.98</text:p>
          </table:table-cell>
          <table:table-cell table:style-name="ce11" office:value-type="float" office:value="74392000" calcext:value-type="float">
            <text:p>74,392,000.00</text:p>
          </table:table-cell>
          <table:table-cell table:style-name="ce15" table:formula="of:=([.B127]-[.B128])/[.B128]" office:value-type="percentage" office:value="0.0310840576009465" calcext:value-type="percentage">
            <text:p>3.11%</text:p>
          </table:table-cell>
          <table:table-cell table:style-name="ce4" table:formula="of:=LN([.B127]/[.B128])" office:value-type="float" office:value="0.0306107318772261" calcext:value-type="float">
            <text:p>0.030610731877226</text:p>
          </table:table-cell>
          <table:table-cell table:style-name="ce17" office:value-type="string" calcext:value-type="string">
            <text:p>6 m</text:p>
          </table:table-cell>
          <table:table-cell table:style-name="ce4" table:number-columns-repeated="2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1-27" calcext:value-type="date">
            <text:p>2022-01-27</text:p>
          </table:table-cell>
          <table:table-cell table:style-name="ce6" office:value-type="float" office:value="139.637497" calcext:value-type="float">
            <text:p>$139.64</text:p>
          </table:table-cell>
          <table:table-cell table:style-name="ce10" office:value-type="float" office:value="77516000" calcext:value-type="float">
            <text:p>77,516,000.00</text:p>
          </table:table-cell>
          <table:table-cell table:style-name="ce14" table:formula="of:=([.B128]-[.B129])/[.B129]" office:value-type="percentage" office:value="0.00550864289918648" calcext:value-type="percentage">
            <text:p>0.55%</text:p>
          </table:table-cell>
          <table:table-cell table:style-name="ce4" table:formula="of:=LN([.B128]/[.B129])" office:value-type="float" office:value="0.00549352581688601" calcext:value-type="float">
            <text:p>0.005493525816886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1-26" calcext:value-type="date">
            <text:p>2022-01-26</text:p>
          </table:table-cell>
          <table:table-cell table:style-name="ce6" office:value-type="float" office:value="138.872498" calcext:value-type="float">
            <text:p>$138.87</text:p>
          </table:table-cell>
          <table:table-cell table:style-name="ce10" office:value-type="float" office:value="95602000" calcext:value-type="float">
            <text:p>95,602,000.00</text:p>
          </table:table-cell>
          <table:table-cell table:style-name="ce14" table:formula="of:=([.B129]-[.B130])/[.B130]" office:value-type="percentage" office:value="-0.00795432445840726" calcext:value-type="percentage">
            <text:p>-0.80%</text:p>
          </table:table-cell>
          <table:table-cell table:style-name="ce4" table:formula="of:=LN([.B129]/[.B130])" office:value-type="float" office:value="-0.00798612886451714" calcext:value-type="float">
            <text:p>-0.007986128864517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1-25" calcext:value-type="date">
            <text:p>2022-01-25</text:p>
          </table:table-cell>
          <table:table-cell table:style-name="ce6" office:value-type="float" office:value="139.985992" calcext:value-type="float">
            <text:p>$139.99</text:p>
          </table:table-cell>
          <table:table-cell table:style-name="ce10" office:value-type="float" office:value="90824000" calcext:value-type="float">
            <text:p>90,824,000.00</text:p>
          </table:table-cell>
          <table:table-cell table:style-name="ce14" table:formula="of:=([.B130]-[.B131])/[.B131]" office:value-type="percentage" office:value="-0.0315337462004477" calcext:value-type="percentage">
            <text:p>-3.15%</text:p>
          </table:table-cell>
          <table:table-cell table:style-name="ce4" table:formula="of:=LN([.B130]/[.B131])" office:value-type="float" office:value="-0.0320416405216471" calcext:value-type="float">
            <text:p>-0.032041640521647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1-24" calcext:value-type="date">
            <text:p>2022-01-24</text:p>
          </table:table-cell>
          <table:table-cell table:style-name="ce6" office:value-type="float" office:value="144.544006" calcext:value-type="float">
            <text:p>$144.54</text:p>
          </table:table-cell>
          <table:table-cell table:style-name="ce10" office:value-type="float" office:value="155624000" calcext:value-type="float">
            <text:p>155,624,000.00</text:p>
          </table:table-cell>
          <table:table-cell table:style-name="ce14" table:formula="of:=([.B131]-[.B132])/[.B132]" office:value-type="percentage" office:value="0.0133269836820951" calcext:value-type="percentage">
            <text:p>1.33%</text:p>
          </table:table-cell>
          <table:table-cell table:style-name="ce4" table:formula="of:=LN([.B131]/[.B132])" office:value-type="float" office:value="0.0132389606271929" calcext:value-type="float">
            <text:p>0.013238960627193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1-21" calcext:value-type="date">
            <text:p>2022-01-21</text:p>
          </table:table-cell>
          <table:table-cell table:style-name="ce6" office:value-type="float" office:value="142.643005" calcext:value-type="float">
            <text:p>$142.64</text:p>
          </table:table-cell>
          <table:table-cell table:style-name="ce10" office:value-type="float" office:value="163972000" calcext:value-type="float">
            <text:p>163,972,000.00</text:p>
          </table:table-cell>
          <table:table-cell table:style-name="ce14" table:formula="of:=([.B132]-[.B133])/[.B133]" office:value-type="percentage" office:value="-0.0595018130977781" calcext:value-type="percentage">
            <text:p>-5.95%</text:p>
          </table:table-cell>
          <table:table-cell table:style-name="ce4" table:formula="of:=LN([.B132]/[.B133])" office:value-type="float" office:value="-0.0613455580449071" calcext:value-type="float">
            <text:p>-0.061345558044907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1-20" calcext:value-type="date">
            <text:p>2022-01-20</text:p>
          </table:table-cell>
          <table:table-cell table:style-name="ce6" office:value-type="float" office:value="151.667496" calcext:value-type="float">
            <text:p>$151.67</text:p>
          </table:table-cell>
          <table:table-cell table:style-name="ce10" office:value-type="float" office:value="71974000" calcext:value-type="float">
            <text:p>71,974,000.00</text:p>
          </table:table-cell>
          <table:table-cell table:style-name="ce14" table:formula="of:=([.B133]-[.B134])/[.B134]" office:value-type="percentage" office:value="-0.0296323080667773" calcext:value-type="percentage">
            <text:p>-2.96%</text:p>
          </table:table-cell>
          <table:table-cell table:style-name="ce4" table:formula="of:=LN([.B133]/[.B134])" office:value-type="float" office:value="-0.0300802154625754" calcext:value-type="float">
            <text:p>-0.030080215462575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1-19" calcext:value-type="date">
            <text:p>2022-01-19</text:p>
          </table:table-cell>
          <table:table-cell table:style-name="ce6" office:value-type="float" office:value="156.298996" calcext:value-type="float">
            <text:p>$156.30</text:p>
          </table:table-cell>
          <table:table-cell table:style-name="ce10" office:value-type="float" office:value="53242000" calcext:value-type="float">
            <text:p>53,242,000.00</text:p>
          </table:table-cell>
          <table:table-cell table:style-name="ce14" table:formula="of:=([.B134]-[.B135])/[.B135]" office:value-type="percentage" office:value="-0.0164771033140367" calcext:value-type="percentage">
            <text:p>-1.65%</text:p>
          </table:table-cell>
          <table:table-cell table:style-name="ce4" table:formula="of:=LN([.B134]/[.B135])" office:value-type="float" office:value="-0.0166143606045326" calcext:value-type="float">
            <text:p>-0.016614360604533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1-18" calcext:value-type="date">
            <text:p>2022-01-18</text:p>
          </table:table-cell>
          <table:table-cell table:style-name="ce6" office:value-type="float" office:value="158.917496" calcext:value-type="float">
            <text:p>$158.92</text:p>
          </table:table-cell>
          <table:table-cell table:style-name="ce10" office:value-type="float" office:value="67292000" calcext:value-type="float">
            <text:p>67,292,000.00</text:p>
          </table:table-cell>
          <table:table-cell table:style-name="ce14" table:formula="of:=([.B135]-[.B136])/[.B136]" office:value-type="percentage" office:value="-0.0198627342140646" calcext:value-type="percentage">
            <text:p>-1.99%</text:p>
          </table:table-cell>
          <table:table-cell table:style-name="ce4" table:formula="of:=LN([.B135]/[.B136])" office:value-type="float" office:value="-0.0200626499974983" calcext:value-type="float">
            <text:p>-0.020062649997498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1-14" calcext:value-type="date">
            <text:p>2022-01-14</text:p>
          </table:table-cell>
          <table:table-cell table:style-name="ce6" office:value-type="float" office:value="162.138" calcext:value-type="float">
            <text:p>$162.14</text:p>
          </table:table-cell>
          <table:table-cell table:style-name="ce10" office:value-type="float" office:value="45974000" calcext:value-type="float">
            <text:p>45,974,000.00</text:p>
          </table:table-cell>
          <table:table-cell table:style-name="ce14" table:formula="of:=([.B136]-[.B137])/[.B137]" office:value-type="percentage" office:value="0.00573148095911406" calcext:value-type="percentage">
            <text:p>0.57%</text:p>
          </table:table-cell>
          <table:table-cell table:style-name="ce4" table:formula="of:=LN([.B136]/[.B137])" office:value-type="float" office:value="0.00571511851304998" calcext:value-type="float">
            <text:p>0.00571511851305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1-13" calcext:value-type="date">
            <text:p>2022-01-13</text:p>
          </table:table-cell>
          <table:table-cell table:style-name="ce6" office:value-type="float" office:value="161.214005" calcext:value-type="float">
            <text:p>$161.21</text:p>
          </table:table-cell>
          <table:table-cell table:style-name="ce10" office:value-type="float" office:value="52188000" calcext:value-type="float">
            <text:p>52,188,000.00</text:p>
          </table:table-cell>
          <table:table-cell table:style-name="ce14" table:formula="of:=([.B137]-[.B138])/[.B138]" office:value-type="percentage" office:value="-0.0241696536819284" calcext:value-type="percentage">
            <text:p>-2.42%</text:p>
          </table:table-cell>
          <table:table-cell table:style-name="ce4" table:formula="of:=LN([.B137]/[.B138])" office:value-type="float" office:value="-0.0244665331722258" calcext:value-type="float">
            <text:p>-0.024466533172226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1-12" calcext:value-type="date">
            <text:p>2022-01-12</text:p>
          </table:table-cell>
          <table:table-cell table:style-name="ce6" office:value-type="float" office:value="165.207001" calcext:value-type="float">
            <text:p>$165.21</text:p>
          </table:table-cell>
          <table:table-cell table:style-name="ce10" office:value-type="float" office:value="50030000" calcext:value-type="float">
            <text:p>50,030,000.00</text:p>
          </table:table-cell>
          <table:table-cell table:style-name="ce14" table:formula="of:=([.B138]-[.B139])/[.B139]" office:value-type="percentage" office:value="-0.000937331430437487" calcext:value-type="percentage">
            <text:p>-0.09%</text:p>
          </table:table-cell>
          <table:table-cell table:style-name="ce4" table:formula="of:=LN([.B138]/[.B139])" office:value-type="float" office:value="-0.000937771000245946" calcext:value-type="float">
            <text:p>-0.000937771000246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1-11" calcext:value-type="date">
            <text:p>2022-01-11</text:p>
          </table:table-cell>
          <table:table-cell table:style-name="ce6" office:value-type="float" office:value="165.362" calcext:value-type="float">
            <text:p>$165.36</text:p>
          </table:table-cell>
          <table:table-cell table:style-name="ce10" office:value-type="float" office:value="62806000" calcext:value-type="float">
            <text:p>62,806,000.00</text:p>
          </table:table-cell>
          <table:table-cell table:style-name="ce14" table:formula="of:=([.B139]-[.B140])/[.B140]" office:value-type="percentage" office:value="0.0240021314046855" calcext:value-type="percentage">
            <text:p>2.40%</text:p>
          </table:table-cell>
          <table:table-cell table:style-name="ce4" table:formula="of:=LN([.B139]/[.B140])" office:value-type="float" office:value="0.0237186080650379" calcext:value-type="float">
            <text:p>0.023718608065038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1-10" calcext:value-type="date">
            <text:p>2022-01-10</text:p>
          </table:table-cell>
          <table:table-cell table:style-name="ce6" office:value-type="float" office:value="161.485992" calcext:value-type="float">
            <text:p>$161.49</text:p>
          </table:table-cell>
          <table:table-cell table:style-name="ce10" office:value-type="float" office:value="87798000" calcext:value-type="float">
            <text:p>87,798,000.00</text:p>
          </table:table-cell>
          <table:table-cell table:style-name="ce14" table:formula="of:=([.B140]-[.B141])/[.B141]" office:value-type="percentage" office:value="-0.00657017971523192" calcext:value-type="percentage">
            <text:p>-0.66%</text:p>
          </table:table-cell>
          <table:table-cell table:style-name="ce4" table:formula="of:=LN([.B140]/[.B141])" office:value-type="float" office:value="-0.0065918583531809" calcext:value-type="float">
            <text:p>-0.006591858353181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1-07" calcext:value-type="date">
            <text:p>2022-01-07</text:p>
          </table:table-cell>
          <table:table-cell table:style-name="ce6" office:value-type="float" office:value="162.554001" calcext:value-type="float">
            <text:p>$162.55</text:p>
          </table:table-cell>
          <table:table-cell table:style-name="ce10" office:value-type="float" office:value="46606000" calcext:value-type="float">
            <text:p>46,606,000.00</text:p>
          </table:table-cell>
          <table:table-cell table:style-name="ce14" table:formula="of:=([.B141]-[.B142])/[.B142]" office:value-type="percentage" office:value="-0.00428777860619374" calcext:value-type="percentage">
            <text:p>-0.43%</text:p>
          </table:table-cell>
          <table:table-cell table:style-name="ce4" table:formula="of:=LN([.B141]/[.B142])" office:value-type="float" office:value="-0.00429699749067644" calcext:value-type="float">
            <text:p>-0.004296997490676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1-06" calcext:value-type="date">
            <text:p>2022-01-06</text:p>
          </table:table-cell>
          <table:table-cell table:style-name="ce6" office:value-type="float" office:value="163.253998" calcext:value-type="float">
            <text:p>$163.25</text:p>
          </table:table-cell>
          <table:table-cell table:style-name="ce10" office:value-type="float" office:value="51958000" calcext:value-type="float">
            <text:p>51,958,000.00</text:p>
          </table:table-cell>
          <table:table-cell table:style-name="ce14" table:formula="of:=([.B142]-[.B143])/[.B143]" office:value-type="percentage" office:value="-0.00671098300379619" calcext:value-type="percentage">
            <text:p>-0.67%</text:p>
          </table:table-cell>
          <table:table-cell table:style-name="ce4" table:formula="of:=LN([.B142]/[.B143])" office:value-type="float" office:value="-0.00673360290823108" calcext:value-type="float">
            <text:p>-0.006733602908231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1-05" calcext:value-type="date">
            <text:p>2022-01-05</text:p>
          </table:table-cell>
          <table:table-cell table:style-name="ce6" office:value-type="float" office:value="164.356995" calcext:value-type="float">
            <text:p>$164.36</text:p>
          </table:table-cell>
          <table:table-cell table:style-name="ce10" office:value-type="float" office:value="64302000" calcext:value-type="float">
            <text:p>64,302,000.00</text:p>
          </table:table-cell>
          <table:table-cell table:style-name="ce14" table:formula="of:=([.B143]-[.B144])/[.B144]" office:value-type="percentage" office:value="-0.0188930883306117" calcext:value-type="percentage">
            <text:p>-1.89%</text:p>
          </table:table-cell>
          <table:table-cell table:style-name="ce4" table:formula="of:=LN([.B143]/[.B144])" office:value-type="float" office:value="-0.019073843021188" calcext:value-type="float">
            <text:p>-0.019073843021188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1-04" calcext:value-type="date">
            <text:p>2022-01-04</text:p>
          </table:table-cell>
          <table:table-cell table:style-name="ce6" office:value-type="float" office:value="167.522003" calcext:value-type="float">
            <text:p>$167.52</text:p>
          </table:table-cell>
          <table:table-cell table:style-name="ce10" office:value-type="float" office:value="70726000" calcext:value-type="float">
            <text:p>70,726,000.00</text:p>
          </table:table-cell>
          <table:table-cell table:style-name="ce14" table:formula="of:=([.B144]-[.B145])/[.B145]" office:value-type="percentage" office:value="-0.016915586645763" calcext:value-type="percentage">
            <text:p>-1.69%</text:p>
          </table:table-cell>
          <table:table-cell table:style-name="ce4" table:formula="of:=LN([.B144]/[.B145])" office:value-type="float" office:value="-0.0170602893232491" calcext:value-type="float">
            <text:p>-0.017060289323249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2-01-03" calcext:value-type="date">
            <text:p>2022-01-03</text:p>
          </table:table-cell>
          <table:table-cell table:style-name="ce6" office:value-type="float" office:value="170.404495" calcext:value-type="float">
            <text:p>$170.40</text:p>
          </table:table-cell>
          <table:table-cell table:style-name="ce10" office:value-type="float" office:value="63520000" calcext:value-type="float">
            <text:p>63,520,000.00</text:p>
          </table:table-cell>
          <table:table-cell table:style-name="ce14" table:formula="of:=([.B145]-[.B146])/[.B146]" office:value-type="percentage" office:value="0.0221183209306286" calcext:value-type="percentage">
            <text:p>2.21%</text:p>
          </table:table-cell>
          <table:table-cell table:style-name="ce4" table:formula="of:=LN([.B145]/[.B146])" office:value-type="float" office:value="0.0218772589849561" calcext:value-type="float">
            <text:p>0.021877258984956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2-31" calcext:value-type="date">
            <text:p>2021-12-31</text:p>
          </table:table-cell>
          <table:table-cell table:style-name="ce6" office:value-type="float" office:value="166.716995" calcext:value-type="float">
            <text:p>$166.72</text:p>
          </table:table-cell>
          <table:table-cell table:style-name="ce10" office:value-type="float" office:value="47830000" calcext:value-type="float">
            <text:p>47,830,000.00</text:p>
          </table:table-cell>
          <table:table-cell table:style-name="ce14" table:formula="of:=([.B146]-[.B147])/[.B147]" office:value-type="percentage" office:value="-0.0114294032036063" calcext:value-type="percentage">
            <text:p>-1.14%</text:p>
          </table:table-cell>
          <table:table-cell table:style-name="ce4" table:formula="of:=LN([.B146]/[.B147])" office:value-type="float" office:value="-0.0114952208170203" calcext:value-type="float">
            <text:p>-0.01149522081702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2-30" calcext:value-type="date">
            <text:p>2021-12-30</text:p>
          </table:table-cell>
          <table:table-cell table:style-name="ce6" office:value-type="float" office:value="168.644501" calcext:value-type="float">
            <text:p>$168.64</text:p>
          </table:table-cell>
          <table:table-cell table:style-name="ce10" office:value-type="float" office:value="37584000" calcext:value-type="float">
            <text:p>37,584,000.00</text:p>
          </table:table-cell>
          <table:table-cell table:style-name="ce14" table:formula="of:=([.B147]-[.B148])/[.B148]" office:value-type="percentage" office:value="-0.00328900530637525" calcext:value-type="percentage">
            <text:p>-0.33%</text:p>
          </table:table-cell>
          <table:table-cell table:style-name="ce4" table:formula="of:=LN([.B147]/[.B148])" office:value-type="float" office:value="-0.00329442597332622" calcext:value-type="float">
            <text:p>-0.003294425973326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2-29" calcext:value-type="date">
            <text:p>2021-12-29</text:p>
          </table:table-cell>
          <table:table-cell table:style-name="ce6" office:value-type="float" office:value="169.201004" calcext:value-type="float">
            <text:p>$169.20</text:p>
          </table:table-cell>
          <table:table-cell table:style-name="ce10" office:value-type="float" office:value="35754000" calcext:value-type="float">
            <text:p>35,754,000.00</text:p>
          </table:table-cell>
          <table:table-cell table:style-name="ce14" table:formula="of:=([.B148]-[.B149])/[.B149]" office:value-type="percentage" office:value="-0.00855491906630453" calcext:value-type="percentage">
            <text:p>-0.86%</text:p>
          </table:table-cell>
          <table:table-cell table:style-name="ce4" table:formula="of:=LN([.B148]/[.B149])" office:value-type="float" office:value="-0.00859172243664946" calcext:value-type="float">
            <text:p>-0.008591722436649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2-28" calcext:value-type="date">
            <text:p>2021-12-28</text:p>
          </table:table-cell>
          <table:table-cell table:style-name="ce6" office:value-type="float" office:value="170.660995" calcext:value-type="float">
            <text:p>$170.66</text:p>
          </table:table-cell>
          <table:table-cell table:style-name="ce10" office:value-type="float" office:value="54638000" calcext:value-type="float">
            <text:p>54,638,000.00</text:p>
          </table:table-cell>
          <table:table-cell table:style-name="ce14" table:formula="of:=([.B149]-[.B150])/[.B150]" office:value-type="percentage" office:value="0.00584371398052432" calcext:value-type="percentage">
            <text:p>0.58%</text:p>
          </table:table-cell>
          <table:table-cell table:style-name="ce4" table:formula="of:=LN([.B149]/[.B150])" office:value-type="float" office:value="0.00582670571278188" calcext:value-type="float">
            <text:p>0.005826705712782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2-27" calcext:value-type="date">
            <text:p>2021-12-27</text:p>
          </table:table-cell>
          <table:table-cell table:style-name="ce6" office:value-type="float" office:value="169.669495" calcext:value-type="float">
            <text:p>$169.67</text:p>
          </table:table-cell>
          <table:table-cell table:style-name="ce10" office:value-type="float" office:value="58688000" calcext:value-type="float">
            <text:p>58,688,000.00</text:p>
          </table:table-cell>
          <table:table-cell table:style-name="ce14" table:formula="of:=([.B150]-[.B151])/[.B151]" office:value-type="percentage" office:value="-0.00817802239765978" calcext:value-type="percentage">
            <text:p>-0.82%</text:p>
          </table:table-cell>
          <table:table-cell table:style-name="ce4" table:formula="of:=LN([.B150]/[.B151])" office:value-type="float" office:value="-0.00821164586394605" calcext:value-type="float">
            <text:p>-0.008211645863946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2-23" calcext:value-type="date">
            <text:p>2021-12-23</text:p>
          </table:table-cell>
          <table:table-cell table:style-name="ce6" office:value-type="float" office:value="171.068497" calcext:value-type="float">
            <text:p>$171.07</text:p>
          </table:table-cell>
          <table:table-cell table:style-name="ce10" office:value-type="float" office:value="36788000" calcext:value-type="float">
            <text:p>36,788,000.00</text:p>
          </table:table-cell>
          <table:table-cell table:style-name="ce14" table:formula="of:=([.B151]-[.B152])/[.B152]" office:value-type="percentage" office:value="0.000184135593161728" calcext:value-type="percentage">
            <text:p>0.02%</text:p>
          </table:table-cell>
          <table:table-cell table:style-name="ce4" table:formula="of:=LN([.B151]/[.B152])" office:value-type="float" office:value="0.000184118642284245" calcext:value-type="float">
            <text:p>0.000184118642284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2-22" calcext:value-type="date">
            <text:p>2021-12-22</text:p>
          </table:table-cell>
          <table:table-cell table:style-name="ce6" office:value-type="float" office:value="171.037003" calcext:value-type="float">
            <text:p>$171.04</text:p>
          </table:table-cell>
          <table:table-cell table:style-name="ce10" office:value-type="float" office:value="55036000" calcext:value-type="float">
            <text:p>55,036,000.00</text:p>
          </table:table-cell>
          <table:table-cell table:style-name="ce14" table:formula="of:=([.B152]-[.B153])/[.B153]" office:value-type="percentage" office:value="0.00363811107186025" calcext:value-type="percentage">
            <text:p>0.36%</text:p>
          </table:table-cell>
          <table:table-cell table:style-name="ce4" table:formula="of:=LN([.B152]/[.B153])" office:value-type="float" office:value="0.0036315091532715" calcext:value-type="float">
            <text:p>0.003631509153272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2-21" calcext:value-type="date">
            <text:p>2021-12-21</text:p>
          </table:table-cell>
          <table:table-cell table:style-name="ce6" office:value-type="float" office:value="170.417007" calcext:value-type="float">
            <text:p>$170.42</text:p>
          </table:table-cell>
          <table:table-cell table:style-name="ce10" office:value-type="float" office:value="55956000" calcext:value-type="float">
            <text:p>55,956,000.00</text:p>
          </table:table-cell>
          <table:table-cell table:style-name="ce14" table:formula="of:=([.B153]-[.B154])/[.B154]" office:value-type="percentage" office:value="0.0199786454305643" calcext:value-type="percentage">
            <text:p>2.00%</text:p>
          </table:table-cell>
          <table:table-cell table:style-name="ce4" table:formula="of:=LN([.B153]/[.B154])" office:value-type="float" office:value="0.0197816912246338" calcext:value-type="float">
            <text:p>0.019781691224634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2-20" calcext:value-type="date">
            <text:p>2021-12-20</text:p>
          </table:table-cell>
          <table:table-cell table:style-name="ce6" office:value-type="float" office:value="167.078995" calcext:value-type="float">
            <text:p>$167.08</text:p>
          </table:table-cell>
          <table:table-cell table:style-name="ce10" office:value-type="float" office:value="57372000" calcext:value-type="float">
            <text:p>57,372,000.00</text:p>
          </table:table-cell>
          <table:table-cell table:style-name="ce14" table:formula="of:=([.B154]-[.B155])/[.B155]" office:value-type="percentage" office:value="-0.0172835559012037" calcext:value-type="percentage">
            <text:p>-1.73%</text:p>
          </table:table-cell>
          <table:table-cell table:style-name="ce4" table:formula="of:=LN([.B154]/[.B155])" office:value-type="float" office:value="-0.0174346601638592" calcext:value-type="float">
            <text:p>-0.017434660163859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2-17" calcext:value-type="date">
            <text:p>2021-12-17</text:p>
          </table:table-cell>
          <table:table-cell table:style-name="ce6" office:value-type="float" office:value="170.017502" calcext:value-type="float">
            <text:p>$170.02</text:p>
          </table:table-cell>
          <table:table-cell table:style-name="ce10" office:value-type="float" office:value="85542000" calcext:value-type="float">
            <text:p>85,542,000.00</text:p>
          </table:table-cell>
          <table:table-cell table:style-name="ce14" table:formula="of:=([.B155]-[.B156])/[.B156]" office:value-type="percentage" office:value="0.0067892058815403" calcext:value-type="percentage">
            <text:p>0.68%</text:p>
          </table:table-cell>
          <table:table-cell table:style-name="ce4" table:formula="of:=LN([.B155]/[.B156])" office:value-type="float" office:value="0.0067662630073479" calcext:value-type="float">
            <text:p>0.006766263007348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2-16" calcext:value-type="date">
            <text:p>2021-12-16</text:p>
          </table:table-cell>
          <table:table-cell table:style-name="ce6" office:value-type="float" office:value="168.871002" calcext:value-type="float">
            <text:p>$168.87</text:p>
          </table:table-cell>
          <table:table-cell table:style-name="ce10" office:value-type="float" office:value="60876000" calcext:value-type="float">
            <text:p>60,876,000.00</text:p>
          </table:table-cell>
          <table:table-cell table:style-name="ce14" table:formula="of:=([.B156]-[.B157])/[.B157]" office:value-type="percentage" office:value="-0.0256411732897767" calcext:value-type="percentage">
            <text:p>-2.56%</text:p>
          </table:table-cell>
          <table:table-cell table:style-name="ce4" table:formula="of:=LN([.B156]/[.B157])" office:value-type="float" office:value="-0.0259756379375166" calcext:value-type="float">
            <text:p>-0.025975637937517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2-15" calcext:value-type="date">
            <text:p>2021-12-15</text:p>
          </table:table-cell>
          <table:table-cell table:style-name="ce6" office:value-type="float" office:value="173.315002" calcext:value-type="float">
            <text:p>$173.32</text:p>
          </table:table-cell>
          <table:table-cell table:style-name="ce10" office:value-type="float" office:value="75794000" calcext:value-type="float">
            <text:p>75,794,000.00</text:p>
          </table:table-cell>
          <table:table-cell table:style-name="ce14" table:formula="of:=([.B157]-[.B158])/[.B158]" office:value-type="percentage" office:value="0.0249775702809248" calcext:value-type="percentage">
            <text:p>2.50%</text:p>
          </table:table-cell>
          <table:table-cell table:style-name="ce4" table:formula="of:=LN([.B157]/[.B158])" office:value-type="float" office:value="0.0246707296981864" calcext:value-type="float">
            <text:p>0.024670729698186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2-14" calcext:value-type="date">
            <text:p>2021-12-14</text:p>
          </table:table-cell>
          <table:table-cell table:style-name="ce6" office:value-type="float" office:value="169.091507" calcext:value-type="float">
            <text:p>$169.09</text:p>
          </table:table-cell>
          <table:table-cell table:style-name="ce10" office:value-type="float" office:value="55976000" calcext:value-type="float">
            <text:p>55,976,000.00</text:p>
          </table:table-cell>
          <table:table-cell table:style-name="ce14" table:formula="of:=([.B158]-[.B159])/[.B159]" office:value-type="percentage" office:value="-0.00280712982124732" calcext:value-type="percentage">
            <text:p>-0.28%</text:p>
          </table:table-cell>
          <table:table-cell table:style-name="ce4" table:formula="of:=LN([.B158]/[.B159])" office:value-type="float" office:value="-0.00281107719909602" calcext:value-type="float">
            <text:p>-0.002811077199096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2-13" calcext:value-type="date">
            <text:p>2021-12-13</text:p>
          </table:table-cell>
          <table:table-cell table:style-name="ce6" office:value-type="float" office:value="169.567505" calcext:value-type="float">
            <text:p>$169.57</text:p>
          </table:table-cell>
          <table:table-cell table:style-name="ce10" office:value-type="float" office:value="62170000" calcext:value-type="float">
            <text:p>62,170,000.00</text:p>
          </table:table-cell>
          <table:table-cell table:style-name="ce14" table:formula="of:=([.B159]-[.B160])/[.B160]" office:value-type="percentage" office:value="-0.0153560780193222" calcext:value-type="percentage">
            <text:p>-1.54%</text:p>
          </table:table-cell>
          <table:table-cell table:style-name="ce4" table:formula="of:=LN([.B159]/[.B160])" office:value-type="float" office:value="-0.015475203694346" calcext:value-type="float">
            <text:p>-0.015475203694346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2-10" calcext:value-type="date">
            <text:p>2021-12-10</text:p>
          </table:table-cell>
          <table:table-cell table:style-name="ce6" office:value-type="float" office:value="172.212006" calcext:value-type="float">
            <text:p>$172.21</text:p>
          </table:table-cell>
          <table:table-cell table:style-name="ce10" office:value-type="float" office:value="60690000" calcext:value-type="float">
            <text:p>60,690,000.00</text:p>
          </table:table-cell>
          <table:table-cell table:style-name="ce14" table:formula="of:=([.B160]-[.B161])/[.B161]" office:value-type="percentage" office:value="-0.0112475609818064" calcext:value-type="percentage">
            <text:p>-1.12%</text:p>
          </table:table-cell>
          <table:table-cell table:style-name="ce4" table:formula="of:=LN([.B160]/[.B161])" office:value-type="float" office:value="-0.0113112931339671" calcext:value-type="float">
            <text:p>-0.011311293133967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2-09" calcext:value-type="date">
            <text:p>2021-12-09</text:p>
          </table:table-cell>
          <table:table-cell table:style-name="ce6" office:value-type="float" office:value="174.171005" calcext:value-type="float">
            <text:p>$174.17</text:p>
          </table:table-cell>
          <table:table-cell table:style-name="ce10" office:value-type="float" office:value="46062000" calcext:value-type="float">
            <text:p>46,062,000.00</text:p>
          </table:table-cell>
          <table:table-cell table:style-name="ce14" table:formula="of:=([.B161]-[.B162])/[.B162]" office:value-type="percentage" office:value="-0.0112796463606635" calcext:value-type="percentage">
            <text:p>-1.13%</text:p>
          </table:table-cell>
          <table:table-cell table:style-name="ce4" table:formula="of:=LN([.B161]/[.B162])" office:value-type="float" office:value="-0.0113437440268229" calcext:value-type="float">
            <text:p>-0.011343744026823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2-08" calcext:value-type="date">
            <text:p>2021-12-08</text:p>
          </table:table-cell>
          <table:table-cell table:style-name="ce6" office:value-type="float" office:value="176.158005" calcext:value-type="float">
            <text:p>$176.16</text:p>
          </table:table-cell>
          <table:table-cell table:style-name="ce10" office:value-type="float" office:value="45254000" calcext:value-type="float">
            <text:p>45,254,000.00</text:p>
          </table:table-cell>
          <table:table-cell table:style-name="ce14" table:formula="of:=([.B162]-[.B163])/[.B163]" office:value-type="percentage" office:value="-0.0000368973307079562" calcext:value-type="percentage">
            <text:p>0.00%</text:p>
          </table:table-cell>
          <table:table-cell table:style-name="ce4" table:formula="of:=LN([.B162]/[.B163])" office:value-type="float" office:value="-0.000036898011431248" calcext:value-type="float">
            <text:p>-3.6898011431248E-05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2-07" calcext:value-type="date">
            <text:p>2021-12-07</text:p>
          </table:table-cell>
          <table:table-cell table:style-name="ce6" office:value-type="float" office:value="176.164505" calcext:value-type="float">
            <text:p>$176.16</text:p>
          </table:table-cell>
          <table:table-cell table:style-name="ce10" office:value-type="float" office:value="66410000" calcext:value-type="float">
            <text:p>66,410,000.00</text:p>
          </table:table-cell>
          <table:table-cell table:style-name="ce14" table:formula="of:=([.B163]-[.B164])/[.B164]" office:value-type="percentage" office:value="0.0279865027703457" calcext:value-type="percentage">
            <text:p>2.80%</text:p>
          </table:table-cell>
          <table:table-cell table:style-name="ce4" table:formula="of:=LN([.B163]/[.B164])" office:value-type="float" office:value="0.0276020373459483" calcext:value-type="float">
            <text:p>0.027602037345948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2-06" calcext:value-type="date">
            <text:p>2021-12-06</text:p>
          </table:table-cell>
          <table:table-cell table:style-name="ce6" office:value-type="float" office:value="171.3685" calcext:value-type="float">
            <text:p>$171.37</text:p>
          </table:table-cell>
          <table:table-cell table:style-name="ce10" office:value-type="float" office:value="68860000" calcext:value-type="float">
            <text:p>68,860,000.00</text:p>
          </table:table-cell>
          <table:table-cell table:style-name="ce14" table:formula="of:=([.B164]-[.B165])/[.B165]" office:value-type="percentage" office:value="0.0110862205495183" calcext:value-type="percentage">
            <text:p>1.11%</text:p>
          </table:table-cell>
          <table:table-cell table:style-name="ce4" table:formula="of:=LN([.B164]/[.B165])" office:value-type="float" office:value="0.0110252188446428" calcext:value-type="float">
            <text:p>0.011025218844643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2-03" calcext:value-type="date">
            <text:p>2021-12-03</text:p>
          </table:table-cell>
          <table:table-cell table:style-name="ce6" office:value-type="float" office:value="169.489502" calcext:value-type="float">
            <text:p>$169.49</text:p>
          </table:table-cell>
          <table:table-cell table:style-name="ce10" office:value-type="float" office:value="80712000" calcext:value-type="float">
            <text:p>80,712,000.00</text:p>
          </table:table-cell>
          <table:table-cell table:style-name="ce14" table:formula="of:=([.B165]-[.B166])/[.B166]" office:value-type="percentage" office:value="-0.0138390744952889" calcext:value-type="percentage">
            <text:p>-1.38%</text:p>
          </table:table-cell>
          <table:table-cell table:style-name="ce4" table:formula="of:=LN([.B165]/[.B166])" office:value-type="float" office:value="-0.0139357272458528" calcext:value-type="float">
            <text:p>-0.013935727245853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2-02" calcext:value-type="date">
            <text:p>2021-12-02</text:p>
          </table:table-cell>
          <table:table-cell table:style-name="ce6" office:value-type="float" office:value="171.867996" calcext:value-type="float">
            <text:p>$171.87</text:p>
          </table:table-cell>
          <table:table-cell table:style-name="ce10" office:value-type="float" office:value="64726000" calcext:value-type="float">
            <text:p>64,726,000.00</text:p>
          </table:table-cell>
          <table:table-cell table:style-name="ce14" table:formula="of:=([.B166]-[.B167])/[.B167]" office:value-type="percentage" office:value="-0.00184689226049463" calcext:value-type="percentage">
            <text:p>-0.18%</text:p>
          </table:table-cell>
          <table:table-cell table:style-name="ce4" table:formula="of:=LN([.B166]/[.B167])" office:value-type="float" office:value="-0.00184859986884189" calcext:value-type="float">
            <text:p>-0.001848599868842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2-01" calcext:value-type="date">
            <text:p>2021-12-01</text:p>
          </table:table-cell>
          <table:table-cell table:style-name="ce6" office:value-type="float" office:value="172.186005" calcext:value-type="float">
            <text:p>$172.19</text:p>
          </table:table-cell>
          <table:table-cell table:style-name="ce10" office:value-type="float" office:value="74916000" calcext:value-type="float">
            <text:p>74,916,000.00</text:p>
          </table:table-cell>
          <table:table-cell table:style-name="ce14" table:formula="of:=([.B167]-[.B168])/[.B168]" office:value-type="percentage" office:value="-0.0180634831925225" calcext:value-type="percentage">
            <text:p>-1.81%</text:p>
          </table:table-cell>
          <table:table-cell table:style-name="ce4" table:formula="of:=LN([.B167]/[.B168])" office:value-type="float" office:value="-0.0182286195529306" calcext:value-type="float">
            <text:p>-0.018228619552931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1-30" calcext:value-type="date">
            <text:p>2021-11-30</text:p>
          </table:table-cell>
          <table:table-cell table:style-name="ce6" office:value-type="float" office:value="175.3535" calcext:value-type="float">
            <text:p>$175.35</text:p>
          </table:table-cell>
          <table:table-cell table:style-name="ce10" office:value-type="float" office:value="80022000" calcext:value-type="float">
            <text:p>80,022,000.00</text:p>
          </table:table-cell>
          <table:table-cell table:style-name="ce14" table:formula="of:=([.B168]-[.B169])/[.B169]" office:value-type="percentage" office:value="-0.0153022734815622" calcext:value-type="percentage">
            <text:p>-1.53%</text:p>
          </table:table-cell>
          <table:table-cell table:style-name="ce4" table:formula="of:=LN([.B168]/[.B169])" office:value-type="float" office:value="-0.0154205615373445" calcext:value-type="float">
            <text:p>-0.015420561537345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1-29" calcext:value-type="date">
            <text:p>2021-11-29</text:p>
          </table:table-cell>
          <table:table-cell table:style-name="ce6" office:value-type="float" office:value="178.078506" calcext:value-type="float">
            <text:p>$178.08</text:p>
          </table:table-cell>
          <table:table-cell table:style-name="ce10" office:value-type="float" office:value="65312000" calcext:value-type="float">
            <text:p>65,312,000.00</text:p>
          </table:table-cell>
          <table:table-cell table:style-name="ce14" table:formula="of:=([.B169]-[.B170])/[.B170]" office:value-type="percentage" office:value="0.0162674289999447" calcext:value-type="percentage">
            <text:p>1.63%</text:p>
          </table:table-cell>
          <table:table-cell table:style-name="ce4" table:formula="of:=LN([.B169]/[.B170])" office:value-type="float" office:value="0.0161365320402671" calcext:value-type="float">
            <text:p>0.016136532040267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1-26" calcext:value-type="date">
            <text:p>2021-11-26</text:p>
          </table:table-cell>
          <table:table-cell table:style-name="ce6" office:value-type="float" office:value="175.227997" calcext:value-type="float">
            <text:p>$175.23</text:p>
          </table:table-cell>
          <table:table-cell table:style-name="ce10" office:value-type="float" office:value="59826000" calcext:value-type="float">
            <text:p>59,826,000.00</text:p>
          </table:table-cell>
          <table:table-cell table:style-name="ce14" table:formula="of:=([.B170]-[.B171])/[.B171]" office:value-type="percentage" office:value="-0.0211847031389864" calcext:value-type="percentage">
            <text:p>-2.12%</text:p>
          </table:table-cell>
          <table:table-cell table:style-name="ce4" table:formula="of:=LN([.B170]/[.B171])" office:value-type="float" office:value="-0.0214123193573436" calcext:value-type="float">
            <text:p>-0.021412319357344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1-24" calcext:value-type="date">
            <text:p>2021-11-24</text:p>
          </table:table-cell>
          <table:table-cell table:style-name="ce6" office:value-type="float" office:value="179.020493" calcext:value-type="float">
            <text:p>$179.02</text:p>
          </table:table-cell>
          <table:table-cell table:style-name="ce10" office:value-type="float" office:value="46560000" calcext:value-type="float">
            <text:p>46,560,000.00</text:p>
          </table:table-cell>
          <table:table-cell table:style-name="ce14" table:formula="of:=([.B171]-[.B172])/[.B172]" office:value-type="percentage" office:value="0.000103317281948207" calcext:value-type="percentage">
            <text:p>0.01%</text:p>
          </table:table-cell>
          <table:table-cell table:style-name="ce4" table:formula="of:=LN([.B171]/[.B172])" office:value-type="float" office:value="0.00010331194508545" calcext:value-type="float">
            <text:p>0.000103311945085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1-23" calcext:value-type="date">
            <text:p>2021-11-23</text:p>
          </table:table-cell>
          <table:table-cell table:style-name="ce6" office:value-type="float" office:value="179.001999" calcext:value-type="float">
            <text:p>$179.00</text:p>
          </table:table-cell>
          <table:table-cell table:style-name="ce10" office:value-type="float" office:value="73804000" calcext:value-type="float">
            <text:p>73,804,000.00</text:p>
          </table:table-cell>
          <table:table-cell table:style-name="ce14" table:formula="of:=([.B172]-[.B173])/[.B173]" office:value-type="percentage" office:value="0.00209095979950446" calcext:value-type="percentage">
            <text:p>0.21%</text:p>
          </table:table-cell>
          <table:table-cell table:style-name="ce4" table:formula="of:=LN([.B172]/[.B173])" office:value-type="float" office:value="0.00208877678559612" calcext:value-type="float">
            <text:p>0.002088776785596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1-22" calcext:value-type="date">
            <text:p>2021-11-22</text:p>
          </table:table-cell>
          <table:table-cell table:style-name="ce6" office:value-type="float" office:value="178.628494" calcext:value-type="float">
            <text:p>$178.63</text:p>
          </table:table-cell>
          <table:table-cell table:style-name="ce10" office:value-type="float" office:value="96844000" calcext:value-type="float">
            <text:p>96,844,000.00</text:p>
          </table:table-cell>
          <table:table-cell table:style-name="ce14" table:formula="of:=([.B173]-[.B174])/[.B174]" office:value-type="percentage" office:value="-0.028287299468125" calcext:value-type="percentage">
            <text:p>-2.83%</text:p>
          </table:table-cell>
          <table:table-cell table:style-name="ce4" table:formula="of:=LN([.B173]/[.B174])" office:value-type="float" office:value="-0.0286950937972614" calcext:value-type="float">
            <text:p>-0.028695093797261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1-19" calcext:value-type="date">
            <text:p>2021-11-19</text:p>
          </table:table-cell>
          <table:table-cell table:style-name="ce6" office:value-type="float" office:value="183.828506" calcext:value-type="float">
            <text:p>$183.83</text:p>
          </table:table-cell>
          <table:table-cell table:style-name="ce10" office:value-type="float" office:value="98734000" calcext:value-type="float">
            <text:p>98,734,000.00</text:p>
          </table:table-cell>
          <table:table-cell table:style-name="ce14" table:formula="of:=([.B174]-[.B175])/[.B175]" office:value-type="percentage" office:value="-0.00527311803184319" calcext:value-type="percentage">
            <text:p>-0.53%</text:p>
          </table:table-cell>
          <table:table-cell table:style-name="ce4" table:formula="of:=LN([.B174]/[.B175])" office:value-type="float" office:value="-0.00528706998721699" calcext:value-type="float">
            <text:p>-0.005287069987217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1-18" calcext:value-type="date">
            <text:p>2021-11-18</text:p>
          </table:table-cell>
          <table:table-cell table:style-name="ce6" office:value-type="float" office:value="184.802994" calcext:value-type="float">
            <text:p>$184.80</text:p>
          </table:table-cell>
          <table:table-cell table:style-name="ce10" office:value-type="float" office:value="114070000" calcext:value-type="float">
            <text:p>114,070,000.00</text:p>
          </table:table-cell>
          <table:table-cell table:style-name="ce14" table:formula="of:=([.B175]-[.B176])/[.B176]" office:value-type="percentage" office:value="0.0414370083083181" calcext:value-type="percentage">
            <text:p>4.14%</text:p>
          </table:table-cell>
          <table:table-cell table:style-name="ce4" table:formula="of:=LN([.B175]/[.B176])" office:value-type="float" office:value="0.0406014981887109" calcext:value-type="float">
            <text:p>0.040601498188711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1-17" calcext:value-type="date">
            <text:p>2021-11-17</text:p>
          </table:table-cell>
          <table:table-cell table:style-name="ce6" office:value-type="float" office:value="177.449997" calcext:value-type="float">
            <text:p>$177.45</text:p>
          </table:table-cell>
          <table:table-cell table:style-name="ce10" office:value-type="float" office:value="51206000" calcext:value-type="float">
            <text:p>51,206,000.00</text:p>
          </table:table-cell>
          <table:table-cell table:style-name="ce14" table:formula="of:=([.B176]-[.B177])/[.B177]" office:value-type="percentage" office:value="0.00234412963890469" calcext:value-type="percentage">
            <text:p>0.23%</text:p>
          </table:table-cell>
          <table:table-cell table:style-name="ce4" table:formula="of:=LN([.B176]/[.B177])" office:value-type="float" office:value="0.00234138645310834" calcext:value-type="float">
            <text:p>0.002341386453108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1-16" calcext:value-type="date">
            <text:p>2021-11-16</text:p>
          </table:table-cell>
          <table:table-cell table:style-name="ce6" office:value-type="float" office:value="177.035004" calcext:value-type="float">
            <text:p>$177.04</text:p>
          </table:table-cell>
          <table:table-cell table:style-name="ce10" office:value-type="float" office:value="44342000" calcext:value-type="float">
            <text:p>44,342,000.00</text:p>
          </table:table-cell>
          <table:table-cell table:style-name="ce14" table:formula="of:=([.B177]-[.B178])/[.B178]" office:value-type="percentage" office:value="-0.00140448661026078" calcext:value-type="percentage">
            <text:p>-0.14%</text:p>
          </table:table-cell>
          <table:table-cell table:style-name="ce4" table:formula="of:=LN([.B177]/[.B178])" office:value-type="float" office:value="-0.00140547382604252" calcext:value-type="float">
            <text:p>-0.001405473826043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1-15" calcext:value-type="date">
            <text:p>2021-11-15</text:p>
          </table:table-cell>
          <table:table-cell table:style-name="ce6" office:value-type="float" office:value="177.283997" calcext:value-type="float">
            <text:p>$177.28</text:p>
          </table:table-cell>
          <table:table-cell table:style-name="ce10" office:value-type="float" office:value="58594000" calcext:value-type="float">
            <text:p>58,594,000.00</text:p>
          </table:table-cell>
          <table:table-cell table:style-name="ce14" table:formula="of:=([.B178]-[.B179])/[.B179]" office:value-type="percentage" office:value="0.00582380868464227" calcext:value-type="percentage">
            <text:p>0.58%</text:p>
          </table:table-cell>
          <table:table-cell table:style-name="ce4" table:formula="of:=LN([.B178]/[.B179])" office:value-type="float" office:value="0.00580691586614132" calcext:value-type="float">
            <text:p>0.005806915866141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1-12" calcext:value-type="date">
            <text:p>2021-11-12</text:p>
          </table:table-cell>
          <table:table-cell table:style-name="ce6" office:value-type="float" office:value="176.257507" calcext:value-type="float">
            <text:p>$176.26</text:p>
          </table:table-cell>
          <table:table-cell table:style-name="ce10" office:value-type="float" office:value="53788000" calcext:value-type="float">
            <text:p>53,788,000.00</text:p>
          </table:table-cell>
          <table:table-cell table:style-name="ce14" table:formula="of:=([.B179]-[.B180])/[.B180]" office:value-type="percentage" office:value="0.0151620273578114" calcext:value-type="percentage">
            <text:p>1.52%</text:p>
          </table:table-cell>
          <table:table-cell table:style-name="ce4" table:formula="of:=LN([.B179]/[.B180])" office:value-type="float" office:value="0.0150482326186196" calcext:value-type="float">
            <text:p>0.01504823261862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1-11" calcext:value-type="date">
            <text:p>2021-11-11</text:p>
          </table:table-cell>
          <table:table-cell table:style-name="ce6" office:value-type="float" office:value="173.625" calcext:value-type="float">
            <text:p>$173.63</text:p>
          </table:table-cell>
          <table:table-cell table:style-name="ce10" office:value-type="float" office:value="45288000" calcext:value-type="float">
            <text:p>45,288,000.00</text:p>
          </table:table-cell>
          <table:table-cell table:style-name="ce14" table:formula="of:=([.B180]-[.B181])/[.B181]" office:value-type="percentage" office:value="-0.00274259714362625" calcext:value-type="percentage">
            <text:p>-0.27%</text:p>
          </table:table-cell>
          <table:table-cell table:style-name="ce4" table:formula="of:=LN([.B180]/[.B181])" office:value-type="float" office:value="-0.00274636495380611" calcext:value-type="float">
            <text:p>-0.002746364953806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1-10" calcext:value-type="date">
            <text:p>2021-11-10</text:p>
          </table:table-cell>
          <table:table-cell table:style-name="ce6" office:value-type="float" office:value="174.102493" calcext:value-type="float">
            <text:p>$174.10</text:p>
          </table:table-cell>
          <table:table-cell table:style-name="ce10" office:value-type="float" office:value="80548000" calcext:value-type="float">
            <text:p>80,548,000.00</text:p>
          </table:table-cell>
          <table:table-cell table:style-name="ce14" table:formula="of:=([.B181]-[.B182])/[.B182]" office:value-type="percentage" office:value="-0.0263349962633554" calcext:value-type="percentage">
            <text:p>-2.63%</text:p>
          </table:table-cell>
          <table:table-cell table:style-name="ce4" table:formula="of:=LN([.B181]/[.B182])" office:value-type="float" office:value="-0.0266879731688141" calcext:value-type="float">
            <text:p>-0.026687973168814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1-09" calcext:value-type="date">
            <text:p>2021-11-09</text:p>
          </table:table-cell>
          <table:table-cell table:style-name="ce6" office:value-type="float" office:value="178.811493" calcext:value-type="float">
            <text:p>$178.81</text:p>
          </table:table-cell>
          <table:table-cell table:style-name="ce10" office:value-type="float" office:value="85898000" calcext:value-type="float">
            <text:p>85,898,000.00</text:p>
          </table:table-cell>
          <table:table-cell table:style-name="ce14" table:formula="of:=([.B182]-[.B183])/[.B183]" office:value-type="percentage" office:value="0.0250072392215709" calcext:value-type="percentage">
            <text:p>2.50%</text:p>
          </table:table-cell>
          <table:table-cell table:style-name="ce4" table:formula="of:=LN([.B182]/[.B183])" office:value-type="float" office:value="0.0246996752206221" calcext:value-type="float">
            <text:p>0.024699675220622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1-08" calcext:value-type="date">
            <text:p>2021-11-08</text:p>
          </table:table-cell>
          <table:table-cell table:style-name="ce6" office:value-type="float" office:value="174.449005" calcext:value-type="float">
            <text:p>$174.45</text:p>
          </table:table-cell>
          <table:table-cell table:style-name="ce10" office:value-type="float" office:value="61480000" calcext:value-type="float">
            <text:p>61,480,000.00</text:p>
          </table:table-cell>
          <table:table-cell table:style-name="ce14" table:formula="of:=([.B183]-[.B184])/[.B184]" office:value-type="percentage" office:value="-0.00852794727859767" calcext:value-type="percentage">
            <text:p>-0.85%</text:p>
          </table:table-cell>
          <table:table-cell table:style-name="ce4" table:formula="of:=LN([.B183]/[.B184])" office:value-type="float" office:value="-0.00856451828651043" calcext:value-type="float">
            <text:p>-0.00856451828651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1-05" calcext:value-type="date">
            <text:p>2021-11-05</text:p>
          </table:table-cell>
          <table:table-cell table:style-name="ce6" office:value-type="float" office:value="175.949493" calcext:value-type="float">
            <text:p>$175.95</text:p>
          </table:table-cell>
          <table:table-cell table:style-name="ce10" office:value-type="float" office:value="99940000" calcext:value-type="float">
            <text:p>99,940,000.00</text:p>
          </table:table-cell>
          <table:table-cell table:style-name="ce14" table:formula="of:=([.B184]-[.B185])/[.B185]" office:value-type="percentage" office:value="0.0120764275383458" calcext:value-type="percentage">
            <text:p>1.21%</text:p>
          </table:table-cell>
          <table:table-cell table:style-name="ce4" table:formula="of:=LN([.B184]/[.B185])" office:value-type="float" office:value="0.0120040892966357" calcext:value-type="float">
            <text:p>0.012004089296636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1-04" calcext:value-type="date">
            <text:p>2021-11-04</text:p>
          </table:table-cell>
          <table:table-cell table:style-name="ce6" office:value-type="float" office:value="173.850006" calcext:value-type="float">
            <text:p>$173.85</text:p>
          </table:table-cell>
          <table:table-cell table:style-name="ce10" office:value-type="float" office:value="107060000" calcext:value-type="float">
            <text:p>107,060,000.00</text:p>
          </table:table-cell>
          <table:table-cell table:style-name="ce14" table:formula="of:=([.B185]-[.B186])/[.B186]" office:value-type="percentage" office:value="0.0274823231823108" calcext:value-type="percentage">
            <text:p>2.75%</text:p>
          </table:table-cell>
          <table:table-cell table:style-name="ce4" table:formula="of:=LN([.B185]/[.B186])" office:value-type="float" office:value="0.0271114635247543" calcext:value-type="float">
            <text:p>0.027111463524754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1-03" calcext:value-type="date">
            <text:p>2021-11-03</text:p>
          </table:table-cell>
          <table:table-cell table:style-name="ce6" office:value-type="float" office:value="169.199997" calcext:value-type="float">
            <text:p>$169.20</text:p>
          </table:table-cell>
          <table:table-cell table:style-name="ce10" office:value-type="float" office:value="67944000" calcext:value-type="float">
            <text:p>67,944,000.00</text:p>
          </table:table-cell>
          <table:table-cell table:style-name="ce14" table:formula="of:=([.B186]-[.B187])/[.B187]" office:value-type="percentage" office:value="0.0215078111208116" calcext:value-type="percentage">
            <text:p>2.15%</text:p>
          </table:table-cell>
          <table:table-cell table:style-name="ce4" table:formula="of:=LN([.B186]/[.B187])" office:value-type="float" office:value="0.0212797819627125" calcext:value-type="float">
            <text:p>0.021279781962713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1-02" calcext:value-type="date">
            <text:p>2021-11-02</text:p>
          </table:table-cell>
          <table:table-cell table:style-name="ce6" office:value-type="float" office:value="165.637497" calcext:value-type="float">
            <text:p>$165.64</text:p>
          </table:table-cell>
          <table:table-cell table:style-name="ce10" office:value-type="float" office:value="52552000" calcext:value-type="float">
            <text:p>52,552,000.00</text:p>
          </table:table-cell>
          <table:table-cell table:style-name="ce14" table:formula="of:=([.B187]-[.B188])/[.B188]" office:value-type="percentage" office:value="-0.00161540754688182" calcext:value-type="percentage">
            <text:p>-0.16%</text:p>
          </table:table-cell>
          <table:table-cell table:style-name="ce4" table:formula="of:=LN([.B187]/[.B188])" office:value-type="float" office:value="-0.00161671372451542" calcext:value-type="float">
            <text:p>-0.001616713724515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1-01" calcext:value-type="date">
            <text:p>2021-11-01</text:p>
          </table:table-cell>
          <table:table-cell table:style-name="ce6" office:value-type="float" office:value="165.905502" calcext:value-type="float">
            <text:p>$165.91</text:p>
          </table:table-cell>
          <table:table-cell table:style-name="ce10" office:value-type="float" office:value="72178000" calcext:value-type="float">
            <text:p>72,178,000.00</text:p>
          </table:table-cell>
          <table:table-cell table:style-name="ce14" table:formula="of:=([.B188]-[.B189])/[.B189]" office:value-type="percentage" office:value="-0.0161071032066337" calcext:value-type="percentage">
            <text:p>-1.61%</text:p>
          </table:table-cell>
          <table:table-cell table:style-name="ce4" table:formula="of:=LN([.B188]/[.B189])" office:value-type="float" office:value="-0.016238232576089" calcext:value-type="float">
            <text:p>-0.016238232576089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0-29" calcext:value-type="date">
            <text:p>2021-10-29</text:p>
          </table:table-cell>
          <table:table-cell table:style-name="ce6" office:value-type="float" office:value="168.621506" calcext:value-type="float">
            <text:p>$168.62</text:p>
          </table:table-cell>
          <table:table-cell table:style-name="ce10" office:value-type="float" office:value="129722000" calcext:value-type="float">
            <text:p>129,722,000.00</text:p>
          </table:table-cell>
          <table:table-cell table:style-name="ce14" table:formula="of:=([.B189]-[.B190])/[.B190]" office:value-type="percentage" office:value="-0.0215112408622633" calcext:value-type="percentage">
            <text:p>-2.15%</text:p>
          </table:table-cell>
          <table:table-cell table:style-name="ce4" table:formula="of:=LN([.B189]/[.B190])" office:value-type="float" office:value="-0.0217459800630531" calcext:value-type="float">
            <text:p>-0.021745980063053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0-28" calcext:value-type="date">
            <text:p>2021-10-28</text:p>
          </table:table-cell>
          <table:table-cell table:style-name="ce6" office:value-type="float" office:value="172.328506" calcext:value-type="float">
            <text:p>$172.33</text:p>
          </table:table-cell>
          <table:table-cell table:style-name="ce10" office:value-type="float" office:value="114174000" calcext:value-type="float">
            <text:p>114,174,000.00</text:p>
          </table:table-cell>
          <table:table-cell table:style-name="ce14" table:formula="of:=([.B190]-[.B191])/[.B191]" office:value-type="percentage" office:value="0.0159411527448253" calcext:value-type="percentage">
            <text:p>1.59%</text:p>
          </table:table-cell>
          <table:table-cell table:style-name="ce4" table:formula="of:=LN([.B190]/[.B191])" office:value-type="float" office:value="0.0158154269520848" calcext:value-type="float">
            <text:p>0.015815426952085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0-27" calcext:value-type="date">
            <text:p>2021-10-27</text:p>
          </table:table-cell>
          <table:table-cell table:style-name="ce6" office:value-type="float" office:value="169.624496" calcext:value-type="float">
            <text:p>$169.62</text:p>
          </table:table-cell>
          <table:table-cell table:style-name="ce10" office:value-type="float" office:value="54044000" calcext:value-type="float">
            <text:p>54,044,000.00</text:p>
          </table:table-cell>
          <table:table-cell table:style-name="ce14" table:formula="of:=([.B191]-[.B192])/[.B192]" office:value-type="percentage" office:value="0.00486363739253578" calcext:value-type="percentage">
            <text:p>0.49%</text:p>
          </table:table-cell>
          <table:table-cell table:style-name="ce4" table:formula="of:=LN([.B191]/[.B192])" office:value-type="float" office:value="0.00485184811857546" calcext:value-type="float">
            <text:p>0.004851848118575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0-26" calcext:value-type="date">
            <text:p>2021-10-26</text:p>
          </table:table-cell>
          <table:table-cell table:style-name="ce6" office:value-type="float" office:value="168.803497" calcext:value-type="float">
            <text:p>$168.80</text:p>
          </table:table-cell>
          <table:table-cell table:style-name="ce10" office:value-type="float" office:value="53966000" calcext:value-type="float">
            <text:p>53,966,000.00</text:p>
          </table:table-cell>
          <table:table-cell table:style-name="ce14" table:formula="of:=([.B192]-[.B193])/[.B193]" office:value-type="percentage" office:value="0.0167752575806403" calcext:value-type="percentage">
            <text:p>1.68%</text:p>
          </table:table-cell>
          <table:table-cell table:style-name="ce4" table:formula="of:=LN([.B192]/[.B193])" office:value-type="float" office:value="0.0166361069824062" calcext:value-type="float">
            <text:p>0.016636106982406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0-25" calcext:value-type="date">
            <text:p>2021-10-25</text:p>
          </table:table-cell>
          <table:table-cell table:style-name="ce6" office:value-type="float" office:value="166.018494" calcext:value-type="float">
            <text:p>$166.02</text:p>
          </table:table-cell>
          <table:table-cell table:style-name="ce10" office:value-type="float" office:value="44520000" calcext:value-type="float">
            <text:p>44,520,000.00</text:p>
          </table:table-cell>
          <table:table-cell table:style-name="ce14" table:formula="of:=([.B193]-[.B194])/[.B194]" office:value-type="percentage" office:value="-0.00455098570373073" calcext:value-type="percentage">
            <text:p>-0.46%</text:p>
          </table:table-cell>
          <table:table-cell table:style-name="ce4" table:formula="of:=LN([.B193]/[.B194])" office:value-type="float" office:value="-0.00456137296600428" calcext:value-type="float">
            <text:p>-0.004561372966004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0-22" calcext:value-type="date">
            <text:p>2021-10-22</text:p>
          </table:table-cell>
          <table:table-cell table:style-name="ce6" office:value-type="float" office:value="166.777496" calcext:value-type="float">
            <text:p>$166.78</text:p>
          </table:table-cell>
          <table:table-cell table:style-name="ce10" office:value-type="float" office:value="62782000" calcext:value-type="float">
            <text:p>62,782,000.00</text:p>
          </table:table-cell>
          <table:table-cell table:style-name="ce14" table:formula="of:=([.B194]-[.B195])/[.B195]" office:value-type="percentage" office:value="-0.0289548378850754" calcext:value-type="percentage">
            <text:p>-2.90%</text:p>
          </table:table-cell>
          <table:table-cell table:style-name="ce4" table:formula="of:=LN([.B194]/[.B195])" office:value-type="float" office:value="-0.0293823008404608" calcext:value-type="float">
            <text:p>-0.029382300840461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0-21" calcext:value-type="date">
            <text:p>2021-10-21</text:p>
          </table:table-cell>
          <table:table-cell table:style-name="ce6" office:value-type="float" office:value="171.750504" calcext:value-type="float">
            <text:p>$171.75</text:p>
          </table:table-cell>
          <table:table-cell table:style-name="ce10" office:value-type="float" office:value="37628000" calcext:value-type="float">
            <text:p>37,628,000.00</text:p>
          </table:table-cell>
          <table:table-cell table:style-name="ce14" table:formula="of:=([.B195]-[.B196])/[.B196]" office:value-type="percentage" office:value="0.00584175952955117" calcext:value-type="percentage">
            <text:p>0.58%</text:p>
          </table:table-cell>
          <table:table-cell table:style-name="ce4" table:formula="of:=LN([.B195]/[.B196])" office:value-type="float" office:value="0.00582476261481871" calcext:value-type="float">
            <text:p>0.005824762614819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0-20" calcext:value-type="date">
            <text:p>2021-10-20</text:p>
          </table:table-cell>
          <table:table-cell table:style-name="ce6" office:value-type="float" office:value="170.753006" calcext:value-type="float">
            <text:p>$170.75</text:p>
          </table:table-cell>
          <table:table-cell table:style-name="ce10" office:value-type="float" office:value="42796000" calcext:value-type="float">
            <text:p>42,796,000.00</text:p>
          </table:table-cell>
          <table:table-cell table:style-name="ce14" table:formula="of:=([.B196]-[.B197])/[.B197]" office:value-type="percentage" office:value="-0.00844619407525935" calcext:value-type="percentage">
            <text:p>-0.84%</text:p>
          </table:table-cell>
          <table:table-cell table:style-name="ce4" table:formula="of:=LN([.B196]/[.B197])" office:value-type="float" office:value="-0.00848206529879156" calcext:value-type="float">
            <text:p>-0.008482065298792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0-19" calcext:value-type="date">
            <text:p>2021-10-19</text:p>
          </table:table-cell>
          <table:table-cell table:style-name="ce6" office:value-type="float" office:value="172.207504" calcext:value-type="float">
            <text:p>$172.21</text:p>
          </table:table-cell>
          <table:table-cell table:style-name="ce10" office:value-type="float" office:value="47722000" calcext:value-type="float">
            <text:p>47,722,000.00</text:p>
          </table:table-cell>
          <table:table-cell table:style-name="ce14" table:formula="of:=([.B197]-[.B198])/[.B198]" office:value-type="percentage" office:value="-0.000751446268017458" calcext:value-type="percentage">
            <text:p>-0.08%</text:p>
          </table:table-cell>
          <table:table-cell table:style-name="ce4" table:formula="of:=LN([.B197]/[.B198])" office:value-type="float" office:value="-0.000751728745284202" calcext:value-type="float">
            <text:p>-0.000751728745284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0-18" calcext:value-type="date">
            <text:p>2021-10-18</text:p>
          </table:table-cell>
          <table:table-cell table:style-name="ce6" office:value-type="float" office:value="172.337006" calcext:value-type="float">
            <text:p>$172.34</text:p>
          </table:table-cell>
          <table:table-cell table:style-name="ce10" office:value-type="float" office:value="63482000" calcext:value-type="float">
            <text:p>63,482,000.00</text:p>
          </table:table-cell>
          <table:table-cell table:style-name="ce14" table:formula="of:=([.B198]-[.B199])/[.B199]" office:value-type="percentage" office:value="0.0110647749543323" calcext:value-type="percentage">
            <text:p>1.11%</text:p>
          </table:table-cell>
          <table:table-cell table:style-name="ce4" table:formula="of:=LN([.B198]/[.B199])" office:value-type="float" office:value="0.0110040081682545" calcext:value-type="float">
            <text:p>0.011004008168255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0-15" calcext:value-type="date">
            <text:p>2021-10-15</text:p>
          </table:table-cell>
          <table:table-cell table:style-name="ce6" office:value-type="float" office:value="170.451004" calcext:value-type="float">
            <text:p>$170.45</text:p>
          </table:table-cell>
          <table:table-cell table:style-name="ce10" office:value-type="float" office:value="103598000" calcext:value-type="float">
            <text:p>103,598,000.00</text:p>
          </table:table-cell>
          <table:table-cell table:style-name="ce14" table:formula="of:=([.B199]-[.B200])/[.B200]" office:value-type="percentage" office:value="0.033080240569727" calcext:value-type="percentage">
            <text:p>3.31%</text:p>
          </table:table-cell>
          <table:table-cell table:style-name="ce4" table:formula="of:=LN([.B199]/[.B200])" office:value-type="float" office:value="0.0325448643422025" calcext:value-type="float">
            <text:p>0.032544864342203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0-14" calcext:value-type="date">
            <text:p>2021-10-14</text:p>
          </table:table-cell>
          <table:table-cell table:style-name="ce6" office:value-type="float" office:value="164.992996" calcext:value-type="float">
            <text:p>$164.99</text:p>
          </table:table-cell>
          <table:table-cell table:style-name="ce10" office:value-type="float" office:value="42190000" calcext:value-type="float">
            <text:p>42,190,000.00</text:p>
          </table:table-cell>
          <table:table-cell table:style-name="ce14" table:formula="of:=([.B200]-[.B201])/[.B201]" office:value-type="percentage" office:value="0.00474375495561429" calcext:value-type="percentage">
            <text:p>0.47%</text:p>
          </table:table-cell>
          <table:table-cell table:style-name="ce4" table:formula="of:=LN([.B200]/[.B201])" office:value-type="float" office:value="0.00473253880719435" calcext:value-type="float">
            <text:p>0.004732538807194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0-13" calcext:value-type="date">
            <text:p>2021-10-13</text:p>
          </table:table-cell>
          <table:table-cell table:style-name="ce6" office:value-type="float" office:value="164.214005" calcext:value-type="float">
            <text:p>$164.21</text:p>
          </table:table-cell>
          <table:table-cell table:style-name="ce10" office:value-type="float" office:value="48402000" calcext:value-type="float">
            <text:p>48,402,000.00</text:p>
          </table:table-cell>
          <table:table-cell table:style-name="ce14" table:formula="of:=([.B201]-[.B202])/[.B202]" office:value-type="percentage" office:value="0.011378603274822" calcext:value-type="percentage">
            <text:p>1.14%</text:p>
          </table:table-cell>
          <table:table-cell table:style-name="ce4" table:formula="of:=LN([.B201]/[.B202])" office:value-type="float" office:value="0.0113143538880772" calcext:value-type="float">
            <text:p>0.011314353888077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0-12" calcext:value-type="date">
            <text:p>2021-10-12</text:p>
          </table:table-cell>
          <table:table-cell table:style-name="ce6" office:value-type="float" office:value="162.366501" calcext:value-type="float">
            <text:p>$162.37</text:p>
          </table:table-cell>
          <table:table-cell table:style-name="ce10" office:value-type="float" office:value="36392000" calcext:value-type="float">
            <text:p>36,392,000.00</text:p>
          </table:table-cell>
          <table:table-cell table:style-name="ce14" table:formula="of:=([.B202]-[.B203])/[.B203]" office:value-type="percentage" office:value="0.000317278128117861" calcext:value-type="percentage">
            <text:p>0.03%</text:p>
          </table:table-cell>
          <table:table-cell table:style-name="ce4" table:formula="of:=LN([.B202]/[.B203])" office:value-type="float" office:value="0.000317227806056258" calcext:value-type="float">
            <text:p>0.000317227806056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0-11" calcext:value-type="date">
            <text:p>2021-10-11</text:p>
          </table:table-cell>
          <table:table-cell table:style-name="ce6" office:value-type="float" office:value="162.315002" calcext:value-type="float">
            <text:p>$162.32</text:p>
          </table:table-cell>
          <table:table-cell table:style-name="ce10" office:value-type="float" office:value="40684000" calcext:value-type="float">
            <text:p>40,684,000.00</text:p>
          </table:table-cell>
          <table:table-cell table:style-name="ce14" table:formula="of:=([.B203]-[.B204])/[.B204]" office:value-type="percentage" office:value="-0.0128686075010188" calcext:value-type="percentage">
            <text:p>-1.29%</text:p>
          </table:table-cell>
          <table:table-cell table:style-name="ce4" table:formula="of:=LN([.B203]/[.B204])" office:value-type="float" office:value="-0.0129521253094772" calcext:value-type="float">
            <text:p>-0.012952125309477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0-08" calcext:value-type="date">
            <text:p>2021-10-08</text:p>
          </table:table-cell>
          <table:table-cell table:style-name="ce6" office:value-type="float" office:value="164.431" calcext:value-type="float">
            <text:p>$164.43</text:p>
          </table:table-cell>
          <table:table-cell table:style-name="ce10" office:value-type="float" office:value="39964000" calcext:value-type="float">
            <text:p>39,964,000.00</text:p>
          </table:table-cell>
          <table:table-cell table:style-name="ce14" table:formula="of:=([.B204]-[.B205])/[.B205]" office:value-type="percentage" office:value="-0.00418180536701258" calcext:value-type="percentage">
            <text:p>-0.42%</text:p>
          </table:table-cell>
          <table:table-cell table:style-name="ce4" table:formula="of:=LN([.B204]/[.B205])" office:value-type="float" office:value="-0.00419057356822126" calcext:value-type="float">
            <text:p>-0.004190573568221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0-07" calcext:value-type="date">
            <text:p>2021-10-07</text:p>
          </table:table-cell>
          <table:table-cell table:style-name="ce6" office:value-type="float" office:value="165.121506" calcext:value-type="float">
            <text:p>$165.12</text:p>
          </table:table-cell>
          <table:table-cell table:style-name="ce10" office:value-type="float" office:value="48182000" calcext:value-type="float">
            <text:p>48,182,000.00</text:p>
          </table:table-cell>
          <table:table-cell table:style-name="ce14" table:formula="of:=([.B205]-[.B206])/[.B206]" office:value-type="percentage" office:value="0.0123912071044985" calcext:value-type="percentage">
            <text:p>1.24%</text:p>
          </table:table-cell>
          <table:table-cell table:style-name="ce4" table:formula="of:=LN([.B205]/[.B206])" office:value-type="float" office:value="0.0123150644520819" calcext:value-type="float">
            <text:p>0.012315064452082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0-06" calcext:value-type="date">
            <text:p>2021-10-06</text:p>
          </table:table-cell>
          <table:table-cell table:style-name="ce6" office:value-type="float" office:value="163.100494" calcext:value-type="float">
            <text:p>$163.10</text:p>
          </table:table-cell>
          <table:table-cell table:style-name="ce10" office:value-type="float" office:value="50660000" calcext:value-type="float">
            <text:p>50,660,000.00</text:p>
          </table:table-cell>
          <table:table-cell table:style-name="ce14" table:formula="of:=([.B206]-[.B207])/[.B207]" office:value-type="percentage" office:value="0.0127320146650354" calcext:value-type="percentage">
            <text:p>1.27%</text:p>
          </table:table-cell>
          <table:table-cell table:style-name="ce4" table:formula="of:=LN([.B206]/[.B207])" office:value-type="float" office:value="0.0126516440340951" calcext:value-type="float">
            <text:p>0.012651644034095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0-05" calcext:value-type="date">
            <text:p>2021-10-05</text:p>
          </table:table-cell>
          <table:table-cell table:style-name="ce6" office:value-type="float" office:value="161.050003" calcext:value-type="float">
            <text:p>$161.05</text:p>
          </table:table-cell>
          <table:table-cell table:style-name="ce10" office:value-type="float" office:value="65384000" calcext:value-type="float">
            <text:p>65,384,000.00</text:p>
          </table:table-cell>
          <table:table-cell table:style-name="ce14" table:formula="of:=([.B207]-[.B208])/[.B208]" office:value-type="percentage" office:value="0.00978754032927083" calcext:value-type="percentage">
            <text:p>0.98%</text:p>
          </table:table-cell>
          <table:table-cell table:style-name="ce4" table:formula="of:=LN([.B207]/[.B208])" office:value-type="float" office:value="0.00973995261558563" calcext:value-type="float">
            <text:p>0.009739952615586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0-04" calcext:value-type="date">
            <text:p>2021-10-04</text:p>
          </table:table-cell>
          <table:table-cell table:style-name="ce6" office:value-type="float" office:value="159.488998" calcext:value-type="float">
            <text:p>$159.49</text:p>
          </table:table-cell>
          <table:table-cell table:style-name="ce10" office:value-type="float" office:value="90462000" calcext:value-type="float">
            <text:p>90,462,000.00</text:p>
          </table:table-cell>
          <table:table-cell table:style-name="ce14" table:formula="of:=([.B208]-[.B209])/[.B209]" office:value-type="percentage" office:value="-0.0284716785806184" calcext:value-type="percentage">
            <text:p>-2.85%</text:p>
          </table:table-cell>
          <table:table-cell table:style-name="ce4" table:formula="of:=LN([.B208]/[.B209])" office:value-type="float" office:value="-0.0288848583308049" calcext:value-type="float">
            <text:p>-0.028884858330805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10-01" calcext:value-type="date">
            <text:p>2021-10-01</text:p>
          </table:table-cell>
          <table:table-cell table:style-name="ce6" office:value-type="float" office:value="164.162994" calcext:value-type="float">
            <text:p>$164.16</text:p>
          </table:table-cell>
          <table:table-cell table:style-name="ce10" office:value-type="float" office:value="56712000" calcext:value-type="float">
            <text:p>56,712,000.00</text:p>
          </table:table-cell>
          <table:table-cell table:style-name="ce14" table:formula="of:=([.B209]-[.B210])/[.B210]" office:value-type="percentage" office:value="-0.000541880771874286" calcext:value-type="percentage">
            <text:p>-0.05%</text:p>
          </table:table-cell>
          <table:table-cell table:style-name="ce4" table:formula="of:=LN([.B209]/[.B210])" office:value-type="float" office:value="-0.00054202764231971" calcext:value-type="float">
            <text:p>-0.00054202764232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9-30" calcext:value-type="date">
            <text:p>2021-09-30</text:p>
          </table:table-cell>
          <table:table-cell table:style-name="ce6" office:value-type="float" office:value="164.251999" calcext:value-type="float">
            <text:p>$164.25</text:p>
          </table:table-cell>
          <table:table-cell table:style-name="ce10" office:value-type="float" office:value="56848000" calcext:value-type="float">
            <text:p>56,848,000.00</text:p>
          </table:table-cell>
          <table:table-cell table:style-name="ce14" table:formula="of:=([.B210]-[.B211])/[.B211]" office:value-type="percentage" office:value="-0.00487108011826289" calcext:value-type="percentage">
            <text:p>-0.49%</text:p>
          </table:table-cell>
          <table:table-cell table:style-name="ce4" table:formula="of:=LN([.B210]/[.B211])" office:value-type="float" office:value="-0.00488298249637755" calcext:value-type="float">
            <text:p>-0.004882982496378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9-29" calcext:value-type="date">
            <text:p>2021-09-29</text:p>
          </table:table-cell>
          <table:table-cell table:style-name="ce6" office:value-type="float" office:value="165.056" calcext:value-type="float">
            <text:p>$165.06</text:p>
          </table:table-cell>
          <table:table-cell table:style-name="ce10" office:value-type="float" office:value="51246000" calcext:value-type="float">
            <text:p>51,246,000.00</text:p>
          </table:table-cell>
          <table:table-cell table:style-name="ce14" table:formula="of:=([.B211]-[.B212])/[.B212]" office:value-type="percentage" office:value="-0.00447534941373589" calcext:value-type="percentage">
            <text:p>-0.45%</text:p>
          </table:table-cell>
          <table:table-cell table:style-name="ce4" table:formula="of:=LN([.B211]/[.B212])" office:value-type="float" office:value="-0.00448539376912655" calcext:value-type="float">
            <text:p>-0.004485393769127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9-28" calcext:value-type="date">
            <text:p>2021-09-28</text:p>
          </table:table-cell>
          <table:table-cell table:style-name="ce6" office:value-type="float" office:value="165.798004" calcext:value-type="float">
            <text:p>$165.80</text:p>
          </table:table-cell>
          <table:table-cell table:style-name="ce10" office:value-type="float" office:value="88616000" calcext:value-type="float">
            <text:p>88,616,000.00</text:p>
          </table:table-cell>
          <table:table-cell table:style-name="ce14" table:formula="of:=([.B212]-[.B213])/[.B213]" office:value-type="percentage" office:value="-0.0263784672303088" calcext:value-type="percentage">
            <text:p>-2.64%</text:p>
          </table:table-cell>
          <table:table-cell table:style-name="ce4" table:formula="of:=LN([.B212]/[.B213])" office:value-type="float" office:value="-0.0267326209041582" calcext:value-type="float">
            <text:p>-0.026732620904158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9-27" calcext:value-type="date">
            <text:p>2021-09-27</text:p>
          </table:table-cell>
          <table:table-cell table:style-name="ce6" office:value-type="float" office:value="170.289993" calcext:value-type="float">
            <text:p>$170.29</text:p>
          </table:table-cell>
          <table:table-cell table:style-name="ce10" office:value-type="float" office:value="72690000" calcext:value-type="float">
            <text:p>72,690,000.00</text:p>
          </table:table-cell>
          <table:table-cell table:style-name="ce14" table:formula="of:=([.B213]-[.B214])/[.B214]" office:value-type="percentage" office:value="-0.00575683688457905" calcext:value-type="percentage">
            <text:p>-0.58%</text:p>
          </table:table-cell>
          <table:table-cell table:style-name="ce4" table:formula="of:=LN([.B213]/[.B214])" office:value-type="float" office:value="-0.00577347134199692" calcext:value-type="float">
            <text:p>-0.005773471341997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9-24" calcext:value-type="date">
            <text:p>2021-09-24</text:p>
          </table:table-cell>
          <table:table-cell table:style-name="ce6" office:value-type="float" office:value="171.276001" calcext:value-type="float">
            <text:p>$171.28</text:p>
          </table:table-cell>
          <table:table-cell table:style-name="ce10" office:value-type="float" office:value="42324000" calcext:value-type="float">
            <text:p>42,324,000.00</text:p>
          </table:table-cell>
          <table:table-cell table:style-name="ce14" table:formula="of:=([.B214]-[.B215])/[.B215]" office:value-type="percentage" office:value="0.00278687348735002" calcext:value-type="percentage">
            <text:p>0.28%</text:p>
          </table:table-cell>
          <table:table-cell table:style-name="ce4" table:formula="of:=LN([.B214]/[.B215])" office:value-type="float" office:value="0.00278299735528917" calcext:value-type="float">
            <text:p>0.002782997355289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9-23" calcext:value-type="date">
            <text:p>2021-09-23</text:p>
          </table:table-cell>
          <table:table-cell table:style-name="ce6" office:value-type="float" office:value="170.800003" calcext:value-type="float">
            <text:p>$170.80</text:p>
          </table:table-cell>
          <table:table-cell table:style-name="ce10" office:value-type="float" office:value="47588000" calcext:value-type="float">
            <text:p>47,588,000.00</text:p>
          </table:table-cell>
          <table:table-cell table:style-name="ce14" table:formula="of:=([.B215]-[.B216])/[.B216]" office:value-type="percentage" office:value="0.0106359431294101" calcext:value-type="percentage">
            <text:p>1.06%</text:p>
          </table:table-cell>
          <table:table-cell table:style-name="ce4" table:formula="of:=LN([.B215]/[.B216])" office:value-type="float" office:value="0.0105797793716599" calcext:value-type="float">
            <text:p>0.01057977937166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9-22" calcext:value-type="date">
            <text:p>2021-09-22</text:p>
          </table:table-cell>
          <table:table-cell table:style-name="ce6" office:value-type="float" office:value="169.002502" calcext:value-type="float">
            <text:p>$169.00</text:p>
          </table:table-cell>
          <table:table-cell table:style-name="ce10" office:value-type="float" office:value="48228000" calcext:value-type="float">
            <text:p>48,228,000.00</text:p>
          </table:table-cell>
          <table:table-cell table:style-name="ce14" table:formula="of:=([.B216]-[.B217])/[.B217]" office:value-type="percentage" office:value="0.0108923473429952" calcext:value-type="percentage">
            <text:p>1.09%</text:p>
          </table:table-cell>
          <table:table-cell table:style-name="ce4" table:formula="of:=LN([.B216]/[.B217])" office:value-type="float" office:value="0.0108334530067691" calcext:value-type="float">
            <text:p>0.010833453006769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9-21" calcext:value-type="date">
            <text:p>2021-09-21</text:p>
          </table:table-cell>
          <table:table-cell table:style-name="ce6" office:value-type="float" office:value="167.181503" calcext:value-type="float">
            <text:p>$167.18</text:p>
          </table:table-cell>
          <table:table-cell table:style-name="ce10" office:value-type="float" office:value="55618000" calcext:value-type="float">
            <text:p>55,618,000.00</text:p>
          </table:table-cell>
          <table:table-cell table:style-name="ce14" table:formula="of:=([.B217]-[.B218])/[.B218]" office:value-type="percentage" office:value="-0.00360574899414285" calcext:value-type="percentage">
            <text:p>-0.36%</text:p>
          </table:table-cell>
          <table:table-cell table:style-name="ce4" table:formula="of:=LN([.B217]/[.B218])" office:value-type="float" office:value="-0.00361226537605483" calcext:value-type="float">
            <text:p>-0.003612265376055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9-20" calcext:value-type="date">
            <text:p>2021-09-20</text:p>
          </table:table-cell>
          <table:table-cell table:style-name="ce6" office:value-type="float" office:value="167.786499" calcext:value-type="float">
            <text:p>$167.79</text:p>
          </table:table-cell>
          <table:table-cell table:style-name="ce10" office:value-type="float" office:value="93382000" calcext:value-type="float">
            <text:p>93,382,000.00</text:p>
          </table:table-cell>
          <table:table-cell table:style-name="ce14" table:formula="of:=([.B218]-[.B219])/[.B219]" office:value-type="percentage" office:value="-0.030841744071415" calcext:value-type="percentage">
            <text:p>-3.08%</text:p>
          </table:table-cell>
          <table:table-cell table:style-name="ce4" table:formula="of:=LN([.B218]/[.B219])" office:value-type="float" office:value="-0.0313273616146868" calcext:value-type="float">
            <text:p>-0.031327361614687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9-17" calcext:value-type="date">
            <text:p>2021-09-17</text:p>
          </table:table-cell>
          <table:table-cell table:style-name="ce6" office:value-type="float" office:value="173.126007" calcext:value-type="float">
            <text:p>$173.13</text:p>
          </table:table-cell>
          <table:table-cell table:style-name="ce10" office:value-type="float" office:value="92332000" calcext:value-type="float">
            <text:p>92,332,000.00</text:p>
          </table:table-cell>
          <table:table-cell table:style-name="ce14" table:formula="of:=([.B219]-[.B220])/[.B220]" office:value-type="percentage" office:value="-0.00737332280966931" calcext:value-type="percentage">
            <text:p>-0.74%</text:p>
          </table:table-cell>
          <table:table-cell table:style-name="ce4" table:formula="of:=LN([.B219]/[.B220])" office:value-type="float" office:value="-0.00740064011667888" calcext:value-type="float">
            <text:p>-0.007400640116679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9-16" calcext:value-type="date">
            <text:p>2021-09-16</text:p>
          </table:table-cell>
          <table:table-cell table:style-name="ce6" office:value-type="float" office:value="174.412003" calcext:value-type="float">
            <text:p>$174.41</text:p>
          </table:table-cell>
          <table:table-cell table:style-name="ce10" office:value-type="float" office:value="51672000" calcext:value-type="float">
            <text:p>51,672,000.00</text:p>
          </table:table-cell>
          <table:table-cell table:style-name="ce14" table:formula="of:=([.B220]-[.B221])/[.B221]" office:value-type="percentage" office:value="0.00358190789484099" calcext:value-type="percentage">
            <text:p>0.36%</text:p>
          </table:table-cell>
          <table:table-cell table:style-name="ce4" table:formula="of:=LN([.B220]/[.B221])" office:value-type="float" office:value="0.003575508140425" calcext:value-type="float">
            <text:p>0.003575508140425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9-15" calcext:value-type="date">
            <text:p>2021-09-15</text:p>
          </table:table-cell>
          <table:table-cell table:style-name="ce6" office:value-type="float" office:value="173.789505" calcext:value-type="float">
            <text:p>$173.79</text:p>
          </table:table-cell>
          <table:table-cell table:style-name="ce10" office:value-type="float" office:value="59150000" calcext:value-type="float">
            <text:p>59,150,000.00</text:p>
          </table:table-cell>
          <table:table-cell table:style-name="ce14" table:formula="of:=([.B221]-[.B222])/[.B222]" office:value-type="percentage" office:value="0.00747539130434777" calcext:value-type="percentage">
            <text:p>0.75%</text:p>
          </table:table-cell>
          <table:table-cell table:style-name="ce4" table:formula="of:=LN([.B221]/[.B222])" office:value-type="float" office:value="0.00744758903602399" calcext:value-type="float">
            <text:p>0.007447589036024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9-14" calcext:value-type="date">
            <text:p>2021-09-14</text:p>
          </table:table-cell>
          <table:table-cell table:style-name="ce6" office:value-type="float" office:value="172.5" calcext:value-type="float">
            <text:p>$172.50</text:p>
          </table:table-cell>
          <table:table-cell table:style-name="ce10" office:value-type="float" office:value="38738000" calcext:value-type="float">
            <text:p>38,738,000.00</text:p>
          </table:table-cell>
          <table:table-cell table:style-name="ce14" table:formula="of:=([.B222]-[.B223])/[.B223]" office:value-type="percentage" office:value="-0.00207397952446718" calcext:value-type="percentage">
            <text:p>-0.21%</text:p>
          </table:table-cell>
          <table:table-cell table:style-name="ce4" table:formula="of:=LN([.B222]/[.B223])" office:value-type="float" office:value="-0.0020761331983" calcext:value-type="float">
            <text:p>-0.0020761331983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9-13" calcext:value-type="date">
            <text:p>2021-09-13</text:p>
          </table:table-cell>
          <table:table-cell table:style-name="ce6" office:value-type="float" office:value="172.858505" calcext:value-type="float">
            <text:p>$172.86</text:p>
          </table:table-cell>
          <table:table-cell table:style-name="ce10" office:value-type="float" office:value="51380000" calcext:value-type="float">
            <text:p>51,380,000.00</text:p>
          </table:table-cell>
          <table:table-cell table:style-name="ce14" table:formula="of:=([.B223]-[.B224])/[.B224]" office:value-type="percentage" office:value="-0.00345328963110176" calcext:value-type="percentage">
            <text:p>-0.35%</text:p>
          </table:table-cell>
          <table:table-cell table:style-name="ce4" table:formula="of:=LN([.B223]/[.B224])" office:value-type="float" office:value="-0.00345926599845828" calcext:value-type="float">
            <text:p>-0.003459265998458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9-10" calcext:value-type="date">
            <text:p>2021-09-10</text:p>
          </table:table-cell>
          <table:table-cell table:style-name="ce6" office:value-type="float" office:value="173.457504" calcext:value-type="float">
            <text:p>$173.46</text:p>
          </table:table-cell>
          <table:table-cell table:style-name="ce10" office:value-type="float" office:value="47946000" calcext:value-type="float">
            <text:p>47,946,000.00</text:p>
          </table:table-cell>
          <table:table-cell table:style-name="ce14" table:formula="of:=([.B224]-[.B225])/[.B225]" office:value-type="percentage" office:value="-0.00430800554599115" calcext:value-type="percentage">
            <text:p>-0.43%</text:p>
          </table:table-cell>
          <table:table-cell table:style-name="ce4" table:formula="of:=LN([.B224]/[.B225])" office:value-type="float" office:value="-0.00431731173892111" calcext:value-type="float">
            <text:p>-0.004317311738921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9-09" calcext:value-type="date">
            <text:p>2021-09-09</text:p>
          </table:table-cell>
          <table:table-cell table:style-name="ce6" office:value-type="float" office:value="174.207993" calcext:value-type="float">
            <text:p>$174.21</text:p>
          </table:table-cell>
          <table:table-cell table:style-name="ce10" office:value-type="float" office:value="54384000" calcext:value-type="float">
            <text:p>54,384,000.00</text:p>
          </table:table-cell>
          <table:table-cell table:style-name="ce14" table:formula="of:=([.B225]-[.B226])/[.B226]" office:value-type="percentage" office:value="-0.0117260023846604" calcext:value-type="percentage">
            <text:p>-1.17%</text:p>
          </table:table-cell>
          <table:table-cell table:style-name="ce4" table:formula="of:=LN([.B225]/[.B226])" office:value-type="float" office:value="-0.0117952941602848" calcext:value-type="float">
            <text:p>-0.011795294160285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9-08" calcext:value-type="date">
            <text:p>2021-09-08</text:p>
          </table:table-cell>
          <table:table-cell table:style-name="ce6" office:value-type="float" office:value="176.274994" calcext:value-type="float">
            <text:p>$176.27</text:p>
          </table:table-cell>
          <table:table-cell table:style-name="ce10" office:value-type="float" office:value="61068000" calcext:value-type="float">
            <text:p>61,068,000.00</text:p>
          </table:table-cell>
          <table:table-cell table:style-name="ce14" table:formula="of:=([.B226]-[.B227])/[.B227]" office:value-type="percentage" office:value="0.00461917386328405" calcext:value-type="percentage">
            <text:p>0.46%</text:p>
          </table:table-cell>
          <table:table-cell table:style-name="ce4" table:formula="of:=LN([.B226]/[.B227])" office:value-type="float" office:value="0.00460853821904484" calcext:value-type="float">
            <text:p>0.004608538219045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9-07" calcext:value-type="date">
            <text:p>2021-09-07</text:p>
          </table:table-cell>
          <table:table-cell table:style-name="ce6" office:value-type="float" office:value="175.464493" calcext:value-type="float">
            <text:p>$175.46</text:p>
          </table:table-cell>
          <table:table-cell table:style-name="ce10" office:value-type="float" office:value="54758000" calcext:value-type="float">
            <text:p>54,758,000.00</text:p>
          </table:table-cell>
          <table:table-cell table:style-name="ce14" table:formula="of:=([.B227]-[.B228])/[.B228]" office:value-type="percentage" office:value="0.00898202749200328" calcext:value-type="percentage">
            <text:p>0.90%</text:p>
          </table:table-cell>
          <table:table-cell table:style-name="ce4" table:formula="of:=LN([.B227]/[.B228])" office:value-type="float" office:value="0.00894192901462012" calcext:value-type="float">
            <text:p>0.00894192901462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9-03" calcext:value-type="date">
            <text:p>2021-09-03</text:p>
          </table:table-cell>
          <table:table-cell table:style-name="ce6" office:value-type="float" office:value="173.902496" calcext:value-type="float">
            <text:p>$173.90</text:p>
          </table:table-cell>
          <table:table-cell table:style-name="ce10" office:value-type="float" office:value="51514000" calcext:value-type="float">
            <text:p>51,514,000.00</text:p>
          </table:table-cell>
          <table:table-cell table:style-name="ce14" table:formula="of:=([.B228]-[.B229])/[.B229]" office:value-type="percentage" office:value="0.00431108349773338" calcext:value-type="percentage">
            <text:p>0.43%</text:p>
          </table:table-cell>
          <table:table-cell table:style-name="ce4" table:formula="of:=LN([.B228]/[.B229])" office:value-type="float" office:value="0.00430181739900913" calcext:value-type="float">
            <text:p>0.004301817399009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9-02" calcext:value-type="date">
            <text:p>2021-09-02</text:p>
          </table:table-cell>
          <table:table-cell table:style-name="ce6" office:value-type="float" office:value="173.156006" calcext:value-type="float">
            <text:p>$173.16</text:p>
          </table:table-cell>
          <table:table-cell table:style-name="ce10" office:value-type="float" office:value="58474000" calcext:value-type="float">
            <text:p>58,474,000.00</text:p>
          </table:table-cell>
          <table:table-cell table:style-name="ce14" table:formula="of:=([.B229]-[.B230])/[.B230]" office:value-type="percentage" office:value="-0.00456447837708215" calcext:value-type="percentage">
            <text:p>-0.46%</text:p>
          </table:table-cell>
          <table:table-cell table:style-name="ce4" table:formula="of:=LN([.B229]/[.B230])" office:value-type="float" office:value="-0.00457492741691116" calcext:value-type="float">
            <text:p>-0.004574927416911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9-01" calcext:value-type="date">
            <text:p>2021-09-01</text:p>
          </table:table-cell>
          <table:table-cell table:style-name="ce6" office:value-type="float" office:value="173.949997" calcext:value-type="float">
            <text:p>$173.95</text:p>
          </table:table-cell>
          <table:table-cell table:style-name="ce10" office:value-type="float" office:value="72598000" calcext:value-type="float">
            <text:p>72,598,000.00</text:p>
          </table:table-cell>
          <table:table-cell table:style-name="ce14" table:formula="of:=([.B230]-[.B231])/[.B231]" office:value-type="percentage" office:value="0.00236540953600164" calcext:value-type="percentage">
            <text:p>0.24%</text:p>
          </table:table-cell>
          <table:table-cell table:style-name="ce4" table:formula="of:=LN([.B230]/[.B231])" office:value-type="float" office:value="0.00236261635867028" calcext:value-type="float">
            <text:p>0.00236261635867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8-31" calcext:value-type="date">
            <text:p>2021-08-31</text:p>
          </table:table-cell>
          <table:table-cell table:style-name="ce6" office:value-type="float" office:value="173.539505" calcext:value-type="float">
            <text:p>$173.54</text:p>
          </table:table-cell>
          <table:table-cell table:style-name="ce10" office:value-type="float" office:value="87128000" calcext:value-type="float">
            <text:p>87,128,000.00</text:p>
          </table:table-cell>
          <table:table-cell table:style-name="ce14" table:formula="of:=([.B231]-[.B232])/[.B232]" office:value-type="percentage" office:value="0.0143852027793602" calcext:value-type="percentage">
            <text:p>1.44%</text:p>
          </table:table-cell>
          <table:table-cell table:style-name="ce4" table:formula="of:=LN([.B231]/[.B232])" office:value-type="float" office:value="0.0142827174289736" calcext:value-type="float">
            <text:p>0.014282717428974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8-30" calcext:value-type="date">
            <text:p>2021-08-30</text:p>
          </table:table-cell>
          <table:table-cell table:style-name="ce6" office:value-type="float" office:value="171.078506" calcext:value-type="float">
            <text:p>$171.08</text:p>
          </table:table-cell>
          <table:table-cell table:style-name="ce10" office:value-type="float" office:value="63844000" calcext:value-type="float">
            <text:p>63,844,000.00</text:p>
          </table:table-cell>
          <table:table-cell table:style-name="ce14" table:formula="of:=([.B232]-[.B233])/[.B233]" office:value-type="percentage" office:value="0.0214769981827128" calcext:value-type="percentage">
            <text:p>2.15%</text:p>
          </table:table-cell>
          <table:table-cell table:style-name="ce4" table:formula="of:=LN([.B232]/[.B233])" office:value-type="float" office:value="0.0212496173349964" calcext:value-type="float">
            <text:p>0.021249617334996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8-27" calcext:value-type="date">
            <text:p>2021-08-27</text:p>
          </table:table-cell>
          <table:table-cell table:style-name="ce6" office:value-type="float" office:value="167.481506" calcext:value-type="float">
            <text:p>$167.48</text:p>
          </table:table-cell>
          <table:table-cell table:style-name="ce10" office:value-type="float" office:value="48048000" calcext:value-type="float">
            <text:p>48,048,000.00</text:p>
          </table:table-cell>
          <table:table-cell table:style-name="ce14" table:formula="of:=([.B233]-[.B234])/[.B234]" office:value-type="percentage" office:value="0.0101417549431528" calcext:value-type="percentage">
            <text:p>1.01%</text:p>
          </table:table-cell>
          <table:table-cell table:style-name="ce4" table:formula="of:=LN([.B233]/[.B234])" office:value-type="float" office:value="0.010090672433692" calcext:value-type="float">
            <text:p>0.010090672433692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8-26" calcext:value-type="date">
            <text:p>2021-08-26</text:p>
          </table:table-cell>
          <table:table-cell table:style-name="ce6" office:value-type="float" office:value="165.800003" calcext:value-type="float">
            <text:p>$165.80</text:p>
          </table:table-cell>
          <table:table-cell table:style-name="ce10" office:value-type="float" office:value="41976000" calcext:value-type="float">
            <text:p>41,976,000.00</text:p>
          </table:table-cell>
          <table:table-cell table:style-name="ce14" table:formula="of:=([.B234]-[.B235])/[.B235]" office:value-type="percentage" office:value="0.00509825471783898" calcext:value-type="percentage">
            <text:p>0.51%</text:p>
          </table:table-cell>
          <table:table-cell table:style-name="ce4" table:formula="of:=LN([.B234]/[.B235])" office:value-type="float" office:value="0.00508530262066318" calcext:value-type="float">
            <text:p>0.005085302620663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8-25" calcext:value-type="date">
            <text:p>2021-08-25</text:p>
          </table:table-cell>
          <table:table-cell table:style-name="ce6" office:value-type="float" office:value="164.959" calcext:value-type="float">
            <text:p>$164.96</text:p>
          </table:table-cell>
          <table:table-cell table:style-name="ce10" office:value-type="float" office:value="33606000" calcext:value-type="float">
            <text:p>33,606,000.00</text:p>
          </table:table-cell>
          <table:table-cell table:style-name="ce14" table:formula="of:=([.B235]-[.B236])/[.B236]" office:value-type="percentage" office:value="-0.00199650913251034" calcext:value-type="percentage">
            <text:p>-0.20%</text:p>
          </table:table-cell>
          <table:table-cell table:style-name="ce4" table:formula="of:=LN([.B235]/[.B236])" office:value-type="float" office:value="-0.00199850481357453" calcext:value-type="float">
            <text:p>-0.001998504813575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8-24" calcext:value-type="date">
            <text:p>2021-08-24</text:p>
          </table:table-cell>
          <table:table-cell table:style-name="ce6" office:value-type="float" office:value="165.289001" calcext:value-type="float">
            <text:p>$165.29</text:p>
          </table:table-cell>
          <table:table-cell table:style-name="ce10" office:value-type="float" office:value="51036000" calcext:value-type="float">
            <text:p>51,036,000.00</text:p>
          </table:table-cell>
          <table:table-cell table:style-name="ce14" table:formula="of:=([.B236]-[.B237])/[.B237]" office:value-type="percentage" office:value="0.012220314729852" calcext:value-type="percentage">
            <text:p>1.22%</text:p>
          </table:table-cell>
          <table:table-cell table:style-name="ce4" table:formula="of:=LN([.B236]/[.B237])" office:value-type="float" office:value="0.0121462494737917" calcext:value-type="float">
            <text:p>0.012146249473792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8-23" calcext:value-type="date">
            <text:p>2021-08-23</text:p>
          </table:table-cell>
          <table:table-cell table:style-name="ce6" office:value-type="float" office:value="163.293503" calcext:value-type="float">
            <text:p>$163.29</text:p>
          </table:table-cell>
          <table:table-cell table:style-name="ce10" office:value-type="float" office:value="65362000" calcext:value-type="float">
            <text:p>65,362,000.00</text:p>
          </table:table-cell>
          <table:table-cell table:style-name="ce14" table:formula="of:=([.B237]-[.B238])/[.B238]" office:value-type="percentage" office:value="0.020600353388026" calcext:value-type="percentage">
            <text:p>2.06%</text:p>
          </table:table-cell>
          <table:table-cell table:style-name="ce4" table:formula="of:=LN([.B237]/[.B238])" office:value-type="float" office:value="0.0203910359028435" calcext:value-type="float">
            <text:p>0.020391035902844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8-20" calcext:value-type="date">
            <text:p>2021-08-20</text:p>
          </table:table-cell>
          <table:table-cell table:style-name="ce6" office:value-type="float" office:value="159.997498" calcext:value-type="float">
            <text:p>$160.00</text:p>
          </table:table-cell>
          <table:table-cell table:style-name="ce10" office:value-type="float" office:value="67168000" calcext:value-type="float">
            <text:p>67,168,000.00</text:p>
          </table:table-cell>
          <table:table-cell table:style-name="ce14" table:formula="of:=([.B238]-[.B239])/[.B239]" office:value-type="percentage" office:value="0.00382715715775379" calcext:value-type="percentage">
            <text:p>0.38%</text:p>
          </table:table-cell>
          <table:table-cell table:style-name="ce4" table:formula="of:=LN([.B238]/[.B239])" office:value-type="float" office:value="0.00381985222395297" calcext:value-type="float">
            <text:p>0.003819852223953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8-19" calcext:value-type="date">
            <text:p>2021-08-19</text:p>
          </table:table-cell>
          <table:table-cell table:style-name="ce6" office:value-type="float" office:value="159.387497" calcext:value-type="float">
            <text:p>$159.39</text:p>
          </table:table-cell>
          <table:table-cell table:style-name="ce10" office:value-type="float" office:value="75658000" calcext:value-type="float">
            <text:p>75,658,000.00</text:p>
          </table:table-cell>
          <table:table-cell table:style-name="ce14" table:formula="of:=([.B239]-[.B240])/[.B240]" office:value-type="percentage" office:value="-0.00420782063688778" calcext:value-type="percentage">
            <text:p>-0.42%</text:p>
          </table:table-cell>
          <table:table-cell table:style-name="ce4" table:formula="of:=LN([.B239]/[.B240])" office:value-type="float" office:value="-0.00421669842699511" calcext:value-type="float">
            <text:p>-0.004216698426995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8-18" calcext:value-type="date">
            <text:p>2021-08-18</text:p>
          </table:table-cell>
          <table:table-cell table:style-name="ce6" office:value-type="float" office:value="160.061005" calcext:value-type="float">
            <text:p>$160.06</text:p>
          </table:table-cell>
          <table:table-cell table:style-name="ce10" office:value-type="float" office:value="56086000" calcext:value-type="float">
            <text:p>56,086,000.00</text:p>
          </table:table-cell>
          <table:table-cell table:style-name="ce14" table:formula="of:=([.B240]-[.B241])/[.B241]" office:value-type="percentage" office:value="-0.0125664839296883" calcext:value-type="percentage">
            <text:p>-1.26%</text:p>
          </table:table-cell>
          <table:table-cell table:style-name="ce4" table:formula="of:=LN([.B240]/[.B241])" office:value-type="float" office:value="-0.0126461099717417" calcext:value-type="float">
            <text:p>-0.012646109971742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8-17" calcext:value-type="date">
            <text:p>2021-08-17</text:p>
          </table:table-cell>
          <table:table-cell table:style-name="ce6" office:value-type="float" office:value="162.098007" calcext:value-type="float">
            <text:p>$162.10</text:p>
          </table:table-cell>
          <table:table-cell table:style-name="ce10" office:value-type="float" office:value="67758000" calcext:value-type="float">
            <text:p>67,758,000.00</text:p>
          </table:table-cell>
          <table:table-cell table:style-name="ce14" table:formula="of:=([.B241]-[.B242])/[.B242]" office:value-type="percentage" office:value="-0.0172870249440536" calcext:value-type="percentage">
            <text:p>-1.73%</text:p>
          </table:table-cell>
          <table:table-cell table:style-name="ce4" table:formula="of:=LN([.B241]/[.B242])" office:value-type="float" office:value="-0.0174381902248384" calcext:value-type="float">
            <text:p>-0.017438190224839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8-16" calcext:value-type="date">
            <text:p>2021-08-16</text:p>
          </table:table-cell>
          <table:table-cell table:style-name="ce6" office:value-type="float" office:value="164.949493" calcext:value-type="float">
            <text:p>$164.95</text:p>
          </table:table-cell>
          <table:table-cell table:style-name="ce10" office:value-type="float" office:value="66394000" calcext:value-type="float">
            <text:p>66,394,000.00</text:p>
          </table:table-cell>
          <table:table-cell table:style-name="ce14" table:formula="of:=([.B242]-[.B243])/[.B243]" office:value-type="percentage" office:value="0.00152394221533356" calcext:value-type="percentage">
            <text:p>0.15%</text:p>
          </table:table-cell>
          <table:table-cell table:style-name="ce4" table:formula="of:=LN([.B242]/[.B243])" office:value-type="float" office:value="0.0015227821937833" calcext:value-type="float">
            <text:p>0.001522782193783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8-13" calcext:value-type="date">
            <text:p>2021-08-13</text:p>
          </table:table-cell>
          <table:table-cell table:style-name="ce6" office:value-type="float" office:value="164.698502" calcext:value-type="float">
            <text:p>$164.70</text:p>
          </table:table-cell>
          <table:table-cell table:style-name="ce10" office:value-type="float" office:value="41134000" calcext:value-type="float">
            <text:p>41,134,000.00</text:p>
          </table:table-cell>
          <table:table-cell table:style-name="ce14" table:formula="of:=([.B243]-[.B244])/[.B244]" office:value-type="percentage" office:value="-0.0028848251330137" calcext:value-type="percentage">
            <text:p>-0.29%</text:p>
          </table:table-cell>
          <table:table-cell table:style-name="ce4" table:formula="of:=LN([.B243]/[.B244])" office:value-type="float" office:value="-0.00288899426110527" calcext:value-type="float">
            <text:p>-0.002888994261105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8-12" calcext:value-type="date">
            <text:p>2021-08-12</text:p>
          </table:table-cell>
          <table:table-cell table:style-name="ce6" office:value-type="float" office:value="165.175003" calcext:value-type="float">
            <text:p>$165.18</text:p>
          </table:table-cell>
          <table:table-cell table:style-name="ce10" office:value-type="float" office:value="46282000" calcext:value-type="float">
            <text:p>46,282,000.00</text:p>
          </table:table-cell>
          <table:table-cell table:style-name="ce14" table:formula="of:=([.B244]-[.B245])/[.B245]" office:value-type="percentage" office:value="0.00345981150969929" calcext:value-type="percentage">
            <text:p>0.35%</text:p>
          </table:table-cell>
          <table:table-cell table:style-name="ce4" table:formula="of:=LN([.B244]/[.B245])" office:value-type="float" office:value="0.00345384013112379" calcext:value-type="float">
            <text:p>0.003453840131124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8-11" calcext:value-type="date">
            <text:p>2021-08-11</text:p>
          </table:table-cell>
          <table:table-cell table:style-name="ce6" office:value-type="float" office:value="164.605499" calcext:value-type="float">
            <text:p>$164.61</text:p>
          </table:table-cell>
          <table:table-cell table:style-name="ce10" office:value-type="float" office:value="58944000" calcext:value-type="float">
            <text:p>58,944,000.00</text:p>
          </table:table-cell>
          <table:table-cell table:style-name="ce14" table:formula="of:=([.B245]-[.B246])/[.B246]" office:value-type="percentage" office:value="-0.0086036476011596" calcext:value-type="percentage">
            <text:p>-0.86%</text:p>
          </table:table-cell>
          <table:table-cell table:style-name="ce4" table:formula="of:=LN([.B245]/[.B246])" office:value-type="float" office:value="-0.00864087264507834" calcext:value-type="float">
            <text:p>-0.008640872645078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8-10" calcext:value-type="date">
            <text:p>2021-08-10</text:p>
          </table:table-cell>
          <table:table-cell table:style-name="ce6" office:value-type="float" office:value="166.033997" calcext:value-type="float">
            <text:p>$166.03</text:p>
          </table:table-cell>
          <table:table-cell table:style-name="ce10" office:value-type="float" office:value="48252000" calcext:value-type="float">
            <text:p>48,252,000.00</text:p>
          </table:table-cell>
          <table:table-cell table:style-name="ce14" table:formula="of:=([.B246]-[.B247])/[.B247]" office:value-type="percentage" office:value="-0.00634081494465734" calcext:value-type="percentage">
            <text:p>-0.63%</text:p>
          </table:table-cell>
          <table:table-cell table:style-name="ce4" table:formula="of:=LN([.B246]/[.B247])" office:value-type="float" office:value="-0.00636100329739144" calcext:value-type="float">
            <text:p>-0.006361003297391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8-09" calcext:value-type="date">
            <text:p>2021-08-09</text:p>
          </table:table-cell>
          <table:table-cell table:style-name="ce6" office:value-type="float" office:value="167.093506" calcext:value-type="float">
            <text:p>$167.09</text:p>
          </table:table-cell>
          <table:table-cell table:style-name="ce10" office:value-type="float" office:value="42964000" calcext:value-type="float">
            <text:p>42,964,000.00</text:p>
          </table:table-cell>
          <table:table-cell table:style-name="ce14" table:formula="of:=([.B247]-[.B248])/[.B248]" office:value-type="percentage" office:value="-0.000917732488513426" calcext:value-type="percentage">
            <text:p>-0.09%</text:p>
          </table:table-cell>
          <table:table-cell table:style-name="ce4" table:formula="of:=LN([.B247]/[.B248])" office:value-type="float" office:value="-0.000918153862799334" calcext:value-type="float">
            <text:p>-0.000918153862799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8-06" calcext:value-type="date">
            <text:p>2021-08-06</text:p>
          </table:table-cell>
          <table:table-cell table:style-name="ce6" office:value-type="float" office:value="167.246994" calcext:value-type="float">
            <text:p>$167.25</text:p>
          </table:table-cell>
          <table:table-cell table:style-name="ce10" office:value-type="float" office:value="52752000" calcext:value-type="float">
            <text:p>52,752,000.00</text:p>
          </table:table-cell>
          <table:table-cell table:style-name="ce14" table:formula="of:=([.B248]-[.B249])/[.B249]" office:value-type="percentage" office:value="-0.00919733766983903" calcext:value-type="percentage">
            <text:p>-0.92%</text:p>
          </table:table-cell>
          <table:table-cell table:style-name="ce4" table:formula="of:=LN([.B248]/[.B249])" office:value-type="float" office:value="-0.00923989431951218" calcext:value-type="float">
            <text:p>-0.009239894319512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8-05" calcext:value-type="date">
            <text:p>2021-08-05</text:p>
          </table:table-cell>
          <table:table-cell table:style-name="ce6" office:value-type="float" office:value="168.7995" calcext:value-type="float">
            <text:p>$168.80</text:p>
          </table:table-cell>
          <table:table-cell table:style-name="ce10" office:value-type="float" office:value="48670000" calcext:value-type="float">
            <text:p>48,670,000.00</text:p>
          </table:table-cell>
          <table:table-cell table:style-name="ce14" table:formula="of:=([.B249]-[.B250])/[.B250]" office:value-type="percentage" office:value="0.00634036850004133" calcext:value-type="percentage">
            <text:p>0.63%</text:p>
          </table:table-cell>
          <table:table-cell table:style-name="ce4" table:formula="of:=LN([.B249]/[.B250])" office:value-type="float" office:value="0.00632035292322053" calcext:value-type="float">
            <text:p>0.006320352923221</text:p>
          </table:table-cell>
          <table:table-cell table:style-name="ce4" table:number-columns-repeated="3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8-04" calcext:value-type="date">
            <text:p>2021-08-04</text:p>
          </table:table-cell>
          <table:table-cell table:style-name="ce6" office:value-type="float" office:value="167.735992" calcext:value-type="float">
            <text:p>$167.74</text:p>
          </table:table-cell>
          <table:table-cell table:style-name="ce10" office:value-type="float" office:value="43678000" calcext:value-type="float">
            <text:p>43,678,000.00</text:p>
          </table:table-cell>
          <table:table-cell table:style-name="ce14" table:formula="of:=([.B250]-[.B251])/[.B251]" office:value-type="percentage" office:value="-0.00342223973150424" calcext:value-type="percentage">
            <text:p>-0.34%</text:p>
          </table:table-cell>
          <table:table-cell table:style-name="ce4" table:formula="of:=LN([.B250]/[.B251])" office:value-type="float" office:value="-0.00342810898838941" calcext:value-type="float">
            <text:p>-0.003428108988389</text:p>
          </table:table-cell>
          <table:table-cell table:style-name="ce4"/>
          <table:table-cell table:number-columns-repeated="2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8-03" calcext:value-type="date">
            <text:p>2021-08-03</text:p>
          </table:table-cell>
          <table:table-cell table:style-name="ce6" office:value-type="float" office:value="168.311996" calcext:value-type="float">
            <text:p>$168.31</text:p>
          </table:table-cell>
          <table:table-cell table:style-name="ce10" office:value-type="float" office:value="83146000" calcext:value-type="float">
            <text:p>83,146,000.00</text:p>
          </table:table-cell>
          <table:table-cell table:style-name="ce14" table:formula="of:=([.B251]-[.B252])/[.B252]" office:value-type="percentage" office:value="0.0104337468502363" calcext:value-type="percentage">
            <text:p>1.04%</text:p>
          </table:table-cell>
          <table:table-cell table:style-name="ce4" table:formula="of:=LN([.B251]/[.B252])" office:value-type="float" office:value="0.0103796909918768" calcext:value-type="float">
            <text:p>0.010379690991877</text:p>
          </table:table-cell>
          <table:table-cell table:style-name="ce4"/>
          <table:table-cell table:number-columns-repeated="2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 office:value-type="date" office:date-value="2021-08-02" calcext:value-type="date">
            <text:p>2021-08-02</text:p>
          </table:table-cell>
          <table:table-cell table:style-name="ce6" office:value-type="float" office:value="166.574005" calcext:value-type="float">
            <text:p>$166.57</text:p>
          </table:table-cell>
          <table:table-cell table:style-name="ce10" office:value-type="float" office:value="67078000" calcext:value-type="float">
            <text:p>67,078,000.00</text:p>
          </table:table-cell>
          <table:table-cell table:style-name="ce14" table:formula="of:=([.B252]-[.B253])/[.B253]" office:value-type="percentage" office:value="0.0011690382458834" calcext:value-type="percentage">
            <text:p>0.12%</text:p>
          </table:table-cell>
          <table:table-cell table:style-name="ce4" table:formula="of:=LN([.B252]/[.B253])" office:value-type="float" office:value="0.0011683554527622" calcext:value-type="float">
            <text:p>0.001168355452762</text:p>
          </table:table-cell>
          <table:table-cell table:style-name="ce4"/>
          <table:table-cell table:number-columns-repeated="2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3" office:value-type="date" office:date-value="2021-07-30" calcext:value-type="date">
            <text:p>2021-07-30</text:p>
          </table:table-cell>
          <table:table-cell table:style-name="ce7" office:value-type="float" office:value="166.379501" calcext:value-type="float">
            <text:p>$166.38</text:p>
          </table:table-cell>
          <table:table-cell table:style-name="ce11" office:value-type="float" office:value="199312000" calcext:value-type="float">
            <text:p>199,312,000.00</text:p>
          </table:table-cell>
          <table:table-cell table:style-name="ce11"/>
          <table:table-cell table:style-name="ce16"/>
          <table:table-cell table:style-name="ce17" office:value-type="string" calcext:value-type="string">
            <text:p>12 m</text:p>
          </table:table-cell>
          <table:table-cell table:number-columns-repeated="2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1" table:number-rows-repeated="747">
          <table:table-cell table:style-name="ce4"/>
          <table:table-cell table:style-name="ce8"/>
          <table:table-cell table:style-name="ce12"/>
          <table:table-cell table:style-name="ce4" table:number-columns-repeated="5"/>
          <table:table-cell table:style-name="ce20"/>
          <table:table-cell table:style-name="ce4" table:number-columns-repeated="16"/>
          <table:table-cell table:number-columns-repeated="99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percentage-style style:name="N126">
      <number:number number:decimal-places="4" loext:min-decimal-places="4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50" meta:object-count="0"/>
    <meta:generator>LibreOfficeDev/6.0.5.2$Linux_X86_64 LibreOffice_project/</meta:generator>
  </office:meta>
</office:document-meta>
</file>